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1.856cm"/>
    </style:style>
    <style:style style:name="co3" style:family="table-column">
      <style:table-column-properties fo:break-before="auto" style:column-width="1.891cm"/>
    </style:style>
    <style:style style:name="co4" style:family="table-column">
      <style:table-column-properties fo:break-before="auto" style:column-width="1.7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nnees_cercle_Fri Mar 26 15_58_01 2021_angle=35_vitesse=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.000675201416015625" calcext:value-type="float">
            <text:p>0,000675201416016</text:p>
          </table:table-cell>
          <table:table-cell office:value-type="float" office:value="-0.11811" calcext:value-type="float">
            <text:p>-0,11811</text:p>
          </table:table-cell>
          <table:table-cell office:value-type="float" office:value="-0.00627" calcext:value-type="float">
            <text:p>-0,00627</text:p>
          </table:table-cell>
          <table:table-cell office:value-type="float" office:value="0.99435" calcext:value-type="float">
            <text:p>0,99435</text:p>
          </table:table-cell>
          <table:table-cell office:value-type="float" office:value="0.29409" calcext:value-type="float">
            <text:p>0,29409</text:p>
          </table:table-cell>
          <table:table-cell office:value-type="float" office:value="-0.62857" calcext:value-type="float">
            <text:p>-0,62857</text:p>
          </table:table-cell>
          <table:table-cell office:value-type="float" office:value="4.26131" calcext:value-type="float">
            <text:p>4,26131</text:p>
          </table:table-cell>
          <table:table-cell table:number-columns-repeated="2"/>
        </table:table-row>
        <table:table-row table:style-name="ro1">
          <table:table-cell office:value-type="float" office:value="0.0110189914703369" calcext:value-type="float">
            <text:p>0,011018991470337</text:p>
          </table:table-cell>
          <table:table-cell office:value-type="float" office:value="-0.11811" calcext:value-type="float">
            <text:p>-0,11811</text:p>
          </table:table-cell>
          <table:table-cell office:value-type="float" office:value="-0.00627" calcext:value-type="float">
            <text:p>-0,00627</text:p>
          </table:table-cell>
          <table:table-cell office:value-type="float" office:value="0.99435" calcext:value-type="float">
            <text:p>0,99435</text:p>
          </table:table-cell>
          <table:table-cell office:value-type="float" office:value="0.29409" calcext:value-type="float">
            <text:p>0,29409</text:p>
          </table:table-cell>
          <table:table-cell office:value-type="float" office:value="-0.62857" calcext:value-type="float">
            <text:p>-0,62857</text:p>
          </table:table-cell>
          <table:table-cell office:value-type="float" office:value="4.26131" calcext:value-type="float">
            <text:p>4,26131</text:p>
          </table:table-cell>
          <table:table-cell table:number-columns-repeated="2"/>
        </table:table-row>
        <table:table-row table:style-name="ro1">
          <table:table-cell office:value-type="float" office:value="0.0212788581848145" calcext:value-type="float">
            <text:p>0,021278858184815</text:p>
          </table:table-cell>
          <table:table-cell office:value-type="float" office:value="-0.11811" calcext:value-type="float">
            <text:p>-0,11811</text:p>
          </table:table-cell>
          <table:table-cell office:value-type="float" office:value="-0.00627" calcext:value-type="float">
            <text:p>-0,00627</text:p>
          </table:table-cell>
          <table:table-cell office:value-type="float" office:value="0.99435" calcext:value-type="float">
            <text:p>0,99435</text:p>
          </table:table-cell>
          <table:table-cell office:value-type="float" office:value="0.29409" calcext:value-type="float">
            <text:p>0,29409</text:p>
          </table:table-cell>
          <table:table-cell office:value-type="float" office:value="-0.62857" calcext:value-type="float">
            <text:p>-0,62857</text:p>
          </table:table-cell>
          <table:table-cell office:value-type="float" office:value="4.26131" calcext:value-type="float">
            <text:p>4,26131</text:p>
          </table:table-cell>
          <table:table-cell table:number-columns-repeated="2"/>
        </table:table-row>
        <table:table-row table:style-name="ro1">
          <table:table-cell office:value-type="float" office:value="0.0315961837768555" calcext:value-type="float">
            <text:p>0,031596183776856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0418062210083008" calcext:value-type="float">
            <text:p>0,041806221008301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0520546436309814" calcext:value-type="float">
            <text:p>0,052054643630982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/>
          <table:table-cell table:formula="of:= AVERAGE([.B400:.B2850])" office:value-type="float" office:value="0.625470228478176" calcext:value-type="float">
            <text:p>0,625470228478176</text:p>
          </table:table-cell>
        </table:table-row>
        <table:table-row table:style-name="ro1">
          <table:table-cell office:value-type="float" office:value="0.0623002052307129" calcext:value-type="float">
            <text:p>0,062300205230713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0726222991943359" calcext:value-type="float">
            <text:p>0,072622299194336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0830161571502686" calcext:value-type="float">
            <text:p>0,083016157150269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0932884216308594" calcext:value-type="float">
            <text:p>0,093288421630859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103588581085205" calcext:value-type="float">
            <text:p>0,103588581085205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11387038230896" calcext:value-type="float">
            <text:p>0,11387038230896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124090433120728" calcext:value-type="float">
            <text:p>0,124090433120728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13435435295105" calcext:value-type="float">
            <text:p>0,13435435295105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144562721252441" calcext:value-type="float">
            <text:p>0,144562721252441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154808282852173" calcext:value-type="float">
            <text:p>0,154808282852173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165058612823486" calcext:value-type="float">
            <text:p>0,165058612823486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175307750701904" calcext:value-type="float">
            <text:p>0,175307750701904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185510158538818" calcext:value-type="float">
            <text:p>0,185510158538818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195755481719971" calcext:value-type="float">
            <text:p>0,195755481719971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205955982208252" calcext:value-type="float">
            <text:p>0,205955982208252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21623158454895" calcext:value-type="float">
            <text:p>0,21623158454895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226455926895142" calcext:value-type="float">
            <text:p>0,226455926895142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236707448959351" calcext:value-type="float">
            <text:p>0,236707448959351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246911764144897" calcext:value-type="float">
            <text:p>0,246911764144897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257169485092163" calcext:value-type="float">
            <text:p>0,257169485092163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267409324645996" calcext:value-type="float">
            <text:p>0,267409324645996</text:p>
          </table:table-cell>
          <table:table-cell office:value-type="float" office:value="-0.11807" calcext:value-type="float">
            <text:p>-0,11807</text:p>
          </table:table-cell>
          <table:table-cell office:value-type="float" office:value="-0.00624" calcext:value-type="float">
            <text:p>-0,00624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921" calcext:value-type="float">
            <text:p>0,2921</text:p>
          </table:table-cell>
          <table:table-cell office:value-type="float" office:value="-0.63098" calcext:value-type="float">
            <text:p>-0,63098</text:p>
          </table:table-cell>
          <table:table-cell office:value-type="float" office:value="4.26197" calcext:value-type="float">
            <text:p>4,26197</text:p>
          </table:table-cell>
          <table:table-cell table:number-columns-repeated="2"/>
        </table:table-row>
        <table:table-row table:style-name="ro1">
          <table:table-cell office:value-type="float" office:value="0.27772855758667" calcext:value-type="float">
            <text:p>0,27772855758667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287948608398437" calcext:value-type="float">
            <text:p>0,287948608398437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298227310180664" calcext:value-type="float">
            <text:p>0,298227310180664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30843186378479" calcext:value-type="float">
            <text:p>0,30843186378479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318692922592163" calcext:value-type="float">
            <text:p>0,318692922592163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328915357589722" calcext:value-type="float">
            <text:p>0,328915357589722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339176416397095" calcext:value-type="float">
            <text:p>0,339176416397095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34937858581543" calcext:value-type="float">
            <text:p>0,34937858581543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35969614982605" calcext:value-type="float">
            <text:p>0,35969614982605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369945287704468" calcext:value-type="float">
            <text:p>0,369945287704468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380199193954468" calcext:value-type="float">
            <text:p>0,380199193954468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39040994644165" calcext:value-type="float">
            <text:p>0,39040994644165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400649547576904" calcext:value-type="float">
            <text:p>0,400649547576904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410849809646606" calcext:value-type="float">
            <text:p>0,410849809646606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421115159988403" calcext:value-type="float">
            <text:p>0,421115159988403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431335210800171" calcext:value-type="float">
            <text:p>0,431335210800171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441588163375855" calcext:value-type="float">
            <text:p>0,441588163375855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451790809631348" calcext:value-type="float">
            <text:p>0,451790809631348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462055206298828" calcext:value-type="float">
            <text:p>0,462055206298828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472283363342285" calcext:value-type="float">
            <text:p>0,472283363342285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482541084289551" calcext:value-type="float">
            <text:p>0,482541084289551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492742300033569" calcext:value-type="float">
            <text:p>0,492742300033569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503000497817993" calcext:value-type="float">
            <text:p>0,503000497817993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513255596160889" calcext:value-type="float">
            <text:p>0,513255596160889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523528099060059" calcext:value-type="float">
            <text:p>0,523528099060059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-0.41378" calcext:value-type="float">
            <text:p>-0,41378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-0.16256" calcext:value-type="float">
            <text:p>-0,16256</text:p>
          </table:table-cell>
          <table:table-cell office:value-type="float" office:value="-0.56695" calcext:value-type="float">
            <text:p>-0,56695</text:p>
          </table:table-cell>
          <table:table-cell office:value-type="float" office:value="4.21891" calcext:value-type="float">
            <text:p>4,21891</text:p>
          </table:table-cell>
          <table:table-cell table:number-columns-repeated="2"/>
        </table:table-row>
        <table:table-row table:style-name="ro1">
          <table:table-cell office:value-type="float" office:value="0.533743381500244" calcext:value-type="float">
            <text:p>0,533743381500244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543999910354614" calcext:value-type="float">
            <text:p>0,543999910354614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554204702377319" calcext:value-type="float">
            <text:p>0,554204702377319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56445837020874" calcext:value-type="float">
            <text:p>0,56445837020874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574670314788818" calcext:value-type="float">
            <text:p>0,574670314788818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584914684295654" calcext:value-type="float">
            <text:p>0,584914684295654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595134496688843" calcext:value-type="float">
            <text:p>0,595134496688843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605403184890747" calcext:value-type="float">
            <text:p>0,605403184890747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615655660629272" calcext:value-type="float">
            <text:p>0,615655660629272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625952005386353" calcext:value-type="float">
            <text:p>0,625952005386353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636175155639648" calcext:value-type="float">
            <text:p>0,636175155639648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646445512771606" calcext:value-type="float">
            <text:p>0,646445512771606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656664371490479" calcext:value-type="float">
            <text:p>0,656664371490479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66698431968689" calcext:value-type="float">
            <text:p>0,66698431968689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677459478378296" calcext:value-type="float">
            <text:p>0,677459478378296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687750816345215" calcext:value-type="float">
            <text:p>0,687750816345215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697974443435669" calcext:value-type="float">
            <text:p>0,697974443435669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708247423171997" calcext:value-type="float">
            <text:p>0,708247423171997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718530178070068" calcext:value-type="float">
            <text:p>0,718530178070068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728837013244629" calcext:value-type="float">
            <text:p>0,728837013244629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739073514938355" calcext:value-type="float">
            <text:p>0,739073514938355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74936056137085" calcext:value-type="float">
            <text:p>0,74936056137085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75957727432251" calcext:value-type="float">
            <text:p>0,75957727432251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769890785217285" calcext:value-type="float">
            <text:p>0,769890785217285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780318021774292" calcext:value-type="float">
            <text:p>0,780318021774292</text:p>
          </table:table-cell>
          <table:table-cell office:value-type="float" office:value="0.17178" calcext:value-type="float">
            <text:p>0,17178</text:p>
          </table:table-cell>
          <table:table-cell office:value-type="float" office:value="-0.20113" calcext:value-type="float">
            <text:p>-0,20113</text:p>
          </table:table-cell>
          <table:table-cell office:value-type="float" office:value="1.0251" calcext:value-type="float">
            <text:p>1,0251</text:p>
          </table:table-cell>
          <table:table-cell office:value-type="float" office:value="-0.03337" calcext:value-type="float">
            <text:p>-0,03337</text:p>
          </table:table-cell>
          <table:table-cell office:value-type="float" office:value="-0.57387" calcext:value-type="float">
            <text:p>-0,57387</text:p>
          </table:table-cell>
          <table:table-cell office:value-type="float" office:value="4.30723" calcext:value-type="float">
            <text:p>4,30723</text:p>
          </table:table-cell>
          <table:table-cell table:number-columns-repeated="2"/>
        </table:table-row>
        <table:table-row table:style-name="ro1">
          <table:table-cell office:value-type="float" office:value="0.790696382522583" calcext:value-type="float">
            <text:p>0,790696382522583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800945520401001" calcext:value-type="float">
            <text:p>0,800945520401001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811266183853149" calcext:value-type="float">
            <text:p>0,811266183853149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821544170379639" calcext:value-type="float">
            <text:p>0,821544170379639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831847190856934" calcext:value-type="float">
            <text:p>0,831847190856934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842092275619507" calcext:value-type="float">
            <text:p>0,842092275619507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85236930847168" calcext:value-type="float">
            <text:p>0,85236930847168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862616300582886" calcext:value-type="float">
            <text:p>0,862616300582886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872928380966187" calcext:value-type="float">
            <text:p>0,872928380966187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883150577545166" calcext:value-type="float">
            <text:p>0,883150577545166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89342212677002" calcext:value-type="float">
            <text:p>0,89342212677002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903640270233154" calcext:value-type="float">
            <text:p>0,903640270233154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913917303085327" calcext:value-type="float">
            <text:p>0,913917303085327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924206733703613" calcext:value-type="float">
            <text:p>0,924206733703613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934499979019165" calcext:value-type="float">
            <text:p>0,934499979019165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94471287727356" calcext:value-type="float">
            <text:p>0,94471287727356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95498251914978" calcext:value-type="float">
            <text:p>0,95498251914978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965201616287231" calcext:value-type="float">
            <text:p>0,965201616287231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976948261260986" calcext:value-type="float">
            <text:p>0,976948261260986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987181186676025" calcext:value-type="float">
            <text:p>0,987181186676025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0.997514247894287" calcext:value-type="float">
            <text:p>0,997514247894287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1.00773525238037" calcext:value-type="float">
            <text:p>1,00773525238037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1.01810002326965" calcext:value-type="float">
            <text:p>1,01810002326965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1.02835917472839" calcext:value-type="float">
            <text:p>1,02835917472839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1.03867220878601" calcext:value-type="float">
            <text:p>1,03867220878601</text:p>
          </table:table-cell>
          <table:table-cell office:value-type="float" office:value="0.3264" calcext:value-type="float">
            <text:p>0,3264</text:p>
          </table:table-cell>
          <table:table-cell office:value-type="float" office:value="-0.09059" calcext:value-type="float">
            <text:p>-0,09059</text:p>
          </table:table-cell>
          <table:table-cell office:value-type="float" office:value="1.03157" calcext:value-type="float">
            <text:p>1,03157</text:p>
          </table:table-cell>
          <table:table-cell office:value-type="float" office:value="-0.00769" calcext:value-type="float">
            <text:p>-0,00769</text:p>
          </table:table-cell>
          <table:table-cell office:value-type="float" office:value="-0.54415" calcext:value-type="float">
            <text:p>-0,54415</text:p>
          </table:table-cell>
          <table:table-cell office:value-type="float" office:value="4.22081" calcext:value-type="float">
            <text:p>4,22081</text:p>
          </table:table-cell>
          <table:table-cell table:number-columns-repeated="2"/>
        </table:table-row>
        <table:table-row table:style-name="ro1">
          <table:table-cell office:value-type="float" office:value="1.04898309707642" calcext:value-type="float">
            <text:p>1,04898309707642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0592794418335" calcext:value-type="float">
            <text:p>1,0592794418335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0695652961731" calcext:value-type="float">
            <text:p>1,0695652961731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07986640930176" calcext:value-type="float">
            <text:p>1,07986640930176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09009742736816" calcext:value-type="float">
            <text:p>1,09009742736816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10037875175476" calcext:value-type="float">
            <text:p>1,10037875175476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11059284210205" calcext:value-type="float">
            <text:p>1,11059284210205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12097454071045" calcext:value-type="float">
            <text:p>1,12097454071045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13122725486755" calcext:value-type="float">
            <text:p>1,13122725486755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14152693748474" calcext:value-type="float">
            <text:p>1,14152693748474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15174627304077" calcext:value-type="float">
            <text:p>1,15174627304077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162029504776" calcext:value-type="float">
            <text:p>1,162029504776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17230868339539" calcext:value-type="float">
            <text:p>1,17230868339539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18261551856995" calcext:value-type="float">
            <text:p>1,18261551856995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19284820556641" calcext:value-type="float">
            <text:p>1,19284820556641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20313787460327" calcext:value-type="float">
            <text:p>1,20313787460327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21335959434509" calcext:value-type="float">
            <text:p>1,21335959434509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22369146347046" calcext:value-type="float">
            <text:p>1,22369146347046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23391175270081" calcext:value-type="float">
            <text:p>1,23391175270081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24420857429504" calcext:value-type="float">
            <text:p>1,24420857429504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25443029403687" calcext:value-type="float">
            <text:p>1,25443029403687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26471924781799" calcext:value-type="float">
            <text:p>1,26471924781799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27502942085266" calcext:value-type="float">
            <text:p>1,27502942085266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2853262424469" calcext:value-type="float">
            <text:p>1,2853262424469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29555726051331" calcext:value-type="float">
            <text:p>1,29555726051331</text:p>
          </table:table-cell>
          <table:table-cell office:value-type="float" office:value="0.45968" calcext:value-type="float">
            <text:p>0,45968</text:p>
          </table:table-cell>
          <table:table-cell office:value-type="float" office:value="-0.03887" calcext:value-type="float">
            <text:p>-0,03887</text:p>
          </table:table-cell>
          <table:table-cell office:value-type="float" office:value="1.05998" calcext:value-type="float">
            <text:p>1,05998</text:p>
          </table:table-cell>
          <table:table-cell office:value-type="float" office:value="-0.02505" calcext:value-type="float">
            <text:p>-0,02505</text:p>
          </table:table-cell>
          <table:table-cell office:value-type="float" office:value="-0.46697" calcext:value-type="float">
            <text:p>-0,46697</text:p>
          </table:table-cell>
          <table:table-cell office:value-type="float" office:value="4.22084" calcext:value-type="float">
            <text:p>4,22084</text:p>
          </table:table-cell>
          <table:table-cell table:number-columns-repeated="2"/>
        </table:table-row>
        <table:table-row table:style-name="ro1">
          <table:table-cell office:value-type="float" office:value="1.30585646629334" calcext:value-type="float">
            <text:p>1,30585646629334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31609082221985" calcext:value-type="float">
            <text:p>1,31609082221985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32642555236816" calcext:value-type="float">
            <text:p>1,32642555236816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33664226531982" calcext:value-type="float">
            <text:p>1,33664226531982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34696173667908" calcext:value-type="float">
            <text:p>1,34696173667908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35718083381653" calcext:value-type="float">
            <text:p>1,35718083381653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36746549606323" calcext:value-type="float">
            <text:p>1,36746549606323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37775158882141" calcext:value-type="float">
            <text:p>1,37775158882141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38804531097412" calcext:value-type="float">
            <text:p>1,38804531097412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39827084541321" calcext:value-type="float">
            <text:p>1,39827084541321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40854740142822" calcext:value-type="float">
            <text:p>1,40854740142822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41881132125855" calcext:value-type="float">
            <text:p>1,41881132125855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42918014526367" calcext:value-type="float">
            <text:p>1,42918014526367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43940162658691" calcext:value-type="float">
            <text:p>1,43940162658691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44974207878113" calcext:value-type="float">
            <text:p>1,44974207878113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45996069908142" calcext:value-type="float">
            <text:p>1,45996069908142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47024297714233" calcext:value-type="float">
            <text:p>1,47024297714233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48052883148193" calcext:value-type="float">
            <text:p>1,48052883148193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49084377288818" calcext:value-type="float">
            <text:p>1,49084377288818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50106859207153" calcext:value-type="float">
            <text:p>1,50106859207153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5113537311554" calcext:value-type="float">
            <text:p>1,5113537311554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52159118652344" calcext:value-type="float">
            <text:p>1,52159118652344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53192234039307" calcext:value-type="float">
            <text:p>1,53192234039307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5421450138092" calcext:value-type="float">
            <text:p>1,5421450138092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55242156982422" calcext:value-type="float">
            <text:p>1,55242156982422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00594" calcext:value-type="float">
            <text:p>0,00594</text:p>
          </table:table-cell>
          <table:table-cell office:value-type="float" office:value="1.04683" calcext:value-type="float">
            <text:p>1,04683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-0.39061" calcext:value-type="float">
            <text:p>-0,39061</text:p>
          </table:table-cell>
          <table:table-cell office:value-type="float" office:value="4.16269" calcext:value-type="float">
            <text:p>4,16269</text:p>
          </table:table-cell>
          <table:table-cell table:number-columns-repeated="2"/>
        </table:table-row>
        <table:table-row table:style-name="ro1">
          <table:table-cell office:value-type="float" office:value="1.56265902519226" calcext:value-type="float">
            <text:p>1,56265902519226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5731508731842" calcext:value-type="float">
            <text:p>1,5731508731842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58354663848877" calcext:value-type="float">
            <text:p>1,58354663848877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59385371208191" calcext:value-type="float">
            <text:p>1,59385371208191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60416436195374" calcext:value-type="float">
            <text:p>1,60416436195374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61447525024414" calcext:value-type="float">
            <text:p>1,61447525024414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62471532821655" calcext:value-type="float">
            <text:p>1,62471532821655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63506054878235" calcext:value-type="float">
            <text:p>1,63506054878235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64528322219849" calcext:value-type="float">
            <text:p>1,64528322219849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65556359291077" calcext:value-type="float">
            <text:p>1,65556359291077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66578316688538" calcext:value-type="float">
            <text:p>1,66578316688538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67607092857361" calcext:value-type="float">
            <text:p>1,67607092857361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68633413314819" calcext:value-type="float">
            <text:p>1,68633413314819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69658303260803" calcext:value-type="float">
            <text:p>1,69658303260803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70679879188538" calcext:value-type="float">
            <text:p>1,70679879188538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71706604957581" calcext:value-type="float">
            <text:p>1,71706604957581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72736048698425" calcext:value-type="float">
            <text:p>1,72736048698425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73762345314026" calcext:value-type="float">
            <text:p>1,73762345314026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74781799316406" calcext:value-type="float">
            <text:p>1,74781799316406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75807642936707" calcext:value-type="float">
            <text:p>1,75807642936707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76827526092529" calcext:value-type="float">
            <text:p>1,76827526092529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77856922149658" calcext:value-type="float">
            <text:p>1,77856922149658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78890156745911" calcext:value-type="float">
            <text:p>1,78890156745911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79917311668396" calcext:value-type="float">
            <text:p>1,79917311668396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80939364433289" calcext:value-type="float">
            <text:p>1,80939364433289</text:p>
          </table:table-cell>
          <table:table-cell office:value-type="float" office:value="0.57088" calcext:value-type="float">
            <text:p>0,57088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1.03771" calcext:value-type="float">
            <text:p>1,03771</text:p>
          </table:table-cell>
          <table:table-cell office:value-type="float" office:value="0.01559" calcext:value-type="float">
            <text:p>0,01559</text:p>
          </table:table-cell>
          <table:table-cell office:value-type="float" office:value="-0.30762" calcext:value-type="float">
            <text:p>-0,30762</text:p>
          </table:table-cell>
          <table:table-cell office:value-type="float" office:value="4.13873" calcext:value-type="float">
            <text:p>4,13873</text:p>
          </table:table-cell>
          <table:table-cell table:number-columns-repeated="2"/>
        </table:table-row>
        <table:table-row table:style-name="ro1">
          <table:table-cell office:value-type="float" office:value="1.81973242759705" calcext:value-type="float">
            <text:p>1,81973242759705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83003163337708" calcext:value-type="float">
            <text:p>1,83003163337708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84032917022705" calcext:value-type="float">
            <text:p>1,84032917022705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85060048103333" calcext:value-type="float">
            <text:p>1,85060048103333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86106157302856" calcext:value-type="float">
            <text:p>1,86106157302856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87140798568726" calcext:value-type="float">
            <text:p>1,87140798568726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88174343109131" calcext:value-type="float">
            <text:p>1,88174343109131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89196801185608" calcext:value-type="float">
            <text:p>1,89196801185608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90223717689514" calcext:value-type="float">
            <text:p>1,90223717689514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91254138946533" calcext:value-type="float">
            <text:p>1,91254138946533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92287635803223" calcext:value-type="float">
            <text:p>1,92287635803223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93316793441772" calcext:value-type="float">
            <text:p>1,93316793441772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94344639778137" calcext:value-type="float">
            <text:p>1,94344639778137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95366144180298" calcext:value-type="float">
            <text:p>1,95366144180298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96391081809998" calcext:value-type="float">
            <text:p>1,96391081809998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97412633895874" calcext:value-type="float">
            <text:p>1,97412633895874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98442506790161" calcext:value-type="float">
            <text:p>1,98442506790161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1.99464631080627" calcext:value-type="float">
            <text:p>1,99464631080627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2.00497961044312" calcext:value-type="float">
            <text:p>2,00497961044312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2.01519823074341" calcext:value-type="float">
            <text:p>2,01519823074341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2.0254819393158" calcext:value-type="float">
            <text:p>2,0254819393158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2.03575205802917" calcext:value-type="float">
            <text:p>2,03575205802917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2.04601716995239" calcext:value-type="float">
            <text:p>2,04601716995239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2.056232213974" calcext:value-type="float">
            <text:p>2,056232213974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2.06651425361633" calcext:value-type="float">
            <text:p>2,06651425361633</text:p>
          </table:table-cell>
          <table:table-cell office:value-type="float" office:value="0.57433" calcext:value-type="float">
            <text:p>0,57433</text:p>
          </table:table-cell>
          <table:table-cell office:value-type="float" office:value="0.02929" calcext:value-type="float">
            <text:p>0,02929</text:p>
          </table:table-cell>
          <table:table-cell office:value-type="float" office:value="1.05346" calcext:value-type="float">
            <text:p>1,05346</text:p>
          </table:table-cell>
          <table:table-cell office:value-type="float" office:value="0.08119" calcext:value-type="float">
            <text:p>0,08119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4.22986" calcext:value-type="float">
            <text:p>4,22986</text:p>
          </table:table-cell>
          <table:table-cell table:number-columns-repeated="2"/>
        </table:table-row>
        <table:table-row table:style-name="ro1">
          <table:table-cell office:value-type="float" office:value="2.07676839828491" calcext:value-type="float">
            <text:p>2,07676839828491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08707404136658" calcext:value-type="float">
            <text:p>2,08707404136658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09729623794556" calcext:value-type="float">
            <text:p>2,09729623794556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10756039619446" calcext:value-type="float">
            <text:p>2,10756039619446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11777353286743" calcext:value-type="float">
            <text:p>2,11777353286743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12805128097534" calcext:value-type="float">
            <text:p>2,12805128097534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13832759857178" calcext:value-type="float">
            <text:p>2,13832759857178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14858627319336" calcext:value-type="float">
            <text:p>2,14858627319336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15885949134827" calcext:value-type="float">
            <text:p>2,15885949134827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16912579536438" calcext:value-type="float">
            <text:p>2,16912579536438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17933750152588" calcext:value-type="float">
            <text:p>2,17933750152588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18975639343262" calcext:value-type="float">
            <text:p>2,18975639343262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19997310638428" calcext:value-type="float">
            <text:p>2,19997310638428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21023869514465" calcext:value-type="float">
            <text:p>2,21023869514465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22044920921326" calcext:value-type="float">
            <text:p>2,22044920921326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23075914382935" calcext:value-type="float">
            <text:p>2,23075914382935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24104738235474" calcext:value-type="float">
            <text:p>2,24104738235474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25132584571838" calcext:value-type="float">
            <text:p>2,25132584571838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2615430355072" calcext:value-type="float">
            <text:p>2,2615430355072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2717981338501" calcext:value-type="float">
            <text:p>2,2717981338501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28206324577332" calcext:value-type="float">
            <text:p>2,28206324577332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29233312606812" calcext:value-type="float">
            <text:p>2,29233312606812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30255007743835" calcext:value-type="float">
            <text:p>2,30255007743835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31282234191895" calcext:value-type="float">
            <text:p>2,31282234191895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32308983802795" calcext:value-type="float">
            <text:p>2,32308983802795</text:p>
          </table:table-cell>
          <table:table-cell office:value-type="float" office:value="0.5987" calcext:value-type="float">
            <text:p>0,5987</text:p>
          </table:table-cell>
          <table:table-cell office:value-type="float" office:value="0.02806" calcext:value-type="float">
            <text:p>0,02806</text:p>
          </table:table-cell>
          <table:table-cell office:value-type="float" office:value="1.05055" calcext:value-type="float">
            <text:p>1,05055</text:p>
          </table:table-cell>
          <table:table-cell office:value-type="float" office:value="0.23597" calcext:value-type="float">
            <text:p>0,23597</text:p>
          </table:table-cell>
          <table:table-cell office:value-type="float" office:value="-0.29236" calcext:value-type="float">
            <text:p>-0,29236</text:p>
          </table:table-cell>
          <table:table-cell office:value-type="float" office:value="4.19123" calcext:value-type="float">
            <text:p>4,19123</text:p>
          </table:table-cell>
          <table:table-cell table:number-columns-repeated="2"/>
        </table:table-row>
        <table:table-row table:style-name="ro1">
          <table:table-cell office:value-type="float" office:value="2.33338642120361" calcext:value-type="float">
            <text:p>2,33338642120361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34360122680664" calcext:value-type="float">
            <text:p>2,34360122680664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35389089584351" calcext:value-type="float">
            <text:p>2,35389089584351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36410522460937" calcext:value-type="float">
            <text:p>2,36410522460937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37437438964844" calcext:value-type="float">
            <text:p>2,37437438964844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38463282585144" calcext:value-type="float">
            <text:p>2,38463282585144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39496493339539" calcext:value-type="float">
            <text:p>2,39496493339539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40519738197327" calcext:value-type="float">
            <text:p>2,40519738197327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41545653343201" calcext:value-type="float">
            <text:p>2,41545653343201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42568945884705" calcext:value-type="float">
            <text:p>2,42568945884705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43597292900085" calcext:value-type="float">
            <text:p>2,43597292900085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44620180130005" calcext:value-type="float">
            <text:p>2,44620180130005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4564573764801" calcext:value-type="float">
            <text:p>2,4564573764801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46667551994324" calcext:value-type="float">
            <text:p>2,46667551994324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47739267349243" calcext:value-type="float">
            <text:p>2,47739267349243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48768281936645" calcext:value-type="float">
            <text:p>2,48768281936645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49794673919678" calcext:value-type="float">
            <text:p>2,49794673919678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5081946849823" calcext:value-type="float">
            <text:p>2,5081946849823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51853513717651" calcext:value-type="float">
            <text:p>2,51853513717651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52882194519043" calcext:value-type="float">
            <text:p>2,52882194519043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53917002677917" calcext:value-type="float">
            <text:p>2,53917002677917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54941868782043" calcext:value-type="float">
            <text:p>2,54941868782043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55975222587585" calcext:value-type="float">
            <text:p>2,55975222587585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56999850273132" calcext:value-type="float">
            <text:p>2,56999850273132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58021092414856" calcext:value-type="float">
            <text:p>2,58021092414856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03653" calcext:value-type="float">
            <text:p>0,03653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-0.34692" calcext:value-type="float">
            <text:p>-0,34692</text:p>
          </table:table-cell>
          <table:table-cell office:value-type="float" office:value="4.27191" calcext:value-type="float">
            <text:p>4,27191</text:p>
          </table:table-cell>
          <table:table-cell table:number-columns-repeated="2"/>
        </table:table-row>
        <table:table-row table:style-name="ro1">
          <table:table-cell office:value-type="float" office:value="2.59051942825317" calcext:value-type="float">
            <text:p>2,59051942825317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60076928138733" calcext:value-type="float">
            <text:p>2,60076928138733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61102557182312" calcext:value-type="float">
            <text:p>2,61102557182312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62122917175293" calcext:value-type="float">
            <text:p>2,62122917175293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63151264190674" calcext:value-type="float">
            <text:p>2,63151264190674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64176988601685" calcext:value-type="float">
            <text:p>2,64176988601685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65202522277832" calcext:value-type="float">
            <text:p>2,65202522277832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66223096847534" calcext:value-type="float">
            <text:p>2,66223096847534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67247653007507" calcext:value-type="float">
            <text:p>2,67247653007507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68268489837646" calcext:value-type="float">
            <text:p>2,68268489837646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69297671318054" calcext:value-type="float">
            <text:p>2,69297671318054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70318412780762" calcext:value-type="float">
            <text:p>2,70318412780762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71342825889587" calcext:value-type="float">
            <text:p>2,71342825889587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7236316204071" calcext:value-type="float">
            <text:p>2,7236316204071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73391771316528" calcext:value-type="float">
            <text:p>2,73391771316528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74417209625244" calcext:value-type="float">
            <text:p>2,74417209625244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7544379234314" calcext:value-type="float">
            <text:p>2,7544379234314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76466155052185" calcext:value-type="float">
            <text:p>2,76466155052185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77520775794983" calcext:value-type="float">
            <text:p>2,77520775794983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78558444976807" calcext:value-type="float">
            <text:p>2,78558444976807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79586744308472" calcext:value-type="float">
            <text:p>2,79586744308472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80608606338501" calcext:value-type="float">
            <text:p>2,80608606338501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81639957427979" calcext:value-type="float">
            <text:p>2,81639957427979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82670974731445" calcext:value-type="float">
            <text:p>2,82670974731445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83698153495789" calcext:value-type="float">
            <text:p>2,83698153495789</text:p>
          </table:table-cell>
          <table:table-cell office:value-type="float" office:value="0.63392" calcext:value-type="float">
            <text:p>0,6339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1.07694" calcext:value-type="float">
            <text:p>1,07694</text:p>
          </table:table-cell>
          <table:table-cell office:value-type="float" office:value="0.31301" calcext:value-type="float">
            <text:p>0,31301</text:p>
          </table:table-cell>
          <table:table-cell office:value-type="float" office:value="-0.48968" calcext:value-type="float">
            <text:p>-0,48968</text:p>
          </table:table-cell>
          <table:table-cell office:value-type="float" office:value="4.33399" calcext:value-type="float">
            <text:p>4,33399</text:p>
          </table:table-cell>
          <table:table-cell table:number-columns-repeated="2"/>
        </table:table-row>
        <table:table-row table:style-name="ro1">
          <table:table-cell office:value-type="float" office:value="2.84726810455322" calcext:value-type="float">
            <text:p>2,84726810455322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2.85753488540649" calcext:value-type="float">
            <text:p>2,85753488540649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2.86773943901062" calcext:value-type="float">
            <text:p>2,86773943901062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2.87802624702454" calcext:value-type="float">
            <text:p>2,87802624702454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2.88825941085815" calcext:value-type="float">
            <text:p>2,88825941085815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2.89852428436279" calcext:value-type="float">
            <text:p>2,89852428436279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2.90875959396362" calcext:value-type="float">
            <text:p>2,90875959396362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2.91904902458191" calcext:value-type="float">
            <text:p>2,91904902458191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2.92928171157837" calcext:value-type="float">
            <text:p>2,92928171157837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2.93954396247864" calcext:value-type="float">
            <text:p>2,93954396247864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2.94976615905762" calcext:value-type="float">
            <text:p>2,94976615905762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2.96002244949341" calcext:value-type="float">
            <text:p>2,96002244949341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2.97022819519043" calcext:value-type="float">
            <text:p>2,97022819519043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2.98047733306885" calcext:value-type="float">
            <text:p>2,98047733306885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2.99072432518005" calcext:value-type="float">
            <text:p>2,99072432518005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3.00097608566284" calcext:value-type="float">
            <text:p>3,00097608566284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3.01117992401123" calcext:value-type="float">
            <text:p>3,01117992401123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3.02142453193665" calcext:value-type="float">
            <text:p>3,02142453193665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3.03166031837463" calcext:value-type="float">
            <text:p>3,03166031837463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3.04193305969238" calcext:value-type="float">
            <text:p>3,04193305969238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3.05214476585388" calcext:value-type="float">
            <text:p>3,05214476585388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3.06238651275635" calcext:value-type="float">
            <text:p>3,06238651275635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3.07259035110474" calcext:value-type="float">
            <text:p>3,07259035110474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3.0828366279602" calcext:value-type="float">
            <text:p>3,0828366279602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3.09308958053589" calcext:value-type="float">
            <text:p>3,09308958053589</text:p>
          </table:table-cell>
          <table:table-cell office:value-type="float" office:value="0.61063" calcext:value-type="float">
            <text:p>0,61063</text:p>
          </table:table-cell>
          <table:table-cell office:value-type="float" office:value="0.0478" calcext:value-type="float">
            <text:p>0,0478</text:p>
          </table:table-cell>
          <table:table-cell office:value-type="float" office:value="1.03552" calcext:value-type="float">
            <text:p>1,03552</text:p>
          </table:table-cell>
          <table:table-cell office:value-type="float" office:value="0.20923" calcext:value-type="float">
            <text:p>0,20923</text:p>
          </table:table-cell>
          <table:table-cell office:value-type="float" office:value="-0.59698" calcext:value-type="float">
            <text:p>-0,59698</text:p>
          </table:table-cell>
          <table:table-cell office:value-type="float" office:value="4.31487" calcext:value-type="float">
            <text:p>4,31487</text:p>
          </table:table-cell>
          <table:table-cell table:number-columns-repeated="2"/>
        </table:table-row>
        <table:table-row table:style-name="ro1">
          <table:table-cell office:value-type="float" office:value="3.10338497161865" calcext:value-type="float">
            <text:p>3,10338497161865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11359262466431" calcext:value-type="float">
            <text:p>3,11359262466431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12406253814697" calcext:value-type="float">
            <text:p>3,12406253814697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134272813797" calcext:value-type="float">
            <text:p>3,134272813797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14453482627869" calcext:value-type="float">
            <text:p>3,14453482627869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15514826774597" calcext:value-type="float">
            <text:p>3,15514826774597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16543889045715" calcext:value-type="float">
            <text:p>3,16543889045715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1756591796875" calcext:value-type="float">
            <text:p>3,1756591796875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1859118938446" calcext:value-type="float">
            <text:p>3,1859118938446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19616055488586" calcext:value-type="float">
            <text:p>3,19616055488586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20641422271729" calcext:value-type="float">
            <text:p>3,20641422271729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2166154384613" calcext:value-type="float">
            <text:p>3,2166154384613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22690534591675" calcext:value-type="float">
            <text:p>3,22690534591675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23711228370666" calcext:value-type="float">
            <text:p>3,23711228370666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24737310409546" calcext:value-type="float">
            <text:p>3,24737310409546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25758361816406" calcext:value-type="float">
            <text:p>3,25758361816406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26782774925232" calcext:value-type="float">
            <text:p>3,26782774925232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27805995941162" calcext:value-type="float">
            <text:p>3,27805995941162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28836679458618" calcext:value-type="float">
            <text:p>3,28836679458618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29862260818481" calcext:value-type="float">
            <text:p>3,29862260818481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30887222290039" calcext:value-type="float">
            <text:p>3,30887222290039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3190770149231" calcext:value-type="float">
            <text:p>3,3190770149231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3293616771698" calcext:value-type="float">
            <text:p>3,3293616771698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33977484703064" calcext:value-type="float">
            <text:p>3,33977484703064</text:p>
          </table:table-cell>
          <table:table-cell office:value-type="float" office:value="0.62202" calcext:value-type="float">
            <text:p>0,62202</text:p>
          </table:table-cell>
          <table:table-cell office:value-type="float" office:value="0.04406" calcext:value-type="float">
            <text:p>0,04406</text:p>
          </table:table-cell>
          <table:table-cell office:value-type="float" office:value="1.04267" calcext:value-type="float">
            <text:p>1,04267</text:p>
          </table:table-cell>
          <table:table-cell office:value-type="float" office:value="0.09136" calcext:value-type="float">
            <text:p>0,09136</text:p>
          </table:table-cell>
          <table:table-cell office:value-type="float" office:value="-0.57862" calcext:value-type="float">
            <text:p>-0,57862</text:p>
          </table:table-cell>
          <table:table-cell office:value-type="float" office:value="4.25831" calcext:value-type="float">
            <text:p>4,25831</text:p>
          </table:table-cell>
          <table:table-cell table:number-columns-repeated="2"/>
        </table:table-row>
        <table:table-row table:style-name="ro1">
          <table:table-cell office:value-type="float" office:value="3.35006237030029" calcext:value-type="float">
            <text:p>3,35006237030029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36027050018311" calcext:value-type="float">
            <text:p>3,36027050018311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3705267906189" calcext:value-type="float">
            <text:p>3,3705267906189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38092684745789" calcext:value-type="float">
            <text:p>3,38092684745789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39132499694824" calcext:value-type="float">
            <text:p>3,39132499694824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40165162086487" calcext:value-type="float">
            <text:p>3,40165162086487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41193985939026" calcext:value-type="float">
            <text:p>3,41193985939026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42214632034302" calcext:value-type="float">
            <text:p>3,42214632034302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43243765830994" calcext:value-type="float">
            <text:p>3,43243765830994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44264554977417" calcext:value-type="float">
            <text:p>3,44264554977417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45291209220886" calcext:value-type="float">
            <text:p>3,45291209220886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46314597129822" calcext:value-type="float">
            <text:p>3,46314597129822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47339272499084" calcext:value-type="float">
            <text:p>3,47339272499084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48359084129333" calcext:value-type="float">
            <text:p>3,48359084129333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4938440322876" calcext:value-type="float">
            <text:p>3,4938440322876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50409650802612" calcext:value-type="float">
            <text:p>3,50409650802612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51449704170227" calcext:value-type="float">
            <text:p>3,51449704170227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52472996711731" calcext:value-type="float">
            <text:p>3,52472996711731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53498959541321" calcext:value-type="float">
            <text:p>3,53498959541321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54521703720093" calcext:value-type="float">
            <text:p>3,54521703720093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55547189712524" calcext:value-type="float">
            <text:p>3,55547189712524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56567764282227" calcext:value-type="float">
            <text:p>3,56567764282227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57591414451599" calcext:value-type="float">
            <text:p>3,57591414451599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58611607551575" calcext:value-type="float">
            <text:p>3,58611607551575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59637188911438" calcext:value-type="float">
            <text:p>3,59637188911438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03256" calcext:value-type="float">
            <text:p>0,03256</text:p>
          </table:table-cell>
          <table:table-cell office:value-type="float" office:value="1.07437" calcext:value-type="float">
            <text:p>1,07437</text:p>
          </table:table-cell>
          <table:table-cell office:value-type="float" office:value="0.04048" calcext:value-type="float">
            <text:p>0,04048</text:p>
          </table:table-cell>
          <table:table-cell office:value-type="float" office:value="-0.48544" calcext:value-type="float">
            <text:p>-0,48544</text:p>
          </table:table-cell>
          <table:table-cell office:value-type="float" office:value="4.20427" calcext:value-type="float">
            <text:p>4,20427</text:p>
          </table:table-cell>
          <table:table-cell table:number-columns-repeated="2"/>
        </table:table-row>
        <table:table-row table:style-name="ro1">
          <table:table-cell office:value-type="float" office:value="3.60661196708679" calcext:value-type="float">
            <text:p>3,60661196708679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61685371398926" calcext:value-type="float">
            <text:p>3,61685371398926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6270911693573" calcext:value-type="float">
            <text:p>3,6270911693573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63738322257996" calcext:value-type="float">
            <text:p>3,63738322257996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64769768714905" calcext:value-type="float">
            <text:p>3,64769768714905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65798807144165" calcext:value-type="float">
            <text:p>3,65798807144165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66819262504578" calcext:value-type="float">
            <text:p>3,66819262504578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67857885360718" calcext:value-type="float">
            <text:p>3,67857885360718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68878602981567" calcext:value-type="float">
            <text:p>3,68878602981567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69905090332031" calcext:value-type="float">
            <text:p>3,69905090332031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7092707157135" calcext:value-type="float">
            <text:p>3,7092707157135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71957540512085" calcext:value-type="float">
            <text:p>3,71957540512085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72982215881348" calcext:value-type="float">
            <text:p>3,72982215881348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740070104599" calcext:value-type="float">
            <text:p>3,740070104599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75031208992004" calcext:value-type="float">
            <text:p>3,75031208992004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76055717468262" calcext:value-type="float">
            <text:p>3,76055717468262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7707622051239" calcext:value-type="float">
            <text:p>3,7707622051239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78100061416626" calcext:value-type="float">
            <text:p>3,78100061416626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79120326042175" calcext:value-type="float">
            <text:p>3,79120326042175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80146360397339" calcext:value-type="float">
            <text:p>3,80146360397339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81166815757751" calcext:value-type="float">
            <text:p>3,81166815757751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82190251350403" calcext:value-type="float">
            <text:p>3,82190251350403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83216071128845" calcext:value-type="float">
            <text:p>3,83216071128845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84241676330566" calcext:value-type="float">
            <text:p>3,84241676330566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85267353057861" calcext:value-type="float">
            <text:p>3,85267353057861</text:p>
          </table:table-cell>
          <table:table-cell office:value-type="float" office:value="0.61686" calcext:value-type="float">
            <text:p>0,6168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.03298" calcext:value-type="float">
            <text:p>1,03298</text:p>
          </table:table-cell>
          <table:table-cell office:value-type="float" office:value="-0.01711" calcext:value-type="float">
            <text:p>-0,01711</text:p>
          </table:table-cell>
          <table:table-cell office:value-type="float" office:value="-0.40172" calcext:value-type="float">
            <text:p>-0,40172</text:p>
          </table:table-cell>
          <table:table-cell office:value-type="float" office:value="4.16316" calcext:value-type="float">
            <text:p>4,16316</text:p>
          </table:table-cell>
          <table:table-cell table:number-columns-repeated="2"/>
        </table:table-row>
        <table:table-row table:style-name="ro1">
          <table:table-cell office:value-type="float" office:value="3.86294054985046" calcext:value-type="float">
            <text:p>3,86294054985046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3.87314200401306" calcext:value-type="float">
            <text:p>3,87314200401306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3.88339042663574" calcext:value-type="float">
            <text:p>3,88339042663574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3.89359760284424" calcext:value-type="float">
            <text:p>3,89359760284424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3.90386152267456" calcext:value-type="float">
            <text:p>3,90386152267456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3.91408491134644" calcext:value-type="float">
            <text:p>3,91408491134644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3.92437958717346" calcext:value-type="float">
            <text:p>3,92437958717346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3.9345920085907" calcext:value-type="float">
            <text:p>3,9345920085907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3.94484066963196" calcext:value-type="float">
            <text:p>3,94484066963196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3.95508933067322" calcext:value-type="float">
            <text:p>3,95508933067322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3.96534419059753" calcext:value-type="float">
            <text:p>3,96534419059753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3.97554612159729" calcext:value-type="float">
            <text:p>3,97554612159729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3.98579072952271" calcext:value-type="float">
            <text:p>3,98579072952271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3.99599289894104" calcext:value-type="float">
            <text:p>3,99599289894104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4.00626015663147" calcext:value-type="float">
            <text:p>4,00626015663147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4.01646447181702" calcext:value-type="float">
            <text:p>4,01646447181702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4.02678418159485" calcext:value-type="float">
            <text:p>4,02678418159485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4.03699278831482" calcext:value-type="float">
            <text:p>4,03699278831482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4.0472457408905" calcext:value-type="float">
            <text:p>4,0472457408905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4.05748629570007" calcext:value-type="float">
            <text:p>4,05748629570007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4.06773662567139" calcext:value-type="float">
            <text:p>4,06773662567139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4.07794165611267" calcext:value-type="float">
            <text:p>4,07794165611267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4.08818626403809" calcext:value-type="float">
            <text:p>4,08818626403809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4.09839367866516" calcext:value-type="float">
            <text:p>4,09839367866516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4.10865926742554" calcext:value-type="float">
            <text:p>4,10865926742554</text:p>
          </table:table-cell>
          <table:table-cell office:value-type="float" office:value="0.63479" calcext:value-type="float">
            <text:p>0,63479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1.05539" calcext:value-type="float">
            <text:p>1,05539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-0.32487" calcext:value-type="float">
            <text:p>-0,32487</text:p>
          </table:table-cell>
          <table:table-cell office:value-type="float" office:value="4.13311" calcext:value-type="float">
            <text:p>4,13311</text:p>
          </table:table-cell>
          <table:table-cell table:number-columns-repeated="2"/>
        </table:table-row>
        <table:table-row table:style-name="ro1">
          <table:table-cell office:value-type="float" office:value="4.11891198158264" calcext:value-type="float">
            <text:p>4,11891198158264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12921857833862" calcext:value-type="float">
            <text:p>4,12921857833862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1394317150116" calcext:value-type="float">
            <text:p>4,1394317150116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1498122215271" calcext:value-type="float">
            <text:p>4,1498122215271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1600968837738" calcext:value-type="float">
            <text:p>4,1600968837738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17038512229919" calcext:value-type="float">
            <text:p>4,17038512229919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1805944442749" calcext:value-type="float">
            <text:p>4,1805944442749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19085788726807" calcext:value-type="float">
            <text:p>4,19085788726807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20112371444702" calcext:value-type="float">
            <text:p>4,20112371444702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21139693260193" calcext:value-type="float">
            <text:p>4,21139693260193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22160840034485" calcext:value-type="float">
            <text:p>4,22160840034485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23190975189209" calcext:value-type="float">
            <text:p>4,23190975189209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24212408065796" calcext:value-type="float">
            <text:p>4,24212408065796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2524106502533" calcext:value-type="float">
            <text:p>4,2524106502533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26262879371643" calcext:value-type="float">
            <text:p>4,26262879371643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27302312850952" calcext:value-type="float">
            <text:p>4,27302312850952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28341865539551" calcext:value-type="float">
            <text:p>4,28341865539551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29369902610779" calcext:value-type="float">
            <text:p>4,29369902610779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3039870262146" calcext:value-type="float">
            <text:p>4,3039870262146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31429719924927" calcext:value-type="float">
            <text:p>4,31429719924927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32454037666321" calcext:value-type="float">
            <text:p>4,32454037666321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33491635322571" calcext:value-type="float">
            <text:p>4,33491635322571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3451361656189" calcext:value-type="float">
            <text:p>4,3451361656189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35542869567871" calcext:value-type="float">
            <text:p>4,35542869567871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36564660072327" calcext:value-type="float">
            <text:p>4,36564660072327</text:p>
          </table:table-cell>
          <table:table-cell office:value-type="float" office:value="0.62556" calcext:value-type="float">
            <text:p>0,62556</text:p>
          </table:table-cell>
          <table:table-cell office:value-type="float" office:value="0.05201" calcext:value-type="float">
            <text:p>0,05201</text:p>
          </table:table-cell>
          <table:table-cell office:value-type="float" office:value="1.0487" calcext:value-type="float">
            <text:p>1,0487</text:p>
          </table:table-cell>
          <table:table-cell office:value-type="float" office:value="0.08761" calcext:value-type="float">
            <text:p>0,08761</text:p>
          </table:table-cell>
          <table:table-cell office:value-type="float" office:value="-0.23065" calcext:value-type="float">
            <text:p>-0,23065</text:p>
          </table:table-cell>
          <table:table-cell office:value-type="float" office:value="4.20539" calcext:value-type="float">
            <text:p>4,20539</text:p>
          </table:table-cell>
          <table:table-cell table:number-columns-repeated="2"/>
        </table:table-row>
        <table:table-row table:style-name="ro1">
          <table:table-cell office:value-type="float" office:value="4.37594938278198" calcext:value-type="float">
            <text:p>4,37594938278198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38617157936096" calcext:value-type="float">
            <text:p>4,38617157936096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39646196365356" calcext:value-type="float">
            <text:p>4,39646196365356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4067440032959" calcext:value-type="float">
            <text:p>4,4067440032959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4170286655426" calcext:value-type="float">
            <text:p>4,4170286655426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42730855941772" calcext:value-type="float">
            <text:p>4,42730855941772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4376003742218" calcext:value-type="float">
            <text:p>4,4376003742218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44781374931335" calcext:value-type="float">
            <text:p>4,44781374931335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45811152458191" calcext:value-type="float">
            <text:p>4,45811152458191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46832370758057" calcext:value-type="float">
            <text:p>4,46832370758057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47857880592346" calcext:value-type="float">
            <text:p>4,47857880592346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48880505561829" calcext:value-type="float">
            <text:p>4,48880505561829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49906969070435" calcext:value-type="float">
            <text:p>4,49906969070435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50937008857727" calcext:value-type="float">
            <text:p>4,50937008857727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5196840763092" calcext:value-type="float">
            <text:p>4,5196840763092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52994894981384" calcext:value-type="float">
            <text:p>4,52994894981384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54020690917969" calcext:value-type="float">
            <text:p>4,54020690917969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55041432380676" calcext:value-type="float">
            <text:p>4,55041432380676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56067085266113" calcext:value-type="float">
            <text:p>4,56067085266113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57088351249695" calcext:value-type="float">
            <text:p>4,57088351249695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58122849464417" calcext:value-type="float">
            <text:p>4,58122849464417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59144258499146" calcext:value-type="float">
            <text:p>4,59144258499146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60169577598572" calcext:value-type="float">
            <text:p>4,60169577598572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61196780204773" calcext:value-type="float">
            <text:p>4,61196780204773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62221837043762" calcext:value-type="float">
            <text:p>4,62221837043762</text:p>
          </table:table-cell>
          <table:table-cell office:value-type="float" office:value="0.6317" calcext:value-type="float">
            <text:p>0,6317</text:p>
          </table:table-cell>
          <table:table-cell office:value-type="float" office:value="0.05012" calcext:value-type="float">
            <text:p>0,05012</text:p>
          </table:table-cell>
          <table:table-cell office:value-type="float" office:value="1.07147" calcext:value-type="float">
            <text:p>1,07147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-0.27762" calcext:value-type="float">
            <text:p>-0,27762</text:p>
          </table:table-cell>
          <table:table-cell office:value-type="float" office:value="4.20009" calcext:value-type="float">
            <text:p>4,20009</text:p>
          </table:table-cell>
          <table:table-cell table:number-columns-repeated="2"/>
        </table:table-row>
        <table:table-row table:style-name="ro1">
          <table:table-cell office:value-type="float" office:value="4.63246726989746" calcext:value-type="float">
            <text:p>4,63246726989746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64272046089172" calcext:value-type="float">
            <text:p>4,64272046089172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65292406082153" calcext:value-type="float">
            <text:p>4,65292406082153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66318440437317" calcext:value-type="float">
            <text:p>4,66318440437317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67348313331604" calcext:value-type="float">
            <text:p>4,67348313331604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68373346328735" calcext:value-type="float">
            <text:p>4,68373346328735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69394063949585" calcext:value-type="float">
            <text:p>4,69394063949585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70418357849121" calcext:value-type="float">
            <text:p>4,70418357849121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7144296169281" calcext:value-type="float">
            <text:p>4,7144296169281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72473311424255" calcext:value-type="float">
            <text:p>4,72473311424255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73494482040405" calcext:value-type="float">
            <text:p>4,73494482040405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74520754814148" calcext:value-type="float">
            <text:p>4,74520754814148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75541710853577" calcext:value-type="float">
            <text:p>4,75541710853577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76570630073547" calcext:value-type="float">
            <text:p>4,76570630073547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77591347694397" calcext:value-type="float">
            <text:p>4,77591347694397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78615379333496" calcext:value-type="float">
            <text:p>4,78615379333496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79635810852051" calcext:value-type="float">
            <text:p>4,79635810852051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80661463737488" calcext:value-type="float">
            <text:p>4,80661463737488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8168306350708" calcext:value-type="float">
            <text:p>4,8168306350708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82712030410767" calcext:value-type="float">
            <text:p>4,82712030410767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83733487129211" calcext:value-type="float">
            <text:p>4,83733487129211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84757161140442" calcext:value-type="float">
            <text:p>4,84757161140442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85781478881836" calcext:value-type="float">
            <text:p>4,85781478881836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86806130409241" calcext:value-type="float">
            <text:p>4,86806130409241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87826704978943" calcext:value-type="float">
            <text:p>4,87826704978943</text:p>
          </table:table-cell>
          <table:table-cell office:value-type="float" office:value="0.63696" calcext:value-type="float">
            <text:p>0,63696</text:p>
          </table:table-cell>
          <table:table-cell office:value-type="float" office:value="0.05748" calcext:value-type="float">
            <text:p>0,05748</text:p>
          </table:table-cell>
          <table:table-cell office:value-type="float" office:value="1.0384" calcext:value-type="float">
            <text:p>1,0384</text:p>
          </table:table-cell>
          <table:table-cell office:value-type="float" office:value="0.31193" calcext:value-type="float">
            <text:p>0,31193</text:p>
          </table:table-cell>
          <table:table-cell office:value-type="float" office:value="-0.33429" calcext:value-type="float">
            <text:p>-0,33429</text:p>
          </table:table-cell>
          <table:table-cell office:value-type="float" office:value="4.23877" calcext:value-type="float">
            <text:p>4,23877</text:p>
          </table:table-cell>
          <table:table-cell table:number-columns-repeated="2"/>
        </table:table-row>
        <table:table-row table:style-name="ro1">
          <table:table-cell office:value-type="float" office:value="4.88852047920227" calcext:value-type="float">
            <text:p>4,88852047920227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4.8987443447113" calcext:value-type="float">
            <text:p>4,8987443447113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4.90899848937988" calcext:value-type="float">
            <text:p>4,90899848937988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4.91920566558838" calcext:value-type="float">
            <text:p>4,91920566558838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4.92950415611267" calcext:value-type="float">
            <text:p>4,92950415611267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4.93975114822388" calcext:value-type="float">
            <text:p>4,93975114822388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4.95003986358643" calcext:value-type="float">
            <text:p>4,95003986358643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4.96028876304626" calcext:value-type="float">
            <text:p>4,96028876304626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4.97054648399353" calcext:value-type="float">
            <text:p>4,97054648399353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4.98075366020203" calcext:value-type="float">
            <text:p>4,98075366020203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4.99102306365967" calcext:value-type="float">
            <text:p>4,99102306365967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5.00124311447144" calcext:value-type="float">
            <text:p>5,00124311447144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5.01152873039246" calcext:value-type="float">
            <text:p>5,01152873039246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5.0217559337616" calcext:value-type="float">
            <text:p>5,0217559337616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5.03204917907715" calcext:value-type="float">
            <text:p>5,03204917907715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5.0422785282135" calcext:value-type="float">
            <text:p>5,0422785282135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5.05253624916077" calcext:value-type="float">
            <text:p>5,05253624916077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5.06280875205994" calcext:value-type="float">
            <text:p>5,06280875205994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5.07307052612305" calcext:value-type="float">
            <text:p>5,07307052612305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5.08329296112061" calcext:value-type="float">
            <text:p>5,08329296112061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5.0935595035553" calcext:value-type="float">
            <text:p>5,0935595035553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5.10378003120422" calcext:value-type="float">
            <text:p>5,10378003120422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5.11407208442688" calcext:value-type="float">
            <text:p>5,11407208442688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5.12431788444519" calcext:value-type="float">
            <text:p>5,12431788444519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5.13459944725037" calcext:value-type="float">
            <text:p>5,13459944725037</text:p>
          </table:table-cell>
          <table:table-cell office:value-type="float" office:value="0.64169" calcext:value-type="float">
            <text:p>0,64169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1.06943" calcext:value-type="float">
            <text:p>1,06943</text:p>
          </table:table-cell>
          <table:table-cell office:value-type="float" office:value="0.30038" calcext:value-type="float">
            <text:p>0,30038</text:p>
          </table:table-cell>
          <table:table-cell office:value-type="float" office:value="-0.47257" calcext:value-type="float">
            <text:p>-0,47257</text:p>
          </table:table-cell>
          <table:table-cell office:value-type="float" office:value="4.31787" calcext:value-type="float">
            <text:p>4,31787</text:p>
          </table:table-cell>
          <table:table-cell table:number-columns-repeated="2"/>
        </table:table-row>
        <table:table-row table:style-name="ro1">
          <table:table-cell office:value-type="float" office:value="5.14487290382385" calcext:value-type="float">
            <text:p>5,14487290382385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15514349937439" calcext:value-type="float">
            <text:p>5,15514349937439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16541481018066" calcext:value-type="float">
            <text:p>5,16541481018066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17595648765564" calcext:value-type="float">
            <text:p>5,17595648765564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18634724617004" calcext:value-type="float">
            <text:p>5,18634724617004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19691038131714" calcext:value-type="float">
            <text:p>5,19691038131714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20716238021851" calcext:value-type="float">
            <text:p>5,20716238021851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21746397018433" calcext:value-type="float">
            <text:p>5,21746397018433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22772145271301" calcext:value-type="float">
            <text:p>5,22772145271301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23800492286682" calcext:value-type="float">
            <text:p>5,23800492286682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24822402000427" calcext:value-type="float">
            <text:p>5,24822402000427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25850868225098" calcext:value-type="float">
            <text:p>5,25850868225098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26879596710205" calcext:value-type="float">
            <text:p>5,26879596710205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27908062934876" calcext:value-type="float">
            <text:p>5,27908062934876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28939700126648" calcext:value-type="float">
            <text:p>5,28939700126648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29978799819946" calcext:value-type="float">
            <text:p>5,29978799819946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31001901626587" calcext:value-type="float">
            <text:p>5,31001901626587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32033371925354" calcext:value-type="float">
            <text:p>5,32033371925354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33059692382813" calcext:value-type="float">
            <text:p>5,33059692382813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34088444709778" calcext:value-type="float">
            <text:p>5,34088444709778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3511073589325" calcext:value-type="float">
            <text:p>5,3511073589325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36140871047974" calcext:value-type="float">
            <text:p>5,36140871047974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37166118621826" calcext:value-type="float">
            <text:p>5,37166118621826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38193988800049" calcext:value-type="float">
            <text:p>5,38193988800049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39216184616089" calcext:value-type="float">
            <text:p>5,39216184616089</text:p>
          </table:table-cell>
          <table:table-cell office:value-type="float" office:value="0.61951" calcext:value-type="float">
            <text:p>0,61951</text:p>
          </table:table-cell>
          <table:table-cell office:value-type="float" office:value="0.02705" calcext:value-type="float">
            <text:p>0,02705</text:p>
          </table:table-cell>
          <table:table-cell office:value-type="float" office:value="1.03463" calcext:value-type="float">
            <text:p>1,03463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-0.58284" calcext:value-type="float">
            <text:p>-0,58284</text:p>
          </table:table-cell>
          <table:table-cell office:value-type="float" office:value="4.31599" calcext:value-type="float">
            <text:p>4,31599</text:p>
          </table:table-cell>
          <table:table-cell table:number-columns-repeated="2"/>
        </table:table-row>
        <table:table-row table:style-name="ro1">
          <table:table-cell office:value-type="float" office:value="5.40247273445129" calcext:value-type="float">
            <text:p>5,40247273445129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41276550292969" calcext:value-type="float">
            <text:p>5,41276550292969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42305111885071" calcext:value-type="float">
            <text:p>5,42305111885071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43331122398376" calcext:value-type="float">
            <text:p>5,43331122398376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44359111785889" calcext:value-type="float">
            <text:p>5,44359111785889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45381474494934" calcext:value-type="float">
            <text:p>5,45381474494934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4641284942627" calcext:value-type="float">
            <text:p>5,4641284942627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47449111938477" calcext:value-type="float">
            <text:p>5,47449111938477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48486018180847" calcext:value-type="float">
            <text:p>5,48486018180847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49509310722351" calcext:value-type="float">
            <text:p>5,49509310722351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50544953346252" calcext:value-type="float">
            <text:p>5,50544953346252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51576900482178" calcext:value-type="float">
            <text:p>5,51576900482178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52609157562256" calcext:value-type="float">
            <text:p>5,52609157562256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53631401062012" calcext:value-type="float">
            <text:p>5,53631401062012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54660224914551" calcext:value-type="float">
            <text:p>5,54660224914551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55683636665344" calcext:value-type="float">
            <text:p>5,55683636665344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56712031364441" calcext:value-type="float">
            <text:p>5,56712031364441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57734107971191" calcext:value-type="float">
            <text:p>5,57734107971191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5876100063324" calcext:value-type="float">
            <text:p>5,5876100063324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59783554077148" calcext:value-type="float">
            <text:p>5,59783554077148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60811138153076" calcext:value-type="float">
            <text:p>5,60811138153076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61838817596436" calcext:value-type="float">
            <text:p>5,61838817596436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62869572639465" calcext:value-type="float">
            <text:p>5,62869572639465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6389217376709" calcext:value-type="float">
            <text:p>5,6389217376709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64919471740723" calcext:value-type="float">
            <text:p>5,64919471740723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05265" calcext:value-type="float">
            <text:p>0,0526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12162" calcext:value-type="float">
            <text:p>0,12162</text:p>
          </table:table-cell>
          <table:table-cell office:value-type="float" office:value="-0.5808" calcext:value-type="float">
            <text:p>-0,5808</text:p>
          </table:table-cell>
          <table:table-cell office:value-type="float" office:value="4.27198" calcext:value-type="float">
            <text:p>4,27198</text:p>
          </table:table-cell>
          <table:table-cell table:number-columns-repeated="2"/>
        </table:table-row>
        <table:table-row table:style-name="ro1">
          <table:table-cell office:value-type="float" office:value="5.65943574905396" calcext:value-type="float">
            <text:p>5,65943574905396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66979503631592" calcext:value-type="float">
            <text:p>5,66979503631592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68002247810364" calcext:value-type="float">
            <text:p>5,68002247810364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69030809402466" calcext:value-type="float">
            <text:p>5,69030809402466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70052623748779" calcext:value-type="float">
            <text:p>5,70052623748779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71079826354981" calcext:value-type="float">
            <text:p>5,71079826354981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72108173370361" calcext:value-type="float">
            <text:p>5,72108173370361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7314019203186" calcext:value-type="float">
            <text:p>5,7314019203186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74162435531616" calcext:value-type="float">
            <text:p>5,74162435531616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75189971923828" calcext:value-type="float">
            <text:p>5,75189971923828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76212358474731" calcext:value-type="float">
            <text:p>5,76212358474731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77240967750549" calcext:value-type="float">
            <text:p>5,77240967750549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78263521194458" calcext:value-type="float">
            <text:p>5,78263521194458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79290652275085" calcext:value-type="float">
            <text:p>5,79290652275085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8031313419342" calcext:value-type="float">
            <text:p>5,8031313419342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81339740753174" calcext:value-type="float">
            <text:p>5,81339740753174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82394576072693" calcext:value-type="float">
            <text:p>5,82394576072693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83422803878784" calcext:value-type="float">
            <text:p>5,83422803878784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84444737434387" calcext:value-type="float">
            <text:p>5,84444737434387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85471916198731" calcext:value-type="float">
            <text:p>5,85471916198731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86492776870728" calcext:value-type="float">
            <text:p>5,86492776870728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8752121925354" calcext:value-type="float">
            <text:p>5,8752121925354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88546276092529" calcext:value-type="float">
            <text:p>5,88546276092529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89572787284851" calcext:value-type="float">
            <text:p>5,89572787284851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90594363212585" calcext:value-type="float">
            <text:p>5,90594363212585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0425" calcext:value-type="float">
            <text:p>0,0425</text:p>
          </table:table-cell>
          <table:table-cell office:value-type="float" office:value="1.06401" calcext:value-type="float">
            <text:p>1,0640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-0.49463" calcext:value-type="float">
            <text:p>-0,49463</text:p>
          </table:table-cell>
          <table:table-cell office:value-type="float" office:value="4.1988" calcext:value-type="float">
            <text:p>4,1988</text:p>
          </table:table-cell>
          <table:table-cell table:number-columns-repeated="2"/>
        </table:table-row>
        <table:table-row table:style-name="ro1">
          <table:table-cell office:value-type="float" office:value="5.91624283790588" calcext:value-type="float">
            <text:p>5,91624283790588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5.92652010917664" calcext:value-type="float">
            <text:p>5,92652010917664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5.93681931495667" calcext:value-type="float">
            <text:p>5,93681931495667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5.94704651832581" calcext:value-type="float">
            <text:p>5,94704651832581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5.95731830596924" calcext:value-type="float">
            <text:p>5,95731830596924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5.9675817489624" calcext:value-type="float">
            <text:p>5,9675817489624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5.977858543396" calcext:value-type="float">
            <text:p>5,977858543396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5.98810315132141" calcext:value-type="float">
            <text:p>5,98810315132141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5.99837350845337" calcext:value-type="float">
            <text:p>5,99837350845337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00859904289246" calcext:value-type="float">
            <text:p>6,00859904289246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01888203620911" calcext:value-type="float">
            <text:p>6,01888203620911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02913069725037" calcext:value-type="float">
            <text:p>6,02913069725037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03940343856812" calcext:value-type="float">
            <text:p>6,03940343856812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04967522621155" calcext:value-type="float">
            <text:p>6,04967522621155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05995893478394" calcext:value-type="float">
            <text:p>6,05995893478394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07027959823608" calcext:value-type="float">
            <text:p>6,07027959823608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08067631721497" calcext:value-type="float">
            <text:p>6,08067631721497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09094381332397" calcext:value-type="float">
            <text:p>6,09094381332397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10124492645264" calcext:value-type="float">
            <text:p>6,10124492645264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11146903038025" calcext:value-type="float">
            <text:p>6,11146903038025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12180042266846" calcext:value-type="float">
            <text:p>6,12180042266846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13205766677856" calcext:value-type="float">
            <text:p>6,13205766677856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1423602104187" calcext:value-type="float">
            <text:p>6,1423602104187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15258479118347" calcext:value-type="float">
            <text:p>6,15258479118347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16287350654602" calcext:value-type="float">
            <text:p>6,16287350654602</text:p>
          </table:table-cell>
          <table:table-cell office:value-type="float" office:value="0.61048" calcext:value-type="float">
            <text:p>0,61048</text:p>
          </table:table-cell>
          <table:table-cell office:value-type="float" office:value="0.04429" calcext:value-type="float">
            <text:p>0,04429</text:p>
          </table:table-cell>
          <table:table-cell office:value-type="float" office:value="1.0419" calcext:value-type="float">
            <text:p>1,0419</text:p>
          </table:table-cell>
          <table:table-cell office:value-type="float" office:value="0.03384" calcext:value-type="float">
            <text:p>0,03384</text:p>
          </table:table-cell>
          <table:table-cell office:value-type="float" office:value="-0.40861" calcext:value-type="float">
            <text:p>-0,40861</text:p>
          </table:table-cell>
          <table:table-cell office:value-type="float" office:value="4.16238" calcext:value-type="float">
            <text:p>4,16238</text:p>
          </table:table-cell>
          <table:table-cell table:number-columns-repeated="2"/>
        </table:table-row>
        <table:table-row table:style-name="ro1">
          <table:table-cell office:value-type="float" office:value="6.17317414283752" calcext:value-type="float">
            <text:p>6,17317414283752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18344926834106" calcext:value-type="float">
            <text:p>6,18344926834106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19366884231567" calcext:value-type="float">
            <text:p>6,19366884231567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20394778251648" calcext:value-type="float">
            <text:p>6,20394778251648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21417140960693" calcext:value-type="float">
            <text:p>6,21417140960693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22449898719788" calcext:value-type="float">
            <text:p>6,22449898719788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23473191261292" calcext:value-type="float">
            <text:p>6,23473191261292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24500346183777" calcext:value-type="float">
            <text:p>6,24500346183777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25523662567139" calcext:value-type="float">
            <text:p>6,25523662567139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26554989814758" calcext:value-type="float">
            <text:p>6,26554989814758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2758252620697" calcext:value-type="float">
            <text:p>6,2758252620697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28610920906067" calcext:value-type="float">
            <text:p>6,28610920906067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29633021354675" calcext:value-type="float">
            <text:p>6,29633021354675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3066143989563" calcext:value-type="float">
            <text:p>6,3066143989563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31684064865112" calcext:value-type="float">
            <text:p>6,31684064865112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32716822624207" calcext:value-type="float">
            <text:p>6,32716822624207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33739161491394" calcext:value-type="float">
            <text:p>6,33739161491394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34766912460327" calcext:value-type="float">
            <text:p>6,34766912460327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35789752006531" calcext:value-type="float">
            <text:p>6,35789752006531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36817145347595" calcext:value-type="float">
            <text:p>6,36817145347595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37857246398926" calcext:value-type="float">
            <text:p>6,37857246398926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38888621330261" calcext:value-type="float">
            <text:p>6,38888621330261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39911794662476" calcext:value-type="float">
            <text:p>6,39911794662476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40941166877747" calcext:value-type="float">
            <text:p>6,40941166877747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41968154907227" calcext:value-type="float">
            <text:p>6,41968154907227</text:p>
          </table:table-cell>
          <table:table-cell office:value-type="float" office:value="0.63273" calcext:value-type="float">
            <text:p>0,63273</text:p>
          </table:table-cell>
          <table:table-cell office:value-type="float" office:value="0.04093" calcext:value-type="float">
            <text:p>0,04093</text:p>
          </table:table-cell>
          <table:table-cell office:value-type="float" office:value="1.05949" calcext:value-type="float">
            <text:p>1,05949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33462" calcext:value-type="float">
            <text:p>-0,33462</text:p>
          </table:table-cell>
          <table:table-cell office:value-type="float" office:value="4.12945" calcext:value-type="float">
            <text:p>4,12945</text:p>
          </table:table-cell>
          <table:table-cell table:number-columns-repeated="2"/>
        </table:table-row>
        <table:table-row table:style-name="ro1">
          <table:table-cell office:value-type="float" office:value="6.4302442073822" calcext:value-type="float">
            <text:p>6,4302442073822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44047427177429" calcext:value-type="float">
            <text:p>6,44047427177429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45077729225159" calcext:value-type="float">
            <text:p>6,45077729225159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46101903915405" calcext:value-type="float">
            <text:p>6,46101903915405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47132921218872" calcext:value-type="float">
            <text:p>6,47132921218872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48156571388245" calcext:value-type="float">
            <text:p>6,48156571388245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49184560775757" calcext:value-type="float">
            <text:p>6,49184560775757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50211024284363" calcext:value-type="float">
            <text:p>6,50211024284363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51240038871765" calcext:value-type="float">
            <text:p>6,51240038871765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52270245552063" calcext:value-type="float">
            <text:p>6,52270245552063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53301525115967" calcext:value-type="float">
            <text:p>6,53301525115967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54323840141296" calcext:value-type="float">
            <text:p>6,54323840141296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55351781845093" calcext:value-type="float">
            <text:p>6,55351781845093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56373929977417" calcext:value-type="float">
            <text:p>6,56373929977417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57403826713562" calcext:value-type="float">
            <text:p>6,57403826713562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58425974845886" calcext:value-type="float">
            <text:p>6,58425974845886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59454107284546" calcext:value-type="float">
            <text:p>6,59454107284546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60478186607361" calcext:value-type="float">
            <text:p>6,60478186607361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61505722999573" calcext:value-type="float">
            <text:p>6,61505722999573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62536644935608" calcext:value-type="float">
            <text:p>6,62536644935608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63568902015686" calcext:value-type="float">
            <text:p>6,63568902015686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64591526985168" calcext:value-type="float">
            <text:p>6,64591526985168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65619397163391" calcext:value-type="float">
            <text:p>6,65619397163391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66641306877136" calcext:value-type="float">
            <text:p>6,66641306877136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67672991752625" calcext:value-type="float">
            <text:p>6,67672991752625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1.06299" calcext:value-type="float">
            <text:p>1,06299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-0.22549" calcext:value-type="float">
            <text:p>-0,22549</text:p>
          </table:table-cell>
          <table:table-cell office:value-type="float" office:value="4.19121" calcext:value-type="float">
            <text:p>4,19121</text:p>
          </table:table-cell>
          <table:table-cell table:number-columns-repeated="2"/>
        </table:table-row>
        <table:table-row table:style-name="ro1">
          <table:table-cell office:value-type="float" office:value="6.68697905540466" calcext:value-type="float">
            <text:p>6,68697905540466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69726204872131" calcext:value-type="float">
            <text:p>6,69726204872131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70766401290894" calcext:value-type="float">
            <text:p>6,70766401290894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71803832054138" calcext:value-type="float">
            <text:p>6,71803832054138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72843384742737" calcext:value-type="float">
            <text:p>6,72843384742737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73901605606079" calcext:value-type="float">
            <text:p>6,73901605606079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74926900863647" calcext:value-type="float">
            <text:p>6,74926900863647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75956010818481" calcext:value-type="float">
            <text:p>6,75956010818481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76979112625122" calcext:value-type="float">
            <text:p>6,76979112625122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78010272979736" calcext:value-type="float">
            <text:p>6,78010272979736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79032707214356" calcext:value-type="float">
            <text:p>6,79032707214356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80059742927551" calcext:value-type="float">
            <text:p>6,80059742927551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8108172416687" calcext:value-type="float">
            <text:p>6,8108172416687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82110643386841" calcext:value-type="float">
            <text:p>6,82110643386841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83144664764404" calcext:value-type="float">
            <text:p>6,83144664764404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84174251556397" calcext:value-type="float">
            <text:p>6,84174251556397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85196185112" calcext:value-type="float">
            <text:p>6,85196185112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86225414276123" calcext:value-type="float">
            <text:p>6,86225414276123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87247252464294" calcext:value-type="float">
            <text:p>6,87247252464294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88277339935303" calcext:value-type="float">
            <text:p>6,88277339935303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89301347732544" calcext:value-type="float">
            <text:p>6,89301347732544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90329480171204" calcext:value-type="float">
            <text:p>6,90329480171204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91351532936096" calcext:value-type="float">
            <text:p>6,91351532936096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92380094528198" calcext:value-type="float">
            <text:p>6,92380094528198</text:p>
          </table:table-cell>
          <table:table-cell office:value-type="float" office:value="0.63295" calcext:value-type="float">
            <text:p>0,63295</text:p>
          </table:table-cell>
          <table:table-cell office:value-type="float" office:value="0.05913" calcext:value-type="float">
            <text:p>0,05913</text:p>
          </table:table-cell>
          <table:table-cell office:value-type="float" office:value="1.06721" calcext:value-type="float">
            <text:p>1,06721</text:p>
          </table:table-cell>
          <table:table-cell office:value-type="float" office:value="0.26864" calcext:value-type="float">
            <text:p>0,26864</text:p>
          </table:table-cell>
          <table:table-cell office:value-type="float" office:value="-0.27504" calcext:value-type="float">
            <text:p>-0,27504</text:p>
          </table:table-cell>
          <table:table-cell office:value-type="float" office:value="4.20457" calcext:value-type="float">
            <text:p>4,20457</text:p>
          </table:table-cell>
          <table:table-cell table:number-columns-repeated="2"/>
        </table:table-row>
        <table:table-row table:style-name="ro1">
          <table:table-cell office:value-type="float" office:value="6.93429160118103" calcext:value-type="float">
            <text:p>6,93429160118103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6.94457912445068" calcext:value-type="float">
            <text:p>6,94457912445068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6.95479893684387" calcext:value-type="float">
            <text:p>6,95479893684387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6.96508526802063" calcext:value-type="float">
            <text:p>6,96508526802063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6.97543454170227" calcext:value-type="float">
            <text:p>6,97543454170227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6.98578238487244" calcext:value-type="float">
            <text:p>6,98578238487244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6.99600863456726" calcext:value-type="float">
            <text:p>6,99600863456726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00633788108826" calcext:value-type="float">
            <text:p>7,00633788108826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01656627655029" calcext:value-type="float">
            <text:p>7,01656627655029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02694344520569" calcext:value-type="float">
            <text:p>7,02694344520569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03717303276062" calcext:value-type="float">
            <text:p>7,03717303276062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04748392105103" calcext:value-type="float">
            <text:p>7,04748392105103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0577027797699" calcext:value-type="float">
            <text:p>7,0577027797699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06800127029419" calcext:value-type="float">
            <text:p>7,06800127029419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07828831672668" calcext:value-type="float">
            <text:p>7,07828831672668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08857989311218" calcext:value-type="float">
            <text:p>7,08857989311218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098801612854" calcext:value-type="float">
            <text:p>7,098801612854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10909581184387" calcext:value-type="float">
            <text:p>7,10909581184387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1193323135376" calcext:value-type="float">
            <text:p>7,1193323135376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12981152534485" calcext:value-type="float">
            <text:p>7,12981152534485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14010262489319" calcext:value-type="float">
            <text:p>7,14010262489319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15044116973877" calcext:value-type="float">
            <text:p>7,15044116973877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16067242622376" calcext:value-type="float">
            <text:p>7,16067242622376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1709897518158" calcext:value-type="float">
            <text:p>7,1709897518158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1812801361084" calcext:value-type="float">
            <text:p>7,1812801361084</text:p>
          </table:table-cell>
          <table:table-cell office:value-type="float" office:value="0.63271" calcext:value-type="float">
            <text:p>0,63271</text:p>
          </table:table-cell>
          <table:table-cell office:value-type="float" office:value="0.05543" calcext:value-type="float">
            <text:p>0,05543</text:p>
          </table:table-cell>
          <table:table-cell office:value-type="float" office:value="1.04818" calcext:value-type="float">
            <text:p>1,04818</text:p>
          </table:table-cell>
          <table:table-cell office:value-type="float" office:value="0.33255" calcext:value-type="float">
            <text:p>0,33255</text:p>
          </table:table-cell>
          <table:table-cell office:value-type="float" office:value="-0.32946" calcext:value-type="float">
            <text:p>-0,32946</text:p>
          </table:table-cell>
          <table:table-cell office:value-type="float" office:value="4.23115" calcext:value-type="float">
            <text:p>4,23115</text:p>
          </table:table-cell>
          <table:table-cell table:number-columns-repeated="2"/>
        </table:table-row>
        <table:table-row table:style-name="ro1">
          <table:table-cell office:value-type="float" office:value="7.19157934188843" calcext:value-type="float">
            <text:p>7,19157934188843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20179891586304" calcext:value-type="float">
            <text:p>7,20179891586304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21208763122559" calcext:value-type="float">
            <text:p>7,21208763122559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22230553627014" calcext:value-type="float">
            <text:p>7,22230553627014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23263311386108" calcext:value-type="float">
            <text:p>7,23263311386108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24286031723022" calcext:value-type="float">
            <text:p>7,24286031723022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25315141677856" calcext:value-type="float">
            <text:p>7,25315141677856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26336979866028" calcext:value-type="float">
            <text:p>7,26336979866028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27374625205994" calcext:value-type="float">
            <text:p>7,27374625205994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28411960601807" calcext:value-type="float">
            <text:p>7,28411960601807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29451322555542" calcext:value-type="float">
            <text:p>7,29451322555542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30484294891357" calcext:value-type="float">
            <text:p>7,30484294891357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31522440910339" calcext:value-type="float">
            <text:p>7,31522440910339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32549786567688" calcext:value-type="float">
            <text:p>7,32549786567688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33592128753662" calcext:value-type="float">
            <text:p>7,33592128753662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34618163108826" calcext:value-type="float">
            <text:p>7,34618163108826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35647630691528" calcext:value-type="float">
            <text:p>7,35647630691528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36669015884399" calcext:value-type="float">
            <text:p>7,36669015884399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37701344490051" calcext:value-type="float">
            <text:p>7,37701344490051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38728952407837" calcext:value-type="float">
            <text:p>7,38728952407837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39756751060486" calcext:value-type="float">
            <text:p>7,39756751060486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40778923034668" calcext:value-type="float">
            <text:p>7,40778923034668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41806149482727" calcext:value-type="float">
            <text:p>7,41806149482727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42831110954285" calcext:value-type="float">
            <text:p>7,42831110954285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43861508369446" calcext:value-type="float">
            <text:p>7,43861508369446</text:p>
          </table:table-cell>
          <table:table-cell office:value-type="float" office:value="0.66054" calcext:value-type="float">
            <text:p>0,66054</text:p>
          </table:table-cell>
          <table:table-cell office:value-type="float" office:value="0.02678" calcext:value-type="float">
            <text:p>0,02678</text:p>
          </table:table-cell>
          <table:table-cell office:value-type="float" office:value="1.06853" calcext:value-type="float">
            <text:p>1,06853</text:p>
          </table:table-cell>
          <table:table-cell office:value-type="float" office:value="0.30673" calcext:value-type="float">
            <text:p>0,30673</text:p>
          </table:table-cell>
          <table:table-cell office:value-type="float" office:value="-0.45495" calcext:value-type="float">
            <text:p>-0,45495</text:p>
          </table:table-cell>
          <table:table-cell office:value-type="float" office:value="4.31348" calcext:value-type="float">
            <text:p>4,31348</text:p>
          </table:table-cell>
          <table:table-cell table:number-columns-repeated="2"/>
        </table:table-row>
        <table:table-row table:style-name="ro1">
          <table:table-cell office:value-type="float" office:value="7.44885921478272" calcext:value-type="float">
            <text:p>7,44885921478272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45914387702942" calcext:value-type="float">
            <text:p>7,45914387702942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46936416625977" calcext:value-type="float">
            <text:p>7,46936416625977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47968792915344" calcext:value-type="float">
            <text:p>7,47968792915344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48996257781982" calcext:value-type="float">
            <text:p>7,48996257781982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50023102760315" calcext:value-type="float">
            <text:p>7,50023102760315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51045942306519" calcext:value-type="float">
            <text:p>7,51045942306519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52075123786926" calcext:value-type="float">
            <text:p>7,52075123786926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5311336517334" calcext:value-type="float">
            <text:p>7,5311336517334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54145216941834" calcext:value-type="float">
            <text:p>7,54145216941834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5516722202301" calcext:value-type="float">
            <text:p>7,5516722202301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56193804740906" calcext:value-type="float">
            <text:p>7,56193804740906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57215094566345" calcext:value-type="float">
            <text:p>7,57215094566345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58245062828064" calcext:value-type="float">
            <text:p>7,58245062828064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59269022941589" calcext:value-type="float">
            <text:p>7,59269022941589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6029679775238" calcext:value-type="float">
            <text:p>7,6029679775238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61318850517273" calcext:value-type="float">
            <text:p>7,61318850517273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6234655380249" calcext:value-type="float">
            <text:p>7,6234655380249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6337628364563" calcext:value-type="float">
            <text:p>7,6337628364563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64403700828552" calcext:value-type="float">
            <text:p>7,64403700828552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65425586700439" calcext:value-type="float">
            <text:p>7,65425586700439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66452050209045" calcext:value-type="float">
            <text:p>7,66452050209045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67473340034485" calcext:value-type="float">
            <text:p>7,67473340034485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6850266456604" calcext:value-type="float">
            <text:p>7,6850266456604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69524550437927" calcext:value-type="float">
            <text:p>7,69524550437927</text:p>
          </table:table-cell>
          <table:table-cell office:value-type="float" office:value="0.64808" calcext:value-type="float">
            <text:p>0,6480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1.04621" calcext:value-type="float">
            <text:p>1,04621</text:p>
          </table:table-cell>
          <table:table-cell office:value-type="float" office:value="0.25334" calcext:value-type="float">
            <text:p>0,25334</text:p>
          </table:table-cell>
          <table:table-cell office:value-type="float" office:value="-0.58287" calcext:value-type="float">
            <text:p>-0,58287</text:p>
          </table:table-cell>
          <table:table-cell office:value-type="float" office:value="4.32483" calcext:value-type="float">
            <text:p>4,32483</text:p>
          </table:table-cell>
          <table:table-cell table:number-columns-repeated="2"/>
        </table:table-row>
        <table:table-row table:style-name="ro1">
          <table:table-cell office:value-type="float" office:value="7.70553731918335" calcext:value-type="float">
            <text:p>7,70553731918335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71575498580933" calcext:value-type="float">
            <text:p>7,71575498580933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72607636451721" calcext:value-type="float">
            <text:p>7,72607636451721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73636627197266" calcext:value-type="float">
            <text:p>7,73636627197266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74665760993958" calcext:value-type="float">
            <text:p>7,74665760993958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75690913200378" calcext:value-type="float">
            <text:p>7,75690913200378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76718997955322" calcext:value-type="float">
            <text:p>7,76718997955322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77740597724915" calcext:value-type="float">
            <text:p>7,77740597724915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78771066665649" calcext:value-type="float">
            <text:p>7,78771066665649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79792976379395" calcext:value-type="float">
            <text:p>7,79792976379395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8082423210144" calcext:value-type="float">
            <text:p>7,8082423210144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81845498085022" calcext:value-type="float">
            <text:p>7,81845498085022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82875967025757" calcext:value-type="float">
            <text:p>7,82875967025757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83902430534363" calcext:value-type="float">
            <text:p>7,83902430534363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84929537773132" calcext:value-type="float">
            <text:p>7,84929537773132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85949444770813" calcext:value-type="float">
            <text:p>7,85949444770813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86979913711548" calcext:value-type="float">
            <text:p>7,86979913711548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88019061088562" calcext:value-type="float">
            <text:p>7,88019061088562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89049673080444" calcext:value-type="float">
            <text:p>7,89049673080444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90070939064026" calcext:value-type="float">
            <text:p>7,90070939064026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91103029251099" calcext:value-type="float">
            <text:p>7,91103029251099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92126655578613" calcext:value-type="float">
            <text:p>7,92126655578613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93158912658691" calcext:value-type="float">
            <text:p>7,93158912658691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94187951087952" calcext:value-type="float">
            <text:p>7,94187951087952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95217275619507" calcext:value-type="float">
            <text:p>7,95217275619507</text:p>
          </table:table-cell>
          <table:table-cell office:value-type="float" office:value="0.62747" calcext:value-type="float">
            <text:p>0,62747</text:p>
          </table:table-cell>
          <table:table-cell office:value-type="float" office:value="0.05038" calcext:value-type="float">
            <text:p>0,05038</text:p>
          </table:table-cell>
          <table:table-cell office:value-type="float" office:value="1.0567" calcext:value-type="float">
            <text:p>1,0567</text:p>
          </table:table-cell>
          <table:table-cell office:value-type="float" office:value="0.13605" calcext:value-type="float">
            <text:p>0,13605</text:p>
          </table:table-cell>
          <table:table-cell office:value-type="float" office:value="-0.5816" calcext:value-type="float">
            <text:p>-0,5816</text:p>
          </table:table-cell>
          <table:table-cell office:value-type="float" office:value="4.2732" calcext:value-type="float">
            <text:p>4,2732</text:p>
          </table:table-cell>
          <table:table-cell table:number-columns-repeated="2"/>
        </table:table-row>
        <table:table-row table:style-name="ro1">
          <table:table-cell office:value-type="float" office:value="7.96241331100464" calcext:value-type="float">
            <text:p>7,96241331100464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7.97272157669067" calcext:value-type="float">
            <text:p>7,97272157669067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7.98294425010681" calcext:value-type="float">
            <text:p>7,98294425010681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7.99324727058411" calcext:value-type="float">
            <text:p>7,99324727058411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00346493721008" calcext:value-type="float">
            <text:p>8,00346493721008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0137631893158" calcext:value-type="float">
            <text:p>8,0137631893158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02425312995911" calcext:value-type="float">
            <text:p>8,02425312995911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03453660011292" calcext:value-type="float">
            <text:p>8,03453660011292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04479384422302" calcext:value-type="float">
            <text:p>8,04479384422302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05506038665772" calcext:value-type="float">
            <text:p>8,05506038665772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0653064250946" calcext:value-type="float">
            <text:p>8,0653064250946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07561826705933" calcext:value-type="float">
            <text:p>8,07561826705933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08584070205689" calcext:value-type="float">
            <text:p>8,08584070205689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09612965583801" calcext:value-type="float">
            <text:p>8,09612965583801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1063666343689" calcext:value-type="float">
            <text:p>8,1063666343689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11663269996643" calcext:value-type="float">
            <text:p>8,11663269996643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12691187858582" calcext:value-type="float">
            <text:p>8,12691187858582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13719964027405" calcext:value-type="float">
            <text:p>8,13719964027405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14741969108582" calcext:value-type="float">
            <text:p>8,14741969108582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15767598152161" calcext:value-type="float">
            <text:p>8,15767598152161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16788649559021" calcext:value-type="float">
            <text:p>8,16788649559021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17828607559204" calcext:value-type="float">
            <text:p>8,17828607559204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18861794471741" calcext:value-type="float">
            <text:p>8,18861794471741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19893836975098" calcext:value-type="float">
            <text:p>8,19893836975098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2092559337616" calcext:value-type="float">
            <text:p>8,2092559337616</text:p>
          </table:table-cell>
          <table:table-cell office:value-type="float" office:value="0.63945" calcext:value-type="float">
            <text:p>0,63945</text:p>
          </table:table-cell>
          <table:table-cell office:value-type="float" office:value="0.0293" calcext:value-type="float">
            <text:p>0,0293</text:p>
          </table:table-cell>
          <table:table-cell office:value-type="float" office:value="1.05095" calcext:value-type="float">
            <text:p>1,05095</text:p>
          </table:table-cell>
          <table:table-cell office:value-type="float" office:value="0.02515" calcext:value-type="float">
            <text:p>0,02515</text:p>
          </table:table-cell>
          <table:table-cell office:value-type="float" office:value="-0.4992" calcext:value-type="float">
            <text:p>-0,4992</text:p>
          </table:table-cell>
          <table:table-cell office:value-type="float" office:value="4.18308" calcext:value-type="float">
            <text:p>4,18308</text:p>
          </table:table-cell>
          <table:table-cell table:number-columns-repeated="2"/>
        </table:table-row>
        <table:table-row table:style-name="ro1">
          <table:table-cell office:value-type="float" office:value="8.2195565700531" calcext:value-type="float">
            <text:p>8,2195565700531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22982168197632" calcext:value-type="float">
            <text:p>8,22982168197632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24011564254761" calcext:value-type="float">
            <text:p>8,24011564254761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2503387928009" calcext:value-type="float">
            <text:p>8,2503387928009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26061940193176" calcext:value-type="float">
            <text:p>8,26061940193176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27084040641785" calcext:value-type="float">
            <text:p>8,27084040641785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28109908103943" calcext:value-type="float">
            <text:p>8,28109908103943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29135608673096" calcext:value-type="float">
            <text:p>8,29135608673096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30162668228149" calcext:value-type="float">
            <text:p>8,30162668228149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31185150146484" calcext:value-type="float">
            <text:p>8,31185150146484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32211899757385" calcext:value-type="float">
            <text:p>8,32211899757385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33237075805664" calcext:value-type="float">
            <text:p>8,33237075805664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34272527694702" calcext:value-type="float">
            <text:p>8,34272527694702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35296154022217" calcext:value-type="float">
            <text:p>8,35296154022217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36322808265686" calcext:value-type="float">
            <text:p>8,36322808265686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37345743179321" calcext:value-type="float">
            <text:p>8,37345743179321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38371062278748" calcext:value-type="float">
            <text:p>8,38371062278748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39397811889648" calcext:value-type="float">
            <text:p>8,39397811889648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40424060821533" calcext:value-type="float">
            <text:p>8,40424060821533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41446709632874" calcext:value-type="float">
            <text:p>8,41446709632874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42479634284973" calcext:value-type="float">
            <text:p>8,42479634284973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43501734733582" calcext:value-type="float">
            <text:p>8,43501734733582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44529747962952" calcext:value-type="float">
            <text:p>8,44529747962952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45551323890686" calcext:value-type="float">
            <text:p>8,45551323890686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46576642990112" calcext:value-type="float">
            <text:p>8,46576642990112</text:p>
          </table:table-cell>
          <table:table-cell office:value-type="float" office:value="0.62086" calcext:value-type="float">
            <text:p>0,62086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1.04602" calcext:value-type="float">
            <text:p>1,04602</text:p>
          </table:table-cell>
          <table:table-cell office:value-type="float" office:value="0.03246" calcext:value-type="float">
            <text:p>0,03246</text:p>
          </table:table-cell>
          <table:table-cell office:value-type="float" office:value="-0.41913" calcext:value-type="float">
            <text:p>-0,41913</text:p>
          </table:table-cell>
          <table:table-cell office:value-type="float" office:value="4.16224" calcext:value-type="float">
            <text:p>4,16224</text:p>
          </table:table-cell>
          <table:table-cell table:number-columns-repeated="2"/>
        </table:table-row>
        <table:table-row table:style-name="ro1">
          <table:table-cell office:value-type="float" office:value="8.47600340843201" calcext:value-type="float">
            <text:p>8,47600340843201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48626208305359" calcext:value-type="float">
            <text:p>8,48626208305359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49656343460083" calcext:value-type="float">
            <text:p>8,49656343460083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50684332847595" calcext:value-type="float">
            <text:p>8,50684332847595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51706552505493" calcext:value-type="float">
            <text:p>8,51706552505493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52736282348633" calcext:value-type="float">
            <text:p>8,52736282348633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53759694099426" calcext:value-type="float">
            <text:p>8,53759694099426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54786849021912" calcext:value-type="float">
            <text:p>8,54786849021912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55810403823853" calcext:value-type="float">
            <text:p>8,55810403823853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56834220886231" calcext:value-type="float">
            <text:p>8,56834220886231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5786030292511" calcext:value-type="float">
            <text:p>8,5786030292511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58883666992188" calcext:value-type="float">
            <text:p>8,58883666992188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59910607337952" calcext:value-type="float">
            <text:p>8,59910607337952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60933995246887" calcext:value-type="float">
            <text:p>8,60933995246887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61963391304016" calcext:value-type="float">
            <text:p>8,61963391304016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62989068031311" calcext:value-type="float">
            <text:p>8,62989068031311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64014101028442" calcext:value-type="float">
            <text:p>8,64014101028442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65039277076721" calcext:value-type="float">
            <text:p>8,65039277076721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6606502532959" calcext:value-type="float">
            <text:p>8,6606502532959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67089319229126" calcext:value-type="float">
            <text:p>8,67089319229126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68115448951721" calcext:value-type="float">
            <text:p>8,68115448951721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69136524200439" calcext:value-type="float">
            <text:p>8,69136524200439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70164179801941" calcext:value-type="float">
            <text:p>8,70164179801941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71185255050659" calcext:value-type="float">
            <text:p>8,71185255050659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72211313247681" calcext:value-type="float">
            <text:p>8,72211313247681</text:p>
          </table:table-cell>
          <table:table-cell office:value-type="float" office:value="0.63677" calcext:value-type="float">
            <text:p>0,63677</text:p>
          </table:table-cell>
          <table:table-cell office:value-type="float" office:value="0.04372" calcext:value-type="float">
            <text:p>0,04372</text:p>
          </table:table-cell>
          <table:table-cell office:value-type="float" office:value="1.05042" calcext:value-type="float">
            <text:p>1,05042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-0.34137" calcext:value-type="float">
            <text:p>-0,34137</text:p>
          </table:table-cell>
          <table:table-cell office:value-type="float" office:value="4.13203" calcext:value-type="float">
            <text:p>4,13203</text:p>
          </table:table-cell>
          <table:table-cell table:number-columns-repeated="2"/>
        </table:table-row>
        <table:table-row table:style-name="ro1">
          <table:table-cell office:value-type="float" office:value="8.73237252235413" calcext:value-type="float">
            <text:p>8,73237252235413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74264526367188" calcext:value-type="float">
            <text:p>8,74264526367188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75291061401367" calcext:value-type="float">
            <text:p>8,75291061401367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76318335533142" calcext:value-type="float">
            <text:p>8,76318335533142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77339768409729" calcext:value-type="float">
            <text:p>8,77339768409729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78379702568054" calcext:value-type="float">
            <text:p>8,78379702568054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79405784606934" calcext:value-type="float">
            <text:p>8,79405784606934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80436086654663" calcext:value-type="float">
            <text:p>8,80436086654663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81459259986877" calcext:value-type="float">
            <text:p>8,81459259986877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82501721382141" calcext:value-type="float">
            <text:p>8,82501721382141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83524250984192" calcext:value-type="float">
            <text:p>8,83524250984192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84552621841431" calcext:value-type="float">
            <text:p>8,84552621841431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85573887825012" calcext:value-type="float">
            <text:p>8,85573887825012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86599111557007" calcext:value-type="float">
            <text:p>8,86599111557007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87623047828674" calcext:value-type="float">
            <text:p>8,87623047828674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88649320602417" calcext:value-type="float">
            <text:p>8,88649320602417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89675736427307" calcext:value-type="float">
            <text:p>8,89675736427307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90701508522034" calcext:value-type="float">
            <text:p>8,90701508522034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91722655296326" calcext:value-type="float">
            <text:p>8,91722655296326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92752885818481" calcext:value-type="float">
            <text:p>8,92752885818481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93774199485779" calcext:value-type="float">
            <text:p>8,93774199485779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94801640510559" calcext:value-type="float">
            <text:p>8,94801640510559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95823740959168" calcext:value-type="float">
            <text:p>8,95823740959168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9684898853302" calcext:value-type="float">
            <text:p>8,9684898853302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97871398925781" calcext:value-type="float">
            <text:p>8,97871398925781</text:p>
          </table:table-cell>
          <table:table-cell office:value-type="float" office:value="0.63172" calcext:value-type="float">
            <text:p>0,6317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.04655" calcext:value-type="float">
            <text:p>1,04655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0.22987" calcext:value-type="float">
            <text:p>-0,22987</text:p>
          </table:table-cell>
          <table:table-cell office:value-type="float" office:value="4.17209" calcext:value-type="float">
            <text:p>4,17209</text:p>
          </table:table-cell>
          <table:table-cell table:number-columns-repeated="2"/>
        </table:table-row>
        <table:table-row table:style-name="ro1">
          <table:table-cell office:value-type="float" office:value="8.9889919757843" calcext:value-type="float">
            <text:p>8,9889919757843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8.99925374984741" calcext:value-type="float">
            <text:p>8,99925374984741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00952553749085" calcext:value-type="float">
            <text:p>9,00952553749085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01974225044251" calcext:value-type="float">
            <text:p>9,01974225044251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03003883361816" calcext:value-type="float">
            <text:p>9,03003883361816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04024600982666" calcext:value-type="float">
            <text:p>9,04024600982666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05056166648865" calcext:value-type="float">
            <text:p>9,05056166648865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06081581115723" calcext:value-type="float">
            <text:p>9,06081581115723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07115626335144" calcext:value-type="float">
            <text:p>9,07115626335144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08155584335327" calcext:value-type="float">
            <text:p>9,08155584335327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09190034866333" calcext:value-type="float">
            <text:p>9,09190034866333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10222148895264" calcext:value-type="float">
            <text:p>9,10222148895264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1124804019928" calcext:value-type="float">
            <text:p>9,1124804019928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12270188331604" calcext:value-type="float">
            <text:p>9,12270188331604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13297152519226" calcext:value-type="float">
            <text:p>9,13297152519226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14318227767944" calcext:value-type="float">
            <text:p>9,14318227767944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15345811843872" calcext:value-type="float">
            <text:p>9,15345811843872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1636688709259" calcext:value-type="float">
            <text:p>9,1636688709259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17392635345459" calcext:value-type="float">
            <text:p>9,17392635345459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18413496017456" calcext:value-type="float">
            <text:p>9,18413496017456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19439148902893" calcext:value-type="float">
            <text:p>9,19439148902893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20465898513794" calcext:value-type="float">
            <text:p>9,20465898513794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21491050720215" calcext:value-type="float">
            <text:p>9,21491050720215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22514176368713" calcext:value-type="float">
            <text:p>9,22514176368713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23539042472839" calcext:value-type="float">
            <text:p>9,23539042472839</text:p>
          </table:table-cell>
          <table:table-cell office:value-type="float" office:value="0.61633" calcext:value-type="float">
            <text:p>0,61633</text:p>
          </table:table-cell>
          <table:table-cell office:value-type="float" office:value="0.05331" calcext:value-type="float">
            <text:p>0,05331</text:p>
          </table:table-cell>
          <table:table-cell office:value-type="float" office:value="1.07054" calcext:value-type="float">
            <text:p>1,07054</text:p>
          </table:table-cell>
          <table:table-cell office:value-type="float" office:value="0.25453" calcext:value-type="float">
            <text:p>0,25453</text:p>
          </table:table-cell>
          <table:table-cell office:value-type="float" office:value="-0.26184" calcext:value-type="float">
            <text:p>-0,26184</text:p>
          </table:table-cell>
          <table:table-cell office:value-type="float" office:value="4.23188" calcext:value-type="float">
            <text:p>4,23188</text:p>
          </table:table-cell>
          <table:table-cell table:number-columns-repeated="2"/>
        </table:table-row>
        <table:table-row table:style-name="ro1">
          <table:table-cell office:value-type="float" office:value="9.24561357498169" calcext:value-type="float">
            <text:p>9,24561357498169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25587749481201" calcext:value-type="float">
            <text:p>9,25587749481201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26608395576477" calcext:value-type="float">
            <text:p>9,26608395576477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27632665634155" calcext:value-type="float">
            <text:p>9,27632665634155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28652954101563" calcext:value-type="float">
            <text:p>9,28652954101563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2967689037323" calcext:value-type="float">
            <text:p>9,2967689037323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3070056438446" calcext:value-type="float">
            <text:p>9,3070056438446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31725263595581" calcext:value-type="float">
            <text:p>9,31725263595581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32747507095337" calcext:value-type="float">
            <text:p>9,32747507095337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33772039413452" calcext:value-type="float">
            <text:p>9,33772039413452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34792327880859" calcext:value-type="float">
            <text:p>9,34792327880859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35818362236023" calcext:value-type="float">
            <text:p>9,35818362236023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36838626861572" calcext:value-type="float">
            <text:p>9,36838626861572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37862324714661" calcext:value-type="float">
            <text:p>9,37862324714661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388827085495" calcext:value-type="float">
            <text:p>9,388827085495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3990638256073" calcext:value-type="float">
            <text:p>9,3990638256073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40930247306824" calcext:value-type="float">
            <text:p>9,40930247306824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41954517364502" calcext:value-type="float">
            <text:p>9,41954517364502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42977428436279" calcext:value-type="float">
            <text:p>9,42977428436279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44003033638001" calcext:value-type="float">
            <text:p>9,44003033638001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45023798942566" calcext:value-type="float">
            <text:p>9,45023798942566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46050643920898" calcext:value-type="float">
            <text:p>9,46050643920898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47071552276611" calcext:value-type="float">
            <text:p>9,47071552276611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48095870018005" calcext:value-type="float">
            <text:p>9,48095870018005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49116206169128" calcext:value-type="float">
            <text:p>9,49116206169128</text:p>
          </table:table-cell>
          <table:table-cell office:value-type="float" office:value="0.64238" calcext:value-type="float">
            <text:p>0,64238</text:p>
          </table:table-cell>
          <table:table-cell office:value-type="float" office:value="0.04862" calcext:value-type="float">
            <text:p>0,048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35241" calcext:value-type="float">
            <text:p>0,35241</text:p>
          </table:table-cell>
          <table:table-cell office:value-type="float" office:value="-0.31891" calcext:value-type="float">
            <text:p>-0,31891</text:p>
          </table:table-cell>
          <table:table-cell office:value-type="float" office:value="4.22749" calcext:value-type="float">
            <text:p>4,22749</text:p>
          </table:table-cell>
          <table:table-cell table:number-columns-repeated="2"/>
        </table:table-row>
        <table:table-row table:style-name="ro1">
          <table:table-cell office:value-type="float" office:value="9.50146198272705" calcext:value-type="float">
            <text:p>9,50146198272705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51168322563171" calcext:value-type="float">
            <text:p>9,51168322563171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52193927764893" calcext:value-type="float">
            <text:p>9,52193927764893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53217244148254" calcext:value-type="float">
            <text:p>9,53217244148254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54246044158936" calcext:value-type="float">
            <text:p>9,54246044158936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55270195007324" calcext:value-type="float">
            <text:p>9,55270195007324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56295156478882" calcext:value-type="float">
            <text:p>9,56295156478882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57315540313721" calcext:value-type="float">
            <text:p>9,57315540313721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58338618278503" calcext:value-type="float">
            <text:p>9,58338618278503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59359073638916" calcext:value-type="float">
            <text:p>9,59359073638916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60385274887085" calcext:value-type="float">
            <text:p>9,60385274887085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61409759521484" calcext:value-type="float">
            <text:p>9,61409759521484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62437772750855" calcext:value-type="float">
            <text:p>9,62437772750855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6345841884613" calcext:value-type="float">
            <text:p>9,6345841884613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64482641220093" calcext:value-type="float">
            <text:p>9,64482641220093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65506863594055" calcext:value-type="float">
            <text:p>9,65506863594055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6653151512146" calcext:value-type="float">
            <text:p>9,6653151512146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6756272315979" calcext:value-type="float">
            <text:p>9,6756272315979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68598484992981" calcext:value-type="float">
            <text:p>9,68598484992981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69619393348694" calcext:value-type="float">
            <text:p>9,69619393348694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70648384094238" calcext:value-type="float">
            <text:p>9,70648384094238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71669268608093" calcext:value-type="float">
            <text:p>9,71669268608093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72697973251343" calcext:value-type="float">
            <text:p>9,72697973251343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73718214035034" calcext:value-type="float">
            <text:p>9,73718214035034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74743628501892" calcext:value-type="float">
            <text:p>9,74743628501892</text:p>
          </table:table-cell>
          <table:table-cell office:value-type="float" office:value="0.65379" calcext:value-type="float">
            <text:p>0,65379</text:p>
          </table:table-cell>
          <table:table-cell office:value-type="float" office:value="0.04188" calcext:value-type="float">
            <text:p>0,04188</text:p>
          </table:table-cell>
          <table:table-cell office:value-type="float" office:value="1.07707" calcext:value-type="float">
            <text:p>1,07707</text:p>
          </table:table-cell>
          <table:table-cell office:value-type="float" office:value="0.33101" calcext:value-type="float">
            <text:p>0,33101</text:p>
          </table:table-cell>
          <table:table-cell office:value-type="float" office:value="-0.42855" calcext:value-type="float">
            <text:p>-0,42855</text:p>
          </table:table-cell>
          <table:table-cell office:value-type="float" office:value="4.31016" calcext:value-type="float">
            <text:p>4,31016</text:p>
          </table:table-cell>
          <table:table-cell table:number-columns-repeated="2"/>
        </table:table-row>
        <table:table-row table:style-name="ro1">
          <table:table-cell office:value-type="float" office:value="9.75772857666016" calcext:value-type="float">
            <text:p>9,75772857666016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76799058914185" calcext:value-type="float">
            <text:p>9,76799058914185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77819895744324" calcext:value-type="float">
            <text:p>9,77819895744324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78844904899597" calcext:value-type="float">
            <text:p>9,78844904899597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79876613616943" calcext:value-type="float">
            <text:p>9,79876613616943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80905699729919" calcext:value-type="float">
            <text:p>9,80905699729919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8192675113678" calcext:value-type="float">
            <text:p>9,8192675113678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82954406738281" calcext:value-type="float">
            <text:p>9,82954406738281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83975887298584" calcext:value-type="float">
            <text:p>9,83975887298584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85000395774841" calcext:value-type="float">
            <text:p>9,85000395774841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8602945804596" calcext:value-type="float">
            <text:p>9,8602945804596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87056493759155" calcext:value-type="float">
            <text:p>9,87056493759155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88077688217163" calcext:value-type="float">
            <text:p>9,88077688217163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89102244377136" calcext:value-type="float">
            <text:p>9,89102244377136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90122675895691" calcext:value-type="float">
            <text:p>9,90122675895691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91149806976318" calcext:value-type="float">
            <text:p>9,91149806976318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92170453071594" calcext:value-type="float">
            <text:p>9,92170453071594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93197727203369" calcext:value-type="float">
            <text:p>9,93197727203369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94218349456787" calcext:value-type="float">
            <text:p>9,94218349456787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95242857933044" calcext:value-type="float">
            <text:p>9,95242857933044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96268606185913" calcext:value-type="float">
            <text:p>9,96268606185913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97294282913208" calcext:value-type="float">
            <text:p>9,97294282913208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98335385322571" calcext:value-type="float">
            <text:p>9,98335385322571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9.99369621276856" calcext:value-type="float">
            <text:p>9,99369621276856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10.003910779953" calcext:value-type="float">
            <text:p>10,003910779953</text:p>
          </table:table-cell>
          <table:table-cell office:value-type="float" office:value="0.62188" calcext:value-type="float">
            <text:p>0,62188</text:p>
          </table:table-cell>
          <table:table-cell office:value-type="float" office:value="0.03914" calcext:value-type="float">
            <text:p>0,03914</text:p>
          </table:table-cell>
          <table:table-cell office:value-type="float" office:value="1.02701" calcext:value-type="float">
            <text:p>1,02701</text:p>
          </table:table-cell>
          <table:table-cell office:value-type="float" office:value="0.2636" calcext:value-type="float">
            <text:p>0,2636</text:p>
          </table:table-cell>
          <table:table-cell office:value-type="float" office:value="-0.57227" calcext:value-type="float">
            <text:p>-0,57227</text:p>
          </table:table-cell>
          <table:table-cell office:value-type="float" office:value="4.3249" calcext:value-type="float">
            <text:p>4,3249</text:p>
          </table:table-cell>
          <table:table-cell table:number-columns-repeated="2"/>
        </table:table-row>
        <table:table-row table:style-name="ro1">
          <table:table-cell office:value-type="float" office:value="10.0142149925232" calcext:value-type="float">
            <text:p>10,0142149925232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0244705677032" calcext:value-type="float">
            <text:p>10,0244705677032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0347390174866" calcext:value-type="float">
            <text:p>10,0347390174866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0449488162994" calcext:value-type="float">
            <text:p>10,0449488162994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0551970005035" calcext:value-type="float">
            <text:p>10,0551970005035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0654468536377" calcext:value-type="float">
            <text:p>10,0654468536377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0756986141205" calcext:value-type="float">
            <text:p>10,0756986141205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0859065055847" calcext:value-type="float">
            <text:p>10,0859065055847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0961675643921" calcext:value-type="float">
            <text:p>10,0961675643921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1064190864563" calcext:value-type="float">
            <text:p>10,1064190864563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1166732311249" calcext:value-type="float">
            <text:p>10,1166732311249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1269094944" calcext:value-type="float">
            <text:p>10,1269094944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1371972560883" calcext:value-type="float">
            <text:p>10,1371972560883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1474022865295" calcext:value-type="float">
            <text:p>10,1474022865295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1576771736145" calcext:value-type="float">
            <text:p>10,1576771736145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1678996086121" calcext:value-type="float">
            <text:p>10,1678996086121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1781725883484" calcext:value-type="float">
            <text:p>10,1781725883484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1883804798126" calcext:value-type="float">
            <text:p>10,1883804798126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1986284255981" calcext:value-type="float">
            <text:p>10,1986284255981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2088768482208" calcext:value-type="float">
            <text:p>10,2088768482208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2191350460053" calcext:value-type="float">
            <text:p>10,2191350460053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229367017746" calcext:value-type="float">
            <text:p>10,229367017746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2397389411926" calcext:value-type="float">
            <text:p>10,2397389411926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2499523162842" calcext:value-type="float">
            <text:p>10,2499523162842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2602396011353" calcext:value-type="float">
            <text:p>10,2602396011353</text:p>
          </table:table-cell>
          <table:table-cell office:value-type="float" office:value="0.62804" calcext:value-type="float">
            <text:p>0,62804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1.0457" calcext:value-type="float">
            <text:p>1,0457</text:p>
          </table:table-cell>
          <table:table-cell office:value-type="float" office:value="0.12712" calcext:value-type="float">
            <text:p>0,12712</text:p>
          </table:table-cell>
          <table:table-cell office:value-type="float" office:value="-0.58992" calcext:value-type="float">
            <text:p>-0,58992</text:p>
          </table:table-cell>
          <table:table-cell office:value-type="float" office:value="4.2735" calcext:value-type="float">
            <text:p>4,2735</text:p>
          </table:table-cell>
          <table:table-cell table:number-columns-repeated="2"/>
        </table:table-row>
        <table:table-row table:style-name="ro1">
          <table:table-cell office:value-type="float" office:value="10.2704665660858" calcext:value-type="float">
            <text:p>10,2704665660858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2807252407074" calcext:value-type="float">
            <text:p>10,2807252407074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2909276485443" calcext:value-type="float">
            <text:p>10,2909276485443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3011772632599" calcext:value-type="float">
            <text:p>10,3011772632599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3114204406738" calcext:value-type="float">
            <text:p>10,3114204406738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321941614151" calcext:value-type="float">
            <text:p>10,321941614151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3322088718414" calcext:value-type="float">
            <text:p>10,3322088718414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3424732685089" calcext:value-type="float">
            <text:p>10,3424732685089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3526833057404" calcext:value-type="float">
            <text:p>10,3526833057404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3629815578461" calcext:value-type="float">
            <text:p>10,3629815578461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3731842041016" calcext:value-type="float">
            <text:p>10,3731842041016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3834285736084" calcext:value-type="float">
            <text:p>10,3834285736084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3936314582825" calcext:value-type="float">
            <text:p>10,3936314582825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4039072990417" calcext:value-type="float">
            <text:p>10,4039072990417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4141573905945" calcext:value-type="float">
            <text:p>10,4141573905945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4244527816772" calcext:value-type="float">
            <text:p>10,4244527816772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4346606731415" calcext:value-type="float">
            <text:p>10,4346606731415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4449126720428" calcext:value-type="float">
            <text:p>10,4449126720428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4551165103912" calcext:value-type="float">
            <text:p>10,4551165103912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4653885364532" calcext:value-type="float">
            <text:p>10,4653885364532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4755954742432" calcext:value-type="float">
            <text:p>10,4755954742432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4858417510986" calcext:value-type="float">
            <text:p>10,4858417510986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4960467815399" calcext:value-type="float">
            <text:p>10,4960467815399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5063049793243" calcext:value-type="float">
            <text:p>10,5063049793243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5165548324585" calcext:value-type="float">
            <text:p>10,5165548324585</text:p>
          </table:table-cell>
          <table:table-cell office:value-type="float" office:value="0.64122" calcext:value-type="float">
            <text:p>0,64122</text:p>
          </table:table-cell>
          <table:table-cell office:value-type="float" office:value="0.0585" calcext:value-type="float">
            <text:p>0,0585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0769" calcext:value-type="float">
            <text:p>0,0769</text:p>
          </table:table-cell>
          <table:table-cell office:value-type="float" office:value="-0.51909" calcext:value-type="float">
            <text:p>-0,51909</text:p>
          </table:table-cell>
          <table:table-cell office:value-type="float" office:value="4.18948" calcext:value-type="float">
            <text:p>4,18948</text:p>
          </table:table-cell>
          <table:table-cell table:number-columns-repeated="2"/>
        </table:table-row>
        <table:table-row table:style-name="ro1">
          <table:table-cell office:value-type="float" office:value="10.5268607139587" calcext:value-type="float">
            <text:p>10,5268607139587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5370733737946" calcext:value-type="float">
            <text:p>10,5370733737946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5473256111145" calcext:value-type="float">
            <text:p>10,5473256111145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5575275421143" calcext:value-type="float">
            <text:p>10,5575275421143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5677933692932" calcext:value-type="float">
            <text:p>10,5677933692932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5781433582306" calcext:value-type="float">
            <text:p>10,5781433582306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5884997844696" calcext:value-type="float">
            <text:p>10,5884997844696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5987114906311" calcext:value-type="float">
            <text:p>10,5987114906311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60897564888" calcext:value-type="float">
            <text:p>10,60897564888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6192255020142" calcext:value-type="float">
            <text:p>10,6192255020142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629513502121" calcext:value-type="float">
            <text:p>10,629513502121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6397266387939" calcext:value-type="float">
            <text:p>10,6397266387939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6499979496002" calcext:value-type="float">
            <text:p>10,6499979496002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6603002548218" calcext:value-type="float">
            <text:p>10,6603002548218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6705574989319" calcext:value-type="float">
            <text:p>10,6705574989319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680762052536" calcext:value-type="float">
            <text:p>10,680762052536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6910126209259" calcext:value-type="float">
            <text:p>10,6910126209259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7012138366699" calcext:value-type="float">
            <text:p>10,7012138366699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7114753723145" calcext:value-type="float">
            <text:p>10,7114753723145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7216923236847" calcext:value-type="float">
            <text:p>10,7216923236847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7320709228516" calcext:value-type="float">
            <text:p>10,7320709228516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7422833442688" calcext:value-type="float">
            <text:p>10,7422833442688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7525470256805" calcext:value-type="float">
            <text:p>10,7525470256805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7628197669983" calcext:value-type="float">
            <text:p>10,7628197669983</text:p>
          </table:table-cell>
          <table:table-cell office:value-type="float" office:value="0.61177" calcext:value-type="float">
            <text:p>0,61177</text:p>
          </table:table-cell>
          <table:table-cell office:value-type="float" office:value="0.02841" calcext:value-type="float">
            <text:p>0,02841</text:p>
          </table:table-cell>
          <table:table-cell office:value-type="float" office:value="1.05288" calcext:value-type="float">
            <text:p>1,05288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43287" calcext:value-type="float">
            <text:p>-0,43287</text:p>
          </table:table-cell>
          <table:table-cell office:value-type="float" office:value="4.16866" calcext:value-type="float">
            <text:p>4,16866</text:p>
          </table:table-cell>
          <table:table-cell table:number-columns-repeated="2"/>
        </table:table-row>
        <table:table-row table:style-name="ro1">
          <table:table-cell office:value-type="float" office:value="10.773353099823" calcext:value-type="float">
            <text:p>10,773353099823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7835621833801" calcext:value-type="float">
            <text:p>10,7835621833801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7938122749329" calcext:value-type="float">
            <text:p>10,7938122749329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8040163516998" calcext:value-type="float">
            <text:p>10,8040163516998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8142819404602" calcext:value-type="float">
            <text:p>10,8142819404602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8245096206665" calcext:value-type="float">
            <text:p>10,8245096206665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8347723484039" calcext:value-type="float">
            <text:p>10,8347723484039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844978094101" calcext:value-type="float">
            <text:p>10,844978094101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8552241325378" calcext:value-type="float">
            <text:p>10,8552241325378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865471124649" calcext:value-type="float">
            <text:p>10,865471124649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8758645057678" calcext:value-type="float">
            <text:p>10,8758645057678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8862583637238" calcext:value-type="float">
            <text:p>10,8862583637238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8965332508087" calcext:value-type="float">
            <text:p>10,8965332508087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9068369865417" calcext:value-type="float">
            <text:p>10,9068369865417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9171228408813" calcext:value-type="float">
            <text:p>10,9171228408813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9274408817291" calcext:value-type="float">
            <text:p>10,9274408817291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9377143383026" calcext:value-type="float">
            <text:p>10,9377143383026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9479348659515" calcext:value-type="float">
            <text:p>10,9479348659515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9581906795502" calcext:value-type="float">
            <text:p>10,9581906795502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9685139656067" calcext:value-type="float">
            <text:p>10,9685139656067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9787878990173" calcext:value-type="float">
            <text:p>10,9787878990173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9890072345734" calcext:value-type="float">
            <text:p>10,9890072345734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0.9992637634277" calcext:value-type="float">
            <text:p>10,9992637634277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1.0094854831696" calcext:value-type="float">
            <text:p>11,0094854831696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1.0198166370392" calcext:value-type="float">
            <text:p>11,0198166370392</text:p>
          </table:table-cell>
          <table:table-cell office:value-type="float" office:value="0.63828" calcext:value-type="float">
            <text:p>0,63828</text:p>
          </table:table-cell>
          <table:table-cell office:value-type="float" office:value="0.01911" calcext:value-type="float">
            <text:p>0,01911</text:p>
          </table:table-cell>
          <table:table-cell office:value-type="float" office:value="1.05352" calcext:value-type="float">
            <text:p>1,05352</text:p>
          </table:table-cell>
          <table:table-cell office:value-type="float" office:value="-0.00956" calcext:value-type="float">
            <text:p>-0,00956</text:p>
          </table:table-cell>
          <table:table-cell office:value-type="float" office:value="-0.34795" calcext:value-type="float">
            <text:p>-0,34795</text:p>
          </table:table-cell>
          <table:table-cell office:value-type="float" office:value="4.12966" calcext:value-type="float">
            <text:p>4,12966</text:p>
          </table:table-cell>
          <table:table-cell table:number-columns-repeated="2"/>
        </table:table-row>
        <table:table-row table:style-name="ro1">
          <table:table-cell office:value-type="float" office:value="11.0300931930542" calcext:value-type="float">
            <text:p>11,0300931930542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0404090881348" calcext:value-type="float">
            <text:p>11,0404090881348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0506451129913" calcext:value-type="float">
            <text:p>11,0506451129913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060909986496" calcext:value-type="float">
            <text:p>11,060909986496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071168422699" calcext:value-type="float">
            <text:p>11,071168422699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0814363956451" calcext:value-type="float">
            <text:p>11,0814363956451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0916433334351" calcext:value-type="float">
            <text:p>11,0916433334351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1019444465637" calcext:value-type="float">
            <text:p>11,1019444465637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1121578216553" calcext:value-type="float">
            <text:p>11,1121578216553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1224803924561" calcext:value-type="float">
            <text:p>11,1224803924561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1327426433563" calcext:value-type="float">
            <text:p>11,1327426433563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1430146694183" calcext:value-type="float">
            <text:p>11,1430146694183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1532318592072" calcext:value-type="float">
            <text:p>11,1532318592072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1635043621063" calcext:value-type="float">
            <text:p>11,1635043621063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1737840175629" calcext:value-type="float">
            <text:p>11,1737840175629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1840434074402" calcext:value-type="float">
            <text:p>11,1840434074402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1942622661591" calcext:value-type="float">
            <text:p>11,1942622661591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2045722007751" calcext:value-type="float">
            <text:p>11,2045722007751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2148241996765" calcext:value-type="float">
            <text:p>11,2148241996765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2251319885254" calcext:value-type="float">
            <text:p>11,2251319885254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2353584766388" calcext:value-type="float">
            <text:p>11,2353584766388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245628118515" calcext:value-type="float">
            <text:p>11,245628118515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2558426856995" calcext:value-type="float">
            <text:p>11,2558426856995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2661306858063" calcext:value-type="float">
            <text:p>11,2661306858063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2763979434967" calcext:value-type="float">
            <text:p>11,2763979434967</text:p>
          </table:table-cell>
          <table:table-cell office:value-type="float" office:value="0.62875" calcext:value-type="float">
            <text:p>0,62875</text:p>
          </table:table-cell>
          <table:table-cell office:value-type="float" office:value="0.04574" calcext:value-type="float">
            <text:p>0,04574</text:p>
          </table:table-cell>
          <table:table-cell office:value-type="float" office:value="1.03435" calcext:value-type="float">
            <text:p>1,03435</text:p>
          </table:table-cell>
          <table:table-cell office:value-type="float" office:value="0.06382" calcext:value-type="float">
            <text:p>0,06382</text:p>
          </table:table-cell>
          <table:table-cell office:value-type="float" office:value="-0.23974" calcext:value-type="float">
            <text:p>-0,23974</text:p>
          </table:table-cell>
          <table:table-cell office:value-type="float" office:value="4.15917" calcext:value-type="float">
            <text:p>4,15917</text:p>
          </table:table-cell>
          <table:table-cell table:number-columns-repeated="2"/>
        </table:table-row>
        <table:table-row table:style-name="ro1">
          <table:table-cell office:value-type="float" office:value="11.2866847515106" calcext:value-type="float">
            <text:p>11,2866847515106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2969055175781" calcext:value-type="float">
            <text:p>11,2969055175781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307168006897" calcext:value-type="float">
            <text:p>11,307168006897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3174262046814" calcext:value-type="float">
            <text:p>11,3174262046814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3277513980865" calcext:value-type="float">
            <text:p>11,3277513980865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3379693031311" calcext:value-type="float">
            <text:p>11,3379693031311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3482339382172" calcext:value-type="float">
            <text:p>11,3482339382172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3584833145142" calcext:value-type="float">
            <text:p>11,3584833145142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3687744140625" calcext:value-type="float">
            <text:p>11,3687744140625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3789956569672" calcext:value-type="float">
            <text:p>11,3789956569672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3892605304718" calcext:value-type="float">
            <text:p>11,3892605304718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3994746208191" calcext:value-type="float">
            <text:p>11,3994746208191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4097909927368" calcext:value-type="float">
            <text:p>11,4097909927368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4200565814972" calcext:value-type="float">
            <text:p>11,4200565814972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4303843975067" calcext:value-type="float">
            <text:p>11,4303843975067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4406344890595" calcext:value-type="float">
            <text:p>11,4406344890595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4508965015411" calcext:value-type="float">
            <text:p>11,4508965015411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4611115455627" calcext:value-type="float">
            <text:p>11,4611115455627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4713881015778" calcext:value-type="float">
            <text:p>11,4713881015778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4817910194397" calcext:value-type="float">
            <text:p>11,4817910194397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4920744895935" calcext:value-type="float">
            <text:p>11,4920744895935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5024220943451" calcext:value-type="float">
            <text:p>11,5024220943451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5127251148224" calcext:value-type="float">
            <text:p>11,5127251148224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5229995250702" calcext:value-type="float">
            <text:p>11,5229995250702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5332927703857" calcext:value-type="float">
            <text:p>11,5332927703857</text:p>
          </table:table-cell>
          <table:table-cell office:value-type="float" office:value="0.61624" calcext:value-type="float">
            <text:p>0,61624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2041" calcext:value-type="float">
            <text:p>0,22041</text:p>
          </table:table-cell>
          <table:table-cell office:value-type="float" office:value="-0.23273" calcext:value-type="float">
            <text:p>-0,23273</text:p>
          </table:table-cell>
          <table:table-cell office:value-type="float" office:value="4.2581" calcext:value-type="float">
            <text:p>4,2581</text:p>
          </table:table-cell>
          <table:table-cell table:number-columns-repeated="2"/>
        </table:table-row>
        <table:table-row table:style-name="ro1">
          <table:table-cell office:value-type="float" office:value="11.5435292720795" calcext:value-type="float">
            <text:p>11,5435292720795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553808927536" calcext:value-type="float">
            <text:p>11,553808927536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5640289783478" calcext:value-type="float">
            <text:p>11,5640289783478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5743355751038" calcext:value-type="float">
            <text:p>11,5743355751038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5845928192139" calcext:value-type="float">
            <text:p>11,5845928192139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5948300361633" calcext:value-type="float">
            <text:p>11,5948300361633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6050562858582" calcext:value-type="float">
            <text:p>11,6050562858582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615332365036" calcext:value-type="float">
            <text:p>11,615332365036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6256444454193" calcext:value-type="float">
            <text:p>11,6256444454193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6359217166901" calcext:value-type="float">
            <text:p>11,6359217166901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6461420059204" calcext:value-type="float">
            <text:p>11,6461420059204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6564366817474" calcext:value-type="float">
            <text:p>11,6564366817474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6666972637177" calcext:value-type="float">
            <text:p>11,6666972637177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6769831180573" calcext:value-type="float">
            <text:p>11,6769831180573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6872358322144" calcext:value-type="float">
            <text:p>11,6872358322144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6975114345551" calcext:value-type="float">
            <text:p>11,6975114345551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7077269554138" calcext:value-type="float">
            <text:p>11,7077269554138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7180147171021" calcext:value-type="float">
            <text:p>11,7180147171021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7282772064209" calcext:value-type="float">
            <text:p>11,7282772064209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7385740280151" calcext:value-type="float">
            <text:p>11,7385740280151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7487893104553" calcext:value-type="float">
            <text:p>11,7487893104553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7590396404266" calcext:value-type="float">
            <text:p>11,7590396404266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7693085670471" calcext:value-type="float">
            <text:p>11,7693085670471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7797796726227" calcext:value-type="float">
            <text:p>11,7797796726227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7901496887207" calcext:value-type="float">
            <text:p>11,7901496887207</text:p>
          </table:table-cell>
          <table:table-cell office:value-type="float" office:value="0.64871" calcext:value-type="float">
            <text:p>0,64871</text:p>
          </table:table-cell>
          <table:table-cell office:value-type="float" office:value="0.01824" calcext:value-type="float">
            <text:p>0,01824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-0.31915" calcext:value-type="float">
            <text:p>-0,31915</text:p>
          </table:table-cell>
          <table:table-cell office:value-type="float" office:value="4.27882" calcext:value-type="float">
            <text:p>4,27882</text:p>
          </table:table-cell>
          <table:table-cell table:number-columns-repeated="2"/>
        </table:table-row>
        <table:table-row table:style-name="ro1">
          <table:table-cell office:value-type="float" office:value="11.80051445961" calcext:value-type="float">
            <text:p>11,80051445961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810741186142" calcext:value-type="float">
            <text:p>11,810741186142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8210446834564" calcext:value-type="float">
            <text:p>11,8210446834564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8313000202179" calcext:value-type="float">
            <text:p>11,8313000202179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8416469097137" calcext:value-type="float">
            <text:p>11,8416469097137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8519017696381" calcext:value-type="float">
            <text:p>11,8519017696381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8621799945831" calcext:value-type="float">
            <text:p>11,8621799945831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8725216388702" calcext:value-type="float">
            <text:p>11,8725216388702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8827955722809" calcext:value-type="float">
            <text:p>11,8827955722809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8930230140686" calcext:value-type="float">
            <text:p>11,8930230140686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9032816886902" calcext:value-type="float">
            <text:p>11,9032816886902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9134976863861" calcext:value-type="float">
            <text:p>11,9134976863861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923828125" calcext:value-type="float">
            <text:p>11,923828125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9340705871582" calcext:value-type="float">
            <text:p>11,9340705871582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9443638324738" calcext:value-type="float">
            <text:p>11,9443638324738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9545991420746" calcext:value-type="float">
            <text:p>11,9545991420746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9648704528809" calcext:value-type="float">
            <text:p>11,9648704528809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9751336574554" calcext:value-type="float">
            <text:p>11,9751336574554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9854025840759" calcext:value-type="float">
            <text:p>11,9854025840759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1.9956197738647" calcext:value-type="float">
            <text:p>11,9956197738647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2.0058851242065" calcext:value-type="float">
            <text:p>12,0058851242065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2.0161075592041" calcext:value-type="float">
            <text:p>12,0161075592041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2.0264732837677" calcext:value-type="float">
            <text:p>12,0264732837677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2.0367090702057" calcext:value-type="float">
            <text:p>12,0367090702057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2.046971321106" calcext:value-type="float">
            <text:p>12,046971321106</text:p>
          </table:table-cell>
          <table:table-cell office:value-type="float" office:value="0.64189" calcext:value-type="float">
            <text:p>0,64189</text:p>
          </table:table-cell>
          <table:table-cell office:value-type="float" office:value="0.05485" calcext:value-type="float">
            <text:p>0,05485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31104" calcext:value-type="float">
            <text:p>0,31104</text:p>
          </table:table-cell>
          <table:table-cell office:value-type="float" office:value="-0.39328" calcext:value-type="float">
            <text:p>-0,39328</text:p>
          </table:table-cell>
          <table:table-cell office:value-type="float" office:value="4.28616" calcext:value-type="float">
            <text:p>4,28616</text:p>
          </table:table-cell>
          <table:table-cell table:number-columns-repeated="2"/>
        </table:table-row>
        <table:table-row table:style-name="ro1">
          <table:table-cell office:value-type="float" office:value="12.0572059154511" calcext:value-type="float">
            <text:p>12,0572059154511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0674760341644" calcext:value-type="float">
            <text:p>12,0674760341644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0777359008789" calcext:value-type="float">
            <text:p>12,0777359008789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0880072116852" calcext:value-type="float">
            <text:p>12,0880072116852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0982196331024" calcext:value-type="float">
            <text:p>12,0982196331024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1085426807404" calcext:value-type="float">
            <text:p>12,1085426807404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1187500953674" calcext:value-type="float">
            <text:p>12,1187500953674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1290884017944" calcext:value-type="float">
            <text:p>12,1290884017944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1393389701843" calcext:value-type="float">
            <text:p>12,1393389701843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1496665477753" calcext:value-type="float">
            <text:p>12,1496665477753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1598877906799" calcext:value-type="float">
            <text:p>12,1598877906799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1701743602753" calcext:value-type="float">
            <text:p>12,1701743602753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1805005073547" calcext:value-type="float">
            <text:p>12,1805005073547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1907730102539" calcext:value-type="float">
            <text:p>12,1907730102539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2009913921356" calcext:value-type="float">
            <text:p>12,2009913921356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211306810379" calcext:value-type="float">
            <text:p>12,211306810379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2215602397919" calcext:value-type="float">
            <text:p>12,2215602397919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2318785190582" calcext:value-type="float">
            <text:p>12,2318785190582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2421011924744" calcext:value-type="float">
            <text:p>12,2421011924744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2523782253265" calcext:value-type="float">
            <text:p>12,2523782253265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2625975608826" calcext:value-type="float">
            <text:p>12,2625975608826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2728853225708" calcext:value-type="float">
            <text:p>12,2728853225708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2831077575684" calcext:value-type="float">
            <text:p>12,2831077575684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2933745384216" calcext:value-type="float">
            <text:p>12,2933745384216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3035924434662" calcext:value-type="float">
            <text:p>12,3035924434662</text:p>
          </table:table-cell>
          <table:table-cell office:value-type="float" office:value="0.62154" calcext:value-type="float">
            <text:p>0,62154</text:p>
          </table:table-cell>
          <table:table-cell office:value-type="float" office:value="0.03881" calcext:value-type="float">
            <text:p>0,03881</text:p>
          </table:table-cell>
          <table:table-cell office:value-type="float" office:value="1.0528" calcext:value-type="float">
            <text:p>1,0528</text:p>
          </table:table-cell>
          <table:table-cell office:value-type="float" office:value="0.27745" calcext:value-type="float">
            <text:p>0,27745</text:p>
          </table:table-cell>
          <table:table-cell office:value-type="float" office:value="-0.5464" calcext:value-type="float">
            <text:p>-0,5464</text:p>
          </table:table-cell>
          <table:table-cell office:value-type="float" office:value="4.32977" calcext:value-type="float">
            <text:p>4,32977</text:p>
          </table:table-cell>
          <table:table-cell table:number-columns-repeated="2"/>
        </table:table-row>
        <table:table-row table:style-name="ro1">
          <table:table-cell office:value-type="float" office:value="12.3138706684113" calcext:value-type="float">
            <text:p>12,3138706684113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3241560459137" calcext:value-type="float">
            <text:p>12,3241560459137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3344821929932" calcext:value-type="float">
            <text:p>12,3344821929932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3446991443634" calcext:value-type="float">
            <text:p>12,3446991443634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354962348938" calcext:value-type="float">
            <text:p>12,354962348938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3651814460754" calcext:value-type="float">
            <text:p>12,3651814460754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3755123615265" calcext:value-type="float">
            <text:p>12,3755123615265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3858976364136" calcext:value-type="float">
            <text:p>12,3858976364136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3961913585663" calcext:value-type="float">
            <text:p>12,3961913585663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4064471721649" calcext:value-type="float">
            <text:p>12,4064471721649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4167041778564" calcext:value-type="float">
            <text:p>12,4167041778564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4270212650299" calcext:value-type="float">
            <text:p>12,4270212650299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4372837543488" calcext:value-type="float">
            <text:p>12,4372837543488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4474959373474" calcext:value-type="float">
            <text:p>12,4474959373474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457780122757" calcext:value-type="float">
            <text:p>12,457780122757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4680824279785" calcext:value-type="float">
            <text:p>12,4680824279785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478435754776" calcext:value-type="float">
            <text:p>12,478435754776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4886643886566" calcext:value-type="float">
            <text:p>12,4886643886566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4989323616028" calcext:value-type="float">
            <text:p>12,4989323616028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5091617107391" calcext:value-type="float">
            <text:p>12,5091617107391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519434928894" calcext:value-type="float">
            <text:p>12,519434928894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5298130512238" calcext:value-type="float">
            <text:p>12,5298130512238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5400936603546" calcext:value-type="float">
            <text:p>12,5400936603546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5503318309784" calcext:value-type="float">
            <text:p>12,5503318309784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5606231689453" calcext:value-type="float">
            <text:p>12,5606231689453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04255" calcext:value-type="float">
            <text:p>0,04255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7126" calcext:value-type="float">
            <text:p>0,17126</text:p>
          </table:table-cell>
          <table:table-cell office:value-type="float" office:value="-0.60417" calcext:value-type="float">
            <text:p>-0,60417</text:p>
          </table:table-cell>
          <table:table-cell office:value-type="float" office:value="4.2757" calcext:value-type="float">
            <text:p>4,2757</text:p>
          </table:table-cell>
          <table:table-cell table:number-columns-repeated="2"/>
        </table:table-row>
        <table:table-row table:style-name="ro1">
          <table:table-cell office:value-type="float" office:value="12.5708689689636" calcext:value-type="float">
            <text:p>12,5708689689636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5811676979065" calcext:value-type="float">
            <text:p>12,5811676979065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5914103984833" calcext:value-type="float">
            <text:p>12,5914103984833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6016745567322" calcext:value-type="float">
            <text:p>12,6016745567322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6118915081024" calcext:value-type="float">
            <text:p>12,6118915081024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6221487522125" calcext:value-type="float">
            <text:p>12,6221487522125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6325106620789" calcext:value-type="float">
            <text:p>12,6325106620789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6427483558655" calcext:value-type="float">
            <text:p>12,6427483558655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6529655456543" calcext:value-type="float">
            <text:p>12,6529655456543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663224697113" calcext:value-type="float">
            <text:p>12,663224697113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6734442710876" calcext:value-type="float">
            <text:p>12,6734442710876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6838290691376" calcext:value-type="float">
            <text:p>12,6838290691376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6940591335297" calcext:value-type="float">
            <text:p>12,6940591335297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7043633460999" calcext:value-type="float">
            <text:p>12,7043633460999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7145857810974" calcext:value-type="float">
            <text:p>12,7145857810974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7249763011932" calcext:value-type="float">
            <text:p>12,7249763011932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7352788448334" calcext:value-type="float">
            <text:p>12,7352788448334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7455632686615" calcext:value-type="float">
            <text:p>12,7455632686615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7557799816132" calcext:value-type="float">
            <text:p>12,7557799816132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7660846710205" calcext:value-type="float">
            <text:p>12,7660846710205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7763423919678" calcext:value-type="float">
            <text:p>12,7763423919678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7866508960724" calcext:value-type="float">
            <text:p>12,7866508960724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7968714237213" calcext:value-type="float">
            <text:p>12,7968714237213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8071463108063" calcext:value-type="float">
            <text:p>12,8071463108063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8173661231995" calcext:value-type="float">
            <text:p>12,8173661231995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03831" calcext:value-type="float">
            <text:p>0,03831</text:p>
          </table:table-cell>
          <table:table-cell office:value-type="float" office:value="1.0605" calcext:value-type="float">
            <text:p>1,0605</text:p>
          </table:table-cell>
          <table:table-cell office:value-type="float" office:value="0.0829" calcext:value-type="float">
            <text:p>0,0829</text:p>
          </table:table-cell>
          <table:table-cell office:value-type="float" office:value="-0.5472" calcext:value-type="float">
            <text:p>-0,5472</text:p>
          </table:table-cell>
          <table:table-cell office:value-type="float" office:value="4.20218" calcext:value-type="float">
            <text:p>4,20218</text:p>
          </table:table-cell>
          <table:table-cell table:number-columns-repeated="2"/>
        </table:table-row>
        <table:table-row table:style-name="ro1">
          <table:table-cell office:value-type="float" office:value="12.8276824951172" calcext:value-type="float">
            <text:p>12,8276824951172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2.8379123210907" calcext:value-type="float">
            <text:p>12,8379123210907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2.8481848239899" calcext:value-type="float">
            <text:p>12,8481848239899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2.8584377765656" calcext:value-type="float">
            <text:p>12,8584377765656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2.8687019348145" calcext:value-type="float">
            <text:p>12,8687019348145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2.8789749145508" calcext:value-type="float">
            <text:p>12,8789749145508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2.8892524242401" calcext:value-type="float">
            <text:p>12,8892524242401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2.8994669914246" calcext:value-type="float">
            <text:p>12,8994669914246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2.9097843170166" calcext:value-type="float">
            <text:p>12,9097843170166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2.9200077056885" calcext:value-type="float">
            <text:p>12,9200077056885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2.9303598403931" calcext:value-type="float">
            <text:p>12,9303598403931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2.9405834674835" calcext:value-type="float">
            <text:p>12,9405834674835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2.9508607387543" calcext:value-type="float">
            <text:p>12,9508607387543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2.9610784053802" calcext:value-type="float">
            <text:p>12,9610784053802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2.971382856369" calcext:value-type="float">
            <text:p>12,971382856369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2.9816641807556" calcext:value-type="float">
            <text:p>12,9816641807556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2.9919335842133" calcext:value-type="float">
            <text:p>12,9919335842133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3.0021524429321" calcext:value-type="float">
            <text:p>13,0021524429321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3.0125389099121" calcext:value-type="float">
            <text:p>13,0125389099121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3.0227937698364" calcext:value-type="float">
            <text:p>13,0227937698364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3.033118724823" calcext:value-type="float">
            <text:p>13,033118724823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3.0433399677277" calcext:value-type="float">
            <text:p>13,0433399677277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3.0536243915558" calcext:value-type="float">
            <text:p>13,0536243915558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3.0638453960419" calcext:value-type="float">
            <text:p>13,0638453960419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3.0741360187531" calcext:value-type="float">
            <text:p>13,0741360187531</text:p>
          </table:table-cell>
          <table:table-cell office:value-type="float" office:value="0.61144" calcext:value-type="float">
            <text:p>0,61144</text:p>
          </table:table-cell>
          <table:table-cell office:value-type="float" office:value="0.03759" calcext:value-type="float">
            <text:p>0,03759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0207" calcext:value-type="float">
            <text:p>0,0207</text:p>
          </table:table-cell>
          <table:table-cell office:value-type="float" office:value="-0.44234" calcext:value-type="float">
            <text:p>-0,44234</text:p>
          </table:table-cell>
          <table:table-cell office:value-type="float" office:value="4.17382" calcext:value-type="float">
            <text:p>4,17382</text:p>
          </table:table-cell>
          <table:table-cell table:number-columns-repeated="2"/>
        </table:table-row>
        <table:table-row table:style-name="ro1">
          <table:table-cell office:value-type="float" office:value="13.0845289230347" calcext:value-type="float">
            <text:p>13,0845289230347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0948123931885" calcext:value-type="float">
            <text:p>13,0948123931885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1050825119019" calcext:value-type="float">
            <text:p>13,1050825119019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1153395175934" calcext:value-type="float">
            <text:p>13,1153395175934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1256108283997" calcext:value-type="float">
            <text:p>13,1256108283997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1359202861786" calcext:value-type="float">
            <text:p>13,1359202861786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146146774292" calcext:value-type="float">
            <text:p>13,146146774292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1564748287201" calcext:value-type="float">
            <text:p>13,1564748287201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1666944026947" calcext:value-type="float">
            <text:p>13,1666944026947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1769642829895" calcext:value-type="float">
            <text:p>13,1769642829895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1872370243073" calcext:value-type="float">
            <text:p>13,1872370243073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1975083351135" calcext:value-type="float">
            <text:p>13,1975083351135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2077286243439" calcext:value-type="float">
            <text:p>13,2077286243439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2180204391479" calcext:value-type="float">
            <text:p>13,2180204391479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2282838821411" calcext:value-type="float">
            <text:p>13,2282838821411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2386057376862" calcext:value-type="float">
            <text:p>13,2386057376862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2488658428192" calcext:value-type="float">
            <text:p>13,2488658428192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2591500282288" calcext:value-type="float">
            <text:p>13,2591500282288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2693791389465" calcext:value-type="float">
            <text:p>13,2693791389465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2798297405243" calcext:value-type="float">
            <text:p>13,2798297405243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2901749610901" calcext:value-type="float">
            <text:p>13,2901749610901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3005177974701" calcext:value-type="float">
            <text:p>13,3005177974701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3107466697693" calcext:value-type="float">
            <text:p>13,3107466697693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3210365772247" calcext:value-type="float">
            <text:p>13,3210365772247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3312883377075" calcext:value-type="float">
            <text:p>13,3312883377075</text:p>
          </table:table-cell>
          <table:table-cell office:value-type="float" office:value="0.62542" calcext:value-type="float">
            <text:p>0,62542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.04942" calcext:value-type="float">
            <text:p>1,04942</text:p>
          </table:table-cell>
          <table:table-cell office:value-type="float" office:value="-0.01113" calcext:value-type="float">
            <text:p>-0,01113</text:p>
          </table:table-cell>
          <table:table-cell office:value-type="float" office:value="-0.36511" calcext:value-type="float">
            <text:p>-0,36511</text:p>
          </table:table-cell>
          <table:table-cell office:value-type="float" office:value="4.14002" calcext:value-type="float">
            <text:p>4,14002</text:p>
          </table:table-cell>
          <table:table-cell table:number-columns-repeated="2"/>
        </table:table-row>
        <table:table-row table:style-name="ro1">
          <table:table-cell office:value-type="float" office:value="13.3416526317596" calcext:value-type="float">
            <text:p>13,3416526317596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351879119873" calcext:value-type="float">
            <text:p>13,351879119873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3621640205383" calcext:value-type="float">
            <text:p>13,3621640205383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3724374771118" calcext:value-type="float">
            <text:p>13,3724374771118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3827543258667" calcext:value-type="float">
            <text:p>13,3827543258667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3930642604828" calcext:value-type="float">
            <text:p>13,3930642604828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4033653736115" calcext:value-type="float">
            <text:p>13,4033653736115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4135942459106" calcext:value-type="float">
            <text:p>13,4135942459106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4238893985748" calcext:value-type="float">
            <text:p>13,4238893985748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4341900348663" calcext:value-type="float">
            <text:p>13,4341900348663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4444942474365" calcext:value-type="float">
            <text:p>13,4444942474365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4546930789948" calcext:value-type="float">
            <text:p>13,4546930789948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4649591445923" calcext:value-type="float">
            <text:p>13,4649591445923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4751567840576" calcext:value-type="float">
            <text:p>13,4751567840576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4854507446289" calcext:value-type="float">
            <text:p>13,4854507446289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4956545829773" calcext:value-type="float">
            <text:p>13,4956545829773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5060043334961" calcext:value-type="float">
            <text:p>13,5060043334961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516282081604" calcext:value-type="float">
            <text:p>13,516282081604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5266036987305" calcext:value-type="float">
            <text:p>13,5266036987305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5369763374329" calcext:value-type="float">
            <text:p>13,5369763374329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5472600460053" calcext:value-type="float">
            <text:p>13,5472600460053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5574760437012" calcext:value-type="float">
            <text:p>13,5574760437012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5677704811096" calcext:value-type="float">
            <text:p>13,5677704811096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5781569480896" calcext:value-type="float">
            <text:p>13,5781569480896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5885856151581" calcext:value-type="float">
            <text:p>13,5885856151581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772" calcext:value-type="float">
            <text:p>0,03772</text:p>
          </table:table-cell>
          <table:table-cell office:value-type="float" office:value="1.05818" calcext:value-type="float">
            <text:p>1,05818</text:p>
          </table:table-cell>
          <table:table-cell office:value-type="float" office:value="0.03959" calcext:value-type="float">
            <text:p>0,03959</text:p>
          </table:table-cell>
          <table:table-cell office:value-type="float" office:value="-0.25964" calcext:value-type="float">
            <text:p>-0,25964</text:p>
          </table:table-cell>
          <table:table-cell office:value-type="float" office:value="4.14335" calcext:value-type="float">
            <text:p>4,14335</text:p>
          </table:table-cell>
          <table:table-cell table:number-columns-repeated="2"/>
        </table:table-row>
        <table:table-row table:style-name="ro1">
          <table:table-cell office:value-type="float" office:value="13.598846912384" calcext:value-type="float">
            <text:p>13,598846912384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6091549396515" calcext:value-type="float">
            <text:p>13,6091549396515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6193733215332" calcext:value-type="float">
            <text:p>13,6193733215332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6299486160278" calcext:value-type="float">
            <text:p>13,6299486160278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6402254104614" calcext:value-type="float">
            <text:p>13,6402254104614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6505236625671" calcext:value-type="float">
            <text:p>13,6505236625671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6607236862183" calcext:value-type="float">
            <text:p>13,6607236862183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6709849834442" calcext:value-type="float">
            <text:p>13,6709849834442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6813678741455" calcext:value-type="float">
            <text:p>13,6813678741455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6917638778687" calcext:value-type="float">
            <text:p>13,6917638778687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7019670009613" calcext:value-type="float">
            <text:p>13,7019670009613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7122905254364" calcext:value-type="float">
            <text:p>13,7122905254364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7225022315979" calcext:value-type="float">
            <text:p>13,7225022315979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7328343391418" calcext:value-type="float">
            <text:p>13,7328343391418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7431313991547" calcext:value-type="float">
            <text:p>13,7431313991547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7534277439117" calcext:value-type="float">
            <text:p>13,7534277439117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7636761665344" calcext:value-type="float">
            <text:p>13,7636761665344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7739787101746" calcext:value-type="float">
            <text:p>13,7739787101746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7841966152191" calcext:value-type="float">
            <text:p>13,7841966152191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7945275306702" calcext:value-type="float">
            <text:p>13,7945275306702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8047487735748" calcext:value-type="float">
            <text:p>13,8047487735748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8150396347046" calcext:value-type="float">
            <text:p>13,8150396347046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8252809047699" calcext:value-type="float">
            <text:p>13,8252809047699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8356413841248" calcext:value-type="float">
            <text:p>13,8356413841248</text:p>
          </table:table-cell>
          <table:table-cell office:value-type="float" office:value="0.59937" calcext:value-type="float">
            <text:p>0,59937</text:p>
          </table:table-cell>
          <table:table-cell office:value-type="float" office:value="0.04769" calcext:value-type="float">
            <text:p>0,04769</text:p>
          </table:table-cell>
          <table:table-cell office:value-type="float" office:value="1.05287" calcext:value-type="float">
            <text:p>1,05287</text:p>
          </table:table-cell>
          <table:table-cell office:value-type="float" office:value="0.16406" calcext:value-type="float">
            <text:p>0,16406</text:p>
          </table:table-cell>
          <table:table-cell office:value-type="float" office:value="-0.2273" calcext:value-type="float">
            <text:p>-0,2273</text:p>
          </table:table-cell>
          <table:table-cell office:value-type="float" office:value="4.24702" calcext:value-type="float">
            <text:p>4,24702</text:p>
          </table:table-cell>
          <table:table-cell table:number-columns-repeated="2"/>
        </table:table-row>
        <table:table-row table:style-name="ro1">
          <table:table-cell office:value-type="float" office:value="13.8459124565125" calcext:value-type="float">
            <text:p>13,8459124565125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3.8561840057373" calcext:value-type="float">
            <text:p>13,8561840057373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3.8663938045502" calcext:value-type="float">
            <text:p>13,8663938045502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3.8766837120056" calcext:value-type="float">
            <text:p>13,8766837120056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3.8868846893311" calcext:value-type="float">
            <text:p>13,8868846893311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3.8971724510193" calcext:value-type="float">
            <text:p>13,8971724510193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3.9076066017151" calcext:value-type="float">
            <text:p>13,9076066017151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3.9179003238678" calcext:value-type="float">
            <text:p>13,9179003238678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3.9281997680664" calcext:value-type="float">
            <text:p>13,9281997680664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3.9386277198792" calcext:value-type="float">
            <text:p>13,9386277198792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3.9490115642548" calcext:value-type="float">
            <text:p>13,9490115642548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3.959361076355" calcext:value-type="float">
            <text:p>13,959361076355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3.9696729183197" calcext:value-type="float">
            <text:p>13,9696729183197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3.9799902439117" calcext:value-type="float">
            <text:p>13,9799902439117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3.990309715271" calcext:value-type="float">
            <text:p>13,990309715271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4.0005986690521" calcext:value-type="float">
            <text:p>14,0005986690521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4.0108244419098" calcext:value-type="float">
            <text:p>14,0108244419098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4.0211102962494" calcext:value-type="float">
            <text:p>14,0211102962494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4.0313460826874" calcext:value-type="float">
            <text:p>14,0313460826874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4.0417175292969" calcext:value-type="float">
            <text:p>14,0417175292969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4.051924943924" calcext:value-type="float">
            <text:p>14,051924943924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4.0621891021729" calcext:value-type="float">
            <text:p>14,0621891021729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4.0724272727966" calcext:value-type="float">
            <text:p>14,0724272727966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4.0826930999756" calcext:value-type="float">
            <text:p>14,0826930999756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4.0929932594299" calcext:value-type="float">
            <text:p>14,0929932594299</text:p>
          </table:table-cell>
          <table:table-cell office:value-type="float" office:value="0.63647" calcext:value-type="float">
            <text:p>0,63647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.05183" calcext:value-type="float">
            <text:p>1,05183</text:p>
          </table:table-cell>
          <table:table-cell office:value-type="float" office:value="0.32334" calcext:value-type="float">
            <text:p>0,32334</text:p>
          </table:table-cell>
          <table:table-cell office:value-type="float" office:value="-0.30288" calcext:value-type="float">
            <text:p>-0,30288</text:p>
          </table:table-cell>
          <table:table-cell office:value-type="float" office:value="4.30676" calcext:value-type="float">
            <text:p>4,30676</text:p>
          </table:table-cell>
          <table:table-cell table:number-columns-repeated="2"/>
        </table:table-row>
        <table:table-row table:style-name="ro1">
          <table:table-cell office:value-type="float" office:value="14.1032731533051" calcext:value-type="float">
            <text:p>14,1032731533051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1134753227234" calcext:value-type="float">
            <text:p>14,1134753227234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1237540245056" calcext:value-type="float">
            <text:p>14,1237540245056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1340010166168" calcext:value-type="float">
            <text:p>14,1340010166168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144335269928" calcext:value-type="float">
            <text:p>14,144335269928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1546106338501" calcext:value-type="float">
            <text:p>14,1546106338501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1649000644684" calcext:value-type="float">
            <text:p>14,1649000644684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1751177310944" calcext:value-type="float">
            <text:p>14,1751177310944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1855082511902" calcext:value-type="float">
            <text:p>14,1855082511902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1958055496216" calcext:value-type="float">
            <text:p>14,1958055496216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2061133384705" calcext:value-type="float">
            <text:p>14,2061133384705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2164764404297" calcext:value-type="float">
            <text:p>14,2164764404297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2268097400665" calcext:value-type="float">
            <text:p>14,2268097400665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2370331287384" calcext:value-type="float">
            <text:p>14,2370331287384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2473375797272" calcext:value-type="float">
            <text:p>14,2473375797272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2575621604919" calcext:value-type="float">
            <text:p>14,2575621604919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26784491539" calcext:value-type="float">
            <text:p>14,26784491539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2780466079712" calcext:value-type="float">
            <text:p>14,2780466079712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2885684967041" calcext:value-type="float">
            <text:p>14,2885684967041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2988390922546" calcext:value-type="float">
            <text:p>14,2988390922546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3091201782227" calcext:value-type="float">
            <text:p>14,3091201782227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319322347641" calcext:value-type="float">
            <text:p>14,319322347641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3296792507172" calcext:value-type="float">
            <text:p>14,3296792507172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3398928642273" calcext:value-type="float">
            <text:p>14,3398928642273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3501844406128" calcext:value-type="float">
            <text:p>14,3501844406128</text:p>
          </table:table-cell>
          <table:table-cell office:value-type="float" office:value="0.63124" calcext:value-type="float">
            <text:p>0,63124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1.04243" calcext:value-type="float">
            <text:p>1,04243</text:p>
          </table:table-cell>
          <table:table-cell office:value-type="float" office:value="0.30837" calcext:value-type="float">
            <text:p>0,30837</text:p>
          </table:table-cell>
          <table:table-cell office:value-type="float" office:value="-0.37868" calcext:value-type="float">
            <text:p>-0,37868</text:p>
          </table:table-cell>
          <table:table-cell office:value-type="float" office:value="4.24172" calcext:value-type="float">
            <text:p>4,24172</text:p>
          </table:table-cell>
          <table:table-cell table:number-columns-repeated="2"/>
        </table:table-row>
        <table:table-row table:style-name="ro1">
          <table:table-cell office:value-type="float" office:value="14.3604500293732" calcext:value-type="float">
            <text:p>14,3604500293732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3707330226898" calcext:value-type="float">
            <text:p>14,3707330226898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3809390068054" calcext:value-type="float">
            <text:p>14,3809390068054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3912038803101" calcext:value-type="float">
            <text:p>14,3912038803101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4014744758606" calcext:value-type="float">
            <text:p>14,4014744758606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4117424488068" calcext:value-type="float">
            <text:p>14,4117424488068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4219417572021" calcext:value-type="float">
            <text:p>14,4219417572021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432247877121" calcext:value-type="float">
            <text:p>14,432247877121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442467212677" calcext:value-type="float">
            <text:p>14,442467212677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4527640342712" calcext:value-type="float">
            <text:p>14,4527640342712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4631879329681" calcext:value-type="float">
            <text:p>14,4631879329681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4734632968903" calcext:value-type="float">
            <text:p>14,4734632968903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4838371276855" calcext:value-type="float">
            <text:p>14,4838371276855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4941363334656" calcext:value-type="float">
            <text:p>14,4941363334656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5045328140259" calcext:value-type="float">
            <text:p>14,5045328140259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5148344039917" calcext:value-type="float">
            <text:p>14,5148344039917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5250644683838" calcext:value-type="float">
            <text:p>14,5250644683838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5353562831879" calcext:value-type="float">
            <text:p>14,5353562831879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5456113815308" calcext:value-type="float">
            <text:p>14,5456113815308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5559804439545" calcext:value-type="float">
            <text:p>14,5559804439545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566260099411" calcext:value-type="float">
            <text:p>14,566260099411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5765895843506" calcext:value-type="float">
            <text:p>14,5765895843506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5867977142334" calcext:value-type="float">
            <text:p>14,5867977142334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5970945358276" calcext:value-type="float">
            <text:p>14,5970945358276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6073019504547" calcext:value-type="float">
            <text:p>14,6073019504547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03286" calcext:value-type="float">
            <text:p>0,03286</text:p>
          </table:table-cell>
          <table:table-cell office:value-type="float" office:value="1.06847" calcext:value-type="float">
            <text:p>1,06847</text:p>
          </table:table-cell>
          <table:table-cell office:value-type="float" office:value="0.26559" calcext:value-type="float">
            <text:p>0,26559</text:p>
          </table:table-cell>
          <table:table-cell office:value-type="float" office:value="-0.52441" calcext:value-type="float">
            <text:p>-0,52441</text:p>
          </table:table-cell>
          <table:table-cell office:value-type="float" office:value="4.30915" calcext:value-type="float">
            <text:p>4,30915</text:p>
          </table:table-cell>
          <table:table-cell table:number-columns-repeated="2"/>
        </table:table-row>
        <table:table-row table:style-name="ro1">
          <table:table-cell office:value-type="float" office:value="14.6175837516785" calcext:value-type="float">
            <text:p>14,6175837516785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6278126239777" calcext:value-type="float">
            <text:p>14,6278126239777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6380949020386" calcext:value-type="float">
            <text:p>14,6380949020386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6484332084656" calcext:value-type="float">
            <text:p>14,6484332084656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6587092876434" calcext:value-type="float">
            <text:p>14,6587092876434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6689100265503" calcext:value-type="float">
            <text:p>14,6689100265503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6791789531708" calcext:value-type="float">
            <text:p>14,6791789531708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689382314682" calcext:value-type="float">
            <text:p>14,689382314682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6997265815735" calcext:value-type="float">
            <text:p>14,6997265815735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709951877594" calcext:value-type="float">
            <text:p>14,709951877594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720362663269" calcext:value-type="float">
            <text:p>14,720362663269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73064661026" calcext:value-type="float">
            <text:p>14,73064661026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7410476207733" calcext:value-type="float">
            <text:p>14,7410476207733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75137591362" calcext:value-type="float">
            <text:p>14,75137591362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7617025375366" calcext:value-type="float">
            <text:p>14,7617025375366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771922826767" calcext:value-type="float">
            <text:p>14,771922826767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7822699546814" calcext:value-type="float">
            <text:p>14,7822699546814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7925021648407" calcext:value-type="float">
            <text:p>14,7925021648407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8028826713562" calcext:value-type="float">
            <text:p>14,8028826713562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8131103515625" calcext:value-type="float">
            <text:p>14,8131103515625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8234016895294" calcext:value-type="float">
            <text:p>14,8234016895294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8336770534515" calcext:value-type="float">
            <text:p>14,8336770534515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8439974784851" calcext:value-type="float">
            <text:p>14,8439974784851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8542938232422" calcext:value-type="float">
            <text:p>14,8542938232422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8646376132965" calcext:value-type="float">
            <text:p>14,8646376132965</text:p>
          </table:table-cell>
          <table:table-cell office:value-type="float" office:value="0.62167" calcext:value-type="float">
            <text:p>0,62167</text:p>
          </table:table-cell>
          <table:table-cell office:value-type="float" office:value="0.03553" calcext:value-type="float">
            <text:p>0,03553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17794" calcext:value-type="float">
            <text:p>0,17794</text:p>
          </table:table-cell>
          <table:table-cell office:value-type="float" office:value="-0.6015" calcext:value-type="float">
            <text:p>-0,6015</text:p>
          </table:table-cell>
          <table:table-cell office:value-type="float" office:value="4.31707" calcext:value-type="float">
            <text:p>4,31707</text:p>
          </table:table-cell>
          <table:table-cell table:number-columns-repeated="2"/>
        </table:table-row>
        <table:table-row table:style-name="ro1">
          <table:table-cell office:value-type="float" office:value="14.8748633861542" calcext:value-type="float">
            <text:p>14,8748633861542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4.8851456642151" calcext:value-type="float">
            <text:p>14,8851456642151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4.8953454494476" calcext:value-type="float">
            <text:p>14,8953454494476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4.9056367874146" calcext:value-type="float">
            <text:p>14,9056367874146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4.9158406257629" calcext:value-type="float">
            <text:p>14,9158406257629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4.9261322021484" calcext:value-type="float">
            <text:p>14,9261322021484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4.9363825321198" calcext:value-type="float">
            <text:p>14,9363825321198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4.9466605186462" calcext:value-type="float">
            <text:p>14,9466605186462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4.9569358825684" calcext:value-type="float">
            <text:p>14,9569358825684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4.9672081470489" calcext:value-type="float">
            <text:p>14,9672081470489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4.9774141311646" calcext:value-type="float">
            <text:p>14,9774141311646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4.9877667427063" calcext:value-type="float">
            <text:p>14,9877667427063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4.9980311393738" calcext:value-type="float">
            <text:p>14,9980311393738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5.0083932876587" calcext:value-type="float">
            <text:p>15,0083932876587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5.0186035633087" calcext:value-type="float">
            <text:p>15,0186035633087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5.0288918018341" calcext:value-type="float">
            <text:p>15,0288918018341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5.0391047000885" calcext:value-type="float">
            <text:p>15,0391047000885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5.0493900775909" calcext:value-type="float">
            <text:p>15,0493900775909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5.0597054958344" calcext:value-type="float">
            <text:p>15,0597054958344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5.0700011253357" calcext:value-type="float">
            <text:p>15,0700011253357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5.0804917812347" calcext:value-type="float">
            <text:p>15,0804917812347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5.0908203125" calcext:value-type="float">
            <text:p>15,0908203125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5.1010251045227" calcext:value-type="float">
            <text:p>15,1010251045227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5.111407995224" calcext:value-type="float">
            <text:p>15,111407995224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5.1217653751373" calcext:value-type="float">
            <text:p>15,1217653751373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04208" calcext:value-type="float">
            <text:p>0,04208</text:p>
          </table:table-cell>
          <table:table-cell office:value-type="float" office:value="1.05054" calcext:value-type="float">
            <text:p>1,05054</text:p>
          </table:table-cell>
          <table:table-cell office:value-type="float" office:value="0.10355" calcext:value-type="float">
            <text:p>0,10355</text:p>
          </table:table-cell>
          <table:table-cell office:value-type="float" office:value="-0.56564" calcext:value-type="float">
            <text:p>-0,56564</text:p>
          </table:table-cell>
          <table:table-cell office:value-type="float" office:value="4.22538" calcext:value-type="float">
            <text:p>4,22538</text:p>
          </table:table-cell>
          <table:table-cell table:number-columns-repeated="2"/>
        </table:table-row>
        <table:table-row table:style-name="ro1">
          <table:table-cell office:value-type="float" office:value="15.1320650577545" calcext:value-type="float">
            <text:p>15,1320650577545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142288684845" calcext:value-type="float">
            <text:p>15,142288684845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1525995731354" calcext:value-type="float">
            <text:p>15,1525995731354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1628098487854" calcext:value-type="float">
            <text:p>15,1628098487854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173088312149" calcext:value-type="float">
            <text:p>15,173088312149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1832847595215" calcext:value-type="float">
            <text:p>15,1832847595215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1935529708862" calcext:value-type="float">
            <text:p>15,1935529708862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2038590908051" calcext:value-type="float">
            <text:p>15,2038590908051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2141346931458" calcext:value-type="float">
            <text:p>15,2141346931458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2244069576263" calcext:value-type="float">
            <text:p>15,2244069576263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2346832752228" calcext:value-type="float">
            <text:p>15,2346832752228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2449142932892" calcext:value-type="float">
            <text:p>15,2449142932892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2552275657654" calcext:value-type="float">
            <text:p>15,2552275657654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2654693126678" calcext:value-type="float">
            <text:p>15,2654693126678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2757585048676" calcext:value-type="float">
            <text:p>15,2757585048676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2859830856323" calcext:value-type="float">
            <text:p>15,2859830856323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2963452339172" calcext:value-type="float">
            <text:p>15,2963452339172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3066422939301" calcext:value-type="float">
            <text:p>15,3066422939301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3169345855713" calcext:value-type="float">
            <text:p>15,3169345855713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3272120952606" calcext:value-type="float">
            <text:p>15,3272120952606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3375120162964" calcext:value-type="float">
            <text:p>15,3375120162964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3477294445038" calcext:value-type="float">
            <text:p>15,3477294445038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3580434322357" calcext:value-type="float">
            <text:p>15,3580434322357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3682839870453" calcext:value-type="float">
            <text:p>15,3682839870453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3787004947662" calcext:value-type="float">
            <text:p>15,3787004947662</text:p>
          </table:table-cell>
          <table:table-cell office:value-type="float" office:value="0.6209" calcext:value-type="float">
            <text:p>0,6209</text:p>
          </table:table-cell>
          <table:table-cell office:value-type="float" office:value="0.03767" calcext:value-type="float">
            <text:p>0,03767</text:p>
          </table:table-cell>
          <table:table-cell office:value-type="float" office:value="1.05846" calcext:value-type="float">
            <text:p>1,05846</text:p>
          </table:table-cell>
          <table:table-cell office:value-type="float" office:value="0.02313" calcext:value-type="float">
            <text:p>0,02313</text:p>
          </table:table-cell>
          <table:table-cell office:value-type="float" office:value="-0.46076" calcext:value-type="float">
            <text:p>-0,46076</text:p>
          </table:table-cell>
          <table:table-cell office:value-type="float" office:value="4.16126" calcext:value-type="float">
            <text:p>4,16126</text:p>
          </table:table-cell>
          <table:table-cell table:number-columns-repeated="2"/>
        </table:table-row>
        <table:table-row table:style-name="ro1">
          <table:table-cell office:value-type="float" office:value="15.3890748023987" calcext:value-type="float">
            <text:p>15,3890748023987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3993694782257" calcext:value-type="float">
            <text:p>15,3993694782257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4098381996155" calcext:value-type="float">
            <text:p>15,4098381996155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4203464984894" calcext:value-type="float">
            <text:p>15,4203464984894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430623292923" calcext:value-type="float">
            <text:p>15,430623292923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4409248828888" calcext:value-type="float">
            <text:p>15,4409248828888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4511313438416" calcext:value-type="float">
            <text:p>15,4511313438416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461430311203" calcext:value-type="float">
            <text:p>15,461430311203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4716320037842" calcext:value-type="float">
            <text:p>15,4716320037842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4819059371948" calcext:value-type="float">
            <text:p>15,4819059371948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4921052455902" calcext:value-type="float">
            <text:p>15,4921052455902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5024101734161" calcext:value-type="float">
            <text:p>15,5024101734161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5126969814301" calcext:value-type="float">
            <text:p>15,5126969814301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5229663848877" calcext:value-type="float">
            <text:p>15,5229663848877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5332045555115" calcext:value-type="float">
            <text:p>15,5332045555115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5435109138489" calcext:value-type="float">
            <text:p>15,5435109138489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5537347793579" calcext:value-type="float">
            <text:p>15,5537347793579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5640540122986" calcext:value-type="float">
            <text:p>15,5640540122986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5743207931519" calcext:value-type="float">
            <text:p>15,5743207931519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5846436023712" calcext:value-type="float">
            <text:p>15,5846436023712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5948641300201" calcext:value-type="float">
            <text:p>15,5948641300201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6051554679871" calcext:value-type="float">
            <text:p>15,6051554679871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615473985672" calcext:value-type="float">
            <text:p>15,615473985672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62579870224" calcext:value-type="float">
            <text:p>15,62579870224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6360297203064" calcext:value-type="float">
            <text:p>15,6360297203064</text:p>
          </table:table-cell>
          <table:table-cell office:value-type="float" office:value="0.59832" calcext:value-type="float">
            <text:p>0,59832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1.0418" calcext:value-type="float">
            <text:p>1,0418</text:p>
          </table:table-cell>
          <table:table-cell office:value-type="float" office:value="-0.03933" calcext:value-type="float">
            <text:p>-0,03933</text:p>
          </table:table-cell>
          <table:table-cell office:value-type="float" office:value="-0.38445" calcext:value-type="float">
            <text:p>-0,38445</text:p>
          </table:table-cell>
          <table:table-cell office:value-type="float" office:value="4.15505" calcext:value-type="float">
            <text:p>4,15505</text:p>
          </table:table-cell>
          <table:table-cell table:number-columns-repeated="2"/>
        </table:table-row>
        <table:table-row table:style-name="ro1">
          <table:table-cell office:value-type="float" office:value="15.6463820934296" calcext:value-type="float">
            <text:p>15,6463820934296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6566140651703" calcext:value-type="float">
            <text:p>15,6566140651703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6669299602509" calcext:value-type="float">
            <text:p>15,6669299602509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677161693573" calcext:value-type="float">
            <text:p>15,677161693573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687451839447" calcext:value-type="float">
            <text:p>15,687451839447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6976945400238" calcext:value-type="float">
            <text:p>15,6976945400238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7079358100891" calcext:value-type="float">
            <text:p>15,7079358100891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7182619571686" calcext:value-type="float">
            <text:p>15,7182619571686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7285130023956" calcext:value-type="float">
            <text:p>15,7285130023956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738801240921" calcext:value-type="float">
            <text:p>15,738801240921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7490203380585" calcext:value-type="float">
            <text:p>15,7490203380585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7593193054199" calcext:value-type="float">
            <text:p>15,7593193054199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7695698738098" calcext:value-type="float">
            <text:p>15,7695698738098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7798640727997" calcext:value-type="float">
            <text:p>15,7798640727997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7900857925415" calcext:value-type="float">
            <text:p>15,7900857925415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8004066944122" calcext:value-type="float">
            <text:p>15,8004066944122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8106842041016" calcext:value-type="float">
            <text:p>15,8106842041016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8209726810455" calcext:value-type="float">
            <text:p>15,8209726810455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8312323093414" calcext:value-type="float">
            <text:p>15,8312323093414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8415446281433" calcext:value-type="float">
            <text:p>15,8415446281433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8517801761627" calcext:value-type="float">
            <text:p>15,8517801761627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8620796203613" calcext:value-type="float">
            <text:p>15,8620796203613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8723659515381" calcext:value-type="float">
            <text:p>15,8723659515381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8826432228088" calcext:value-type="float">
            <text:p>15,8826432228088</text:p>
          </table:table-cell>
          <table:table-cell office:value-type="float" office:value="0.61863" calcext:value-type="float">
            <text:p>0,61863</text:p>
          </table:table-cell>
          <table:table-cell office:value-type="float" office:value="0.05193" calcext:value-type="float">
            <text:p>0,05193</text:p>
          </table:table-cell>
          <table:table-cell office:value-type="float" office:value="1.06813" calcext:value-type="float">
            <text:p>1,06813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-0.28202" calcext:value-type="float">
            <text:p>-0,28202</text:p>
          </table:table-cell>
          <table:table-cell office:value-type="float" office:value="4.14675" calcext:value-type="float">
            <text:p>4,14675</text:p>
          </table:table-cell>
          <table:table-cell table:number-columns-repeated="2"/>
        </table:table-row>
        <table:table-row table:style-name="ro1">
          <table:table-cell office:value-type="float" office:value="15.8932087421417" calcext:value-type="float">
            <text:p>15,8932087421417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5.9034674167633" calcext:value-type="float">
            <text:p>15,9034674167633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5.9137623310089" calcext:value-type="float">
            <text:p>15,9137623310089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5.9241211414337" calcext:value-type="float">
            <text:p>15,9241211414337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5.9344096183777" calcext:value-type="float">
            <text:p>15,9344096183777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5.9446635246277" calcext:value-type="float">
            <text:p>15,9446635246277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5.9549372196198" calcext:value-type="float">
            <text:p>15,9549372196198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5.9652407169342" calcext:value-type="float">
            <text:p>15,9652407169342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5.9754965305328" calcext:value-type="float">
            <text:p>15,9754965305328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5.9858739376068" calcext:value-type="float">
            <text:p>15,9858739376068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5.9961271286011" calcext:value-type="float">
            <text:p>15,9961271286011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6.0064227581024" calcext:value-type="float">
            <text:p>16,0064227581024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6.0167164802551" calcext:value-type="float">
            <text:p>16,0167164802551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6.0270256996155" calcext:value-type="float">
            <text:p>16,0270256996155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6.0372791290283" calcext:value-type="float">
            <text:p>16,0372791290283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6.047520160675" calcext:value-type="float">
            <text:p>16,047520160675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6.0577495098114" calcext:value-type="float">
            <text:p>16,0577495098114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6.0680272579193" calcext:value-type="float">
            <text:p>16,0680272579193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6.078403711319" calcext:value-type="float">
            <text:p>16,078403711319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6.0886497497559" calcext:value-type="float">
            <text:p>16,0886497497559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6.0988757610321" calcext:value-type="float">
            <text:p>16,0988757610321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6.1091182231903" calcext:value-type="float">
            <text:p>16,1091182231903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6.1194150447845" calcext:value-type="float">
            <text:p>16,1194150447845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6.1297633647919" calcext:value-type="float">
            <text:p>16,1297633647919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6.1400218009949" calcext:value-type="float">
            <text:p>16,1400218009949</text:p>
          </table:table-cell>
          <table:table-cell office:value-type="float" office:value="0.60497" calcext:value-type="float">
            <text:p>0,60497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4383" calcext:value-type="float">
            <text:p>1,04383</text:p>
          </table:table-cell>
          <table:table-cell office:value-type="float" office:value="0.1252" calcext:value-type="float">
            <text:p>0,1252</text:p>
          </table:table-cell>
          <table:table-cell office:value-type="float" office:value="-0.2277" calcext:value-type="float">
            <text:p>-0,2277</text:p>
          </table:table-cell>
          <table:table-cell office:value-type="float" office:value="4.23403" calcext:value-type="float">
            <text:p>4,23403</text:p>
          </table:table-cell>
          <table:table-cell table:number-columns-repeated="2"/>
        </table:table-row>
        <table:table-row table:style-name="ro1">
          <table:table-cell office:value-type="float" office:value="16.1503217220306" calcext:value-type="float">
            <text:p>16,1503217220306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1605627536774" calcext:value-type="float">
            <text:p>16,1605627536774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1708335876465" calcext:value-type="float">
            <text:p>16,1708335876465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1810715198517" calcext:value-type="float">
            <text:p>16,1810715198517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1913111209869" calcext:value-type="float">
            <text:p>16,1913111209869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2015359401703" calcext:value-type="float">
            <text:p>16,2015359401703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2117705345154" calcext:value-type="float">
            <text:p>16,2117705345154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2220516204834" calcext:value-type="float">
            <text:p>16,2220516204834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2323944568634" calcext:value-type="float">
            <text:p>16,2323944568634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2426447868347" calcext:value-type="float">
            <text:p>16,2426447868347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2528858184814" calcext:value-type="float">
            <text:p>16,2528858184814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2631254196167" calcext:value-type="float">
            <text:p>16,2631254196167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2733960151672" calcext:value-type="float">
            <text:p>16,2733960151672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2837970256805" calcext:value-type="float">
            <text:p>16,2837970256805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2940561771393" calcext:value-type="float">
            <text:p>16,2940561771393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3043370246887" calcext:value-type="float">
            <text:p>16,3043370246887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3146600723267" calcext:value-type="float">
            <text:p>16,3146600723267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3249800205231" calcext:value-type="float">
            <text:p>16,3249800205231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3352491855621" calcext:value-type="float">
            <text:p>16,3352491855621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3454766273499" calcext:value-type="float">
            <text:p>16,3454766273499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35573387146" calcext:value-type="float">
            <text:p>16,35573387146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3660151958466" calcext:value-type="float">
            <text:p>16,3660151958466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3763253688812" calcext:value-type="float">
            <text:p>16,3763253688812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3865480422974" calcext:value-type="float">
            <text:p>16,3865480422974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3968117237091" calcext:value-type="float">
            <text:p>16,3968117237091</text:p>
          </table:table-cell>
          <table:table-cell office:value-type="float" office:value="0.64188" calcext:value-type="float">
            <text:p>0,64188</text:p>
          </table:table-cell>
          <table:table-cell office:value-type="float" office:value="0.03459" calcext:value-type="float">
            <text:p>0,03459</text:p>
          </table:table-cell>
          <table:table-cell office:value-type="float" office:value="1.05112" calcext:value-type="float">
            <text:p>1,05112</text:p>
          </table:table-cell>
          <table:table-cell office:value-type="float" office:value="0.32517" calcext:value-type="float">
            <text:p>0,32517</text:p>
          </table:table-cell>
          <table:table-cell office:value-type="float" office:value="-0.28104" calcext:value-type="float">
            <text:p>-0,28104</text:p>
          </table:table-cell>
          <table:table-cell office:value-type="float" office:value="4.33205" calcext:value-type="float">
            <text:p>4,33205</text:p>
          </table:table-cell>
          <table:table-cell table:number-columns-repeated="2"/>
        </table:table-row>
        <table:table-row table:style-name="ro1">
          <table:table-cell office:value-type="float" office:value="16.4070491790771" calcext:value-type="float">
            <text:p>16,4070491790771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4173436164856" calcext:value-type="float">
            <text:p>16,4173436164856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4275979995728" calcext:value-type="float">
            <text:p>16,4275979995728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4378743171692" calcext:value-type="float">
            <text:p>16,4378743171692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4480934143066" calcext:value-type="float">
            <text:p>16,4480934143066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458375453949" calcext:value-type="float">
            <text:p>16,458375453949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4686386585236" calcext:value-type="float">
            <text:p>16,4686386585236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478905916214" calcext:value-type="float">
            <text:p>16,478905916214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4891521930695" calcext:value-type="float">
            <text:p>16,4891521930695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499418258667" calcext:value-type="float">
            <text:p>16,499418258667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5096895694733" calcext:value-type="float">
            <text:p>16,5096895694733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5199966430664" calcext:value-type="float">
            <text:p>16,5199966430664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5302889347076" calcext:value-type="float">
            <text:p>16,5302889347076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5405690670013" calcext:value-type="float">
            <text:p>16,5405690670013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5507833957672" calcext:value-type="float">
            <text:p>16,5507833957672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5610585212708" calcext:value-type="float">
            <text:p>16,5610585212708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5713245868683" calcext:value-type="float">
            <text:p>16,5713245868683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5815985202789" calcext:value-type="float">
            <text:p>16,5815985202789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5918102264404" calcext:value-type="float">
            <text:p>16,5918102264404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6020884513855" calcext:value-type="float">
            <text:p>16,6020884513855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6123442649841" calcext:value-type="float">
            <text:p>16,6123442649841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6226427555084" calcext:value-type="float">
            <text:p>16,6226427555084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6328980922699" calcext:value-type="float">
            <text:p>16,6328980922699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6431758403778" calcext:value-type="float">
            <text:p>16,6431758403778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653397321701" calcext:value-type="float">
            <text:p>16,653397321701</text:p>
          </table:table-cell>
          <table:table-cell office:value-type="float" office:value="0.61778" calcext:value-type="float">
            <text:p>0,61778</text:p>
          </table:table-cell>
          <table:table-cell office:value-type="float" office:value="0.04547" calcext:value-type="float">
            <text:p>0,04547</text:p>
          </table:table-cell>
          <table:table-cell office:value-type="float" office:value="1.05761" calcext:value-type="float">
            <text:p>1,05761</text:p>
          </table:table-cell>
          <table:table-cell office:value-type="float" office:value="0.3165" calcext:value-type="float">
            <text:p>0,3165</text:p>
          </table:table-cell>
          <table:table-cell office:value-type="float" office:value="-0.37228" calcext:value-type="float">
            <text:p>-0,37228</text:p>
          </table:table-cell>
          <table:table-cell office:value-type="float" office:value="4.22784" calcext:value-type="float">
            <text:p>4,22784</text:p>
          </table:table-cell>
          <table:table-cell table:number-columns-repeated="2"/>
        </table:table-row>
        <table:table-row table:style-name="ro1">
          <table:table-cell office:value-type="float" office:value="16.6636748313904" calcext:value-type="float">
            <text:p>16,6636748313904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6739552021027" calcext:value-type="float">
            <text:p>16,6739552021027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6842727661133" calcext:value-type="float">
            <text:p>16,6842727661133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6944873332977" calcext:value-type="float">
            <text:p>16,6944873332977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704785823822" calcext:value-type="float">
            <text:p>16,704785823822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7150027751923" calcext:value-type="float">
            <text:p>16,7150027751923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7253205776215" calcext:value-type="float">
            <text:p>16,7253205776215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7355465888977" calcext:value-type="float">
            <text:p>16,7355465888977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7458233833313" calcext:value-type="float">
            <text:p>16,7458233833313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7560389041901" calcext:value-type="float">
            <text:p>16,7560389041901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7663426399231" calcext:value-type="float">
            <text:p>16,7663426399231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7766132354736" calcext:value-type="float">
            <text:p>16,7766132354736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7868900299072" calcext:value-type="float">
            <text:p>16,7868900299072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7971048355103" calcext:value-type="float">
            <text:p>16,7971048355103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8073658943176" calcext:value-type="float">
            <text:p>16,8073658943176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8175802230835" calcext:value-type="float">
            <text:p>16,8175802230835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8278961181641" calcext:value-type="float">
            <text:p>16,8278961181641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8381278514862" calcext:value-type="float">
            <text:p>16,8381278514862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8484346866608" calcext:value-type="float">
            <text:p>16,8484346866608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8586468696594" calcext:value-type="float">
            <text:p>16,8586468696594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8689172267914" calcext:value-type="float">
            <text:p>16,8689172267914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8793122768402" calcext:value-type="float">
            <text:p>16,8793122768402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8897314071655" calcext:value-type="float">
            <text:p>16,8897314071655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8999507427216" calcext:value-type="float">
            <text:p>16,8999507427216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9102721214294" calcext:value-type="float">
            <text:p>16,9102721214294</text:p>
          </table:table-cell>
          <table:table-cell office:value-type="float" office:value="0.61814" calcext:value-type="float">
            <text:p>0,61814</text:p>
          </table:table-cell>
          <table:table-cell office:value-type="float" office:value="0.04658" calcext:value-type="float">
            <text:p>0,046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26114" calcext:value-type="float">
            <text:p>0,26114</text:p>
          </table:table-cell>
          <table:table-cell office:value-type="float" office:value="-0.49657" calcext:value-type="float">
            <text:p>-0,49657</text:p>
          </table:table-cell>
          <table:table-cell office:value-type="float" office:value="4.30587" calcext:value-type="float">
            <text:p>4,30587</text:p>
          </table:table-cell>
          <table:table-cell table:number-columns-repeated="2"/>
        </table:table-row>
        <table:table-row table:style-name="ro1">
          <table:table-cell office:value-type="float" office:value="16.9206840991974" calcext:value-type="float">
            <text:p>16,9206840991974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6.9309995174408" calcext:value-type="float">
            <text:p>16,9309995174408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6.9412314891815" calcext:value-type="float">
            <text:p>16,9412314891815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6.9515070915222" calcext:value-type="float">
            <text:p>16,9515070915222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6.9617331027985" calcext:value-type="float">
            <text:p>16,9617331027985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6.9720294475555" calcext:value-type="float">
            <text:p>16,9720294475555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6.9822869300842" calcext:value-type="float">
            <text:p>16,9822869300842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6.9925603866577" calcext:value-type="float">
            <text:p>16,9925603866577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0027775764465" calcext:value-type="float">
            <text:p>17,0027775764465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0130569934845" calcext:value-type="float">
            <text:p>17,0130569934845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0233416557312" calcext:value-type="float">
            <text:p>17,0233416557312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0336301326752" calcext:value-type="float">
            <text:p>17,0336301326752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0438497066498" calcext:value-type="float">
            <text:p>17,0438497066498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0541450977325" calcext:value-type="float">
            <text:p>17,0541450977325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0643911361694" calcext:value-type="float">
            <text:p>17,0643911361694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0747084617615" calcext:value-type="float">
            <text:p>17,0747084617615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084929227829" calcext:value-type="float">
            <text:p>17,084929227829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0951991081238" calcext:value-type="float">
            <text:p>17,0951991081238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1054177284241" calcext:value-type="float">
            <text:p>17,1054177284241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1156873703003" calcext:value-type="float">
            <text:p>17,1156873703003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1259908676147" calcext:value-type="float">
            <text:p>17,1259908676147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1363210678101" calcext:value-type="float">
            <text:p>17,1363210678101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1465423107147" calcext:value-type="float">
            <text:p>17,1465423107147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1568109989166" calcext:value-type="float">
            <text:p>17,1568109989166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1670341491699" calcext:value-type="float">
            <text:p>17,1670341491699</text:p>
          </table:table-cell>
          <table:table-cell office:value-type="float" office:value="0.63018" calcext:value-type="float">
            <text:p>0,63018</text:p>
          </table:table-cell>
          <table:table-cell office:value-type="float" office:value="0.0202" calcext:value-type="float">
            <text:p>0,0202</text:p>
          </table:table-cell>
          <table:table-cell office:value-type="float" office:value="1.02829" calcext:value-type="float">
            <text:p>1,02829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-0.58688" calcext:value-type="float">
            <text:p>-0,58688</text:p>
          </table:table-cell>
          <table:table-cell office:value-type="float" office:value="4.32661" calcext:value-type="float">
            <text:p>4,32661</text:p>
          </table:table-cell>
          <table:table-cell table:number-columns-repeated="2"/>
        </table:table-row>
        <table:table-row table:style-name="ro1">
          <table:table-cell office:value-type="float" office:value="17.1773276329041" calcext:value-type="float">
            <text:p>17,1773276329041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1876971721649" calcext:value-type="float">
            <text:p>17,1876971721649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1979885101318" calcext:value-type="float">
            <text:p>17,1979885101318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2082667350769" calcext:value-type="float">
            <text:p>17,2082667350769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2185394763947" calcext:value-type="float">
            <text:p>17,2185394763947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2288501262665" calcext:value-type="float">
            <text:p>17,2288501262665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2391316890717" calcext:value-type="float">
            <text:p>17,2391316890717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2493515014648" calcext:value-type="float">
            <text:p>17,2493515014648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2596714496613" calcext:value-type="float">
            <text:p>17,2596714496613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2699973583221" calcext:value-type="float">
            <text:p>17,2699973583221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2803552150726" calcext:value-type="float">
            <text:p>17,2803552150726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2905721664429" calcext:value-type="float">
            <text:p>17,2905721664429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3008568286896" calcext:value-type="float">
            <text:p>17,3008568286896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3110699653626" calcext:value-type="float">
            <text:p>17,3110699653626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3213362693787" calcext:value-type="float">
            <text:p>17,3213362693787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331640958786" calcext:value-type="float">
            <text:p>17,331640958786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3419237136841" calcext:value-type="float">
            <text:p>17,3419237136841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3521926403046" calcext:value-type="float">
            <text:p>17,3521926403046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3624708652496" calcext:value-type="float">
            <text:p>17,3624708652496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372697353363" calcext:value-type="float">
            <text:p>17,372697353363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3829810619354" calcext:value-type="float">
            <text:p>17,3829810619354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3932020664215" calcext:value-type="float">
            <text:p>17,3932020664215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4035005569458" calcext:value-type="float">
            <text:p>17,4035005569458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4137177467346" calcext:value-type="float">
            <text:p>17,4137177467346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4240229129791" calcext:value-type="float">
            <text:p>17,4240229129791</text:p>
          </table:table-cell>
          <table:table-cell office:value-type="float" office:value="0.61847" calcext:value-type="float">
            <text:p>0,61847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12021" calcext:value-type="float">
            <text:p>0,12021</text:p>
          </table:table-cell>
          <table:table-cell office:value-type="float" office:value="-0.58343" calcext:value-type="float">
            <text:p>-0,58343</text:p>
          </table:table-cell>
          <table:table-cell office:value-type="float" office:value="4.23778" calcext:value-type="float">
            <text:p>4,23778</text:p>
          </table:table-cell>
          <table:table-cell table:number-columns-repeated="2"/>
        </table:table-row>
        <table:table-row table:style-name="ro1">
          <table:table-cell office:value-type="float" office:value="17.4343316555023" calcext:value-type="float">
            <text:p>17,4343316555023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4446470737457" calcext:value-type="float">
            <text:p>17,4446470737457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4548671245575" calcext:value-type="float">
            <text:p>17,4548671245575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465133190155" calcext:value-type="float">
            <text:p>17,465133190155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4753487110138" calcext:value-type="float">
            <text:p>17,4753487110138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4856417179108" calcext:value-type="float">
            <text:p>17,4856417179108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4961369037628" calcext:value-type="float">
            <text:p>17,4961369037628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506453037262" calcext:value-type="float">
            <text:p>17,506453037262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5166745185852" calcext:value-type="float">
            <text:p>17,5166745185852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5269870758057" calcext:value-type="float">
            <text:p>17,5269870758057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5372569561005" calcext:value-type="float">
            <text:p>17,5372569561005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5475330352783" calcext:value-type="float">
            <text:p>17,5475330352783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55774974823" calcext:value-type="float">
            <text:p>17,55774974823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5680139064789" calcext:value-type="float">
            <text:p>17,5680139064789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5783150196075" calcext:value-type="float">
            <text:p>17,5783150196075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5885934829712" calcext:value-type="float">
            <text:p>17,5885934829712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5988068580627" calcext:value-type="float">
            <text:p>17,5988068580627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6090803146362" calcext:value-type="float">
            <text:p>17,6090803146362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6193001270294" calcext:value-type="float">
            <text:p>17,6193001270294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6296563148499" calcext:value-type="float">
            <text:p>17,6296563148499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639883518219" calcext:value-type="float">
            <text:p>17,639883518219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6501767635345" calcext:value-type="float">
            <text:p>17,6501767635345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6603937149048" calcext:value-type="float">
            <text:p>17,6603937149048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6706666946411" calcext:value-type="float">
            <text:p>17,6706666946411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6809413433075" calcext:value-type="float">
            <text:p>17,6809413433075</text:p>
          </table:table-cell>
          <table:table-cell office:value-type="float" office:value="0.62911" calcext:value-type="float">
            <text:p>0,6291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1.06297" calcext:value-type="float">
            <text:p>1,06297</text:p>
          </table:table-cell>
          <table:table-cell office:value-type="float" office:value="0.02916" calcext:value-type="float">
            <text:p>0,02916</text:p>
          </table:table-cell>
          <table:table-cell office:value-type="float" office:value="-0.48497" calcext:value-type="float">
            <text:p>-0,48497</text:p>
          </table:table-cell>
          <table:table-cell office:value-type="float" office:value="4.16334" calcext:value-type="float">
            <text:p>4,16334</text:p>
          </table:table-cell>
          <table:table-cell table:number-columns-repeated="2"/>
        </table:table-row>
        <table:table-row table:style-name="ro1">
          <table:table-cell office:value-type="float" office:value="17.6912291049957" calcext:value-type="float">
            <text:p>17,6912291049957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7014489173889" calcext:value-type="float">
            <text:p>17,7014489173889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7117109298706" calcext:value-type="float">
            <text:p>17,7117109298706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7219269275665" calcext:value-type="float">
            <text:p>17,7219269275665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7322907447815" calcext:value-type="float">
            <text:p>17,7322907447815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7425091266632" calcext:value-type="float">
            <text:p>17,7425091266632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7527856826782" calcext:value-type="float">
            <text:p>17,7527856826782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7630081176758" calcext:value-type="float">
            <text:p>17,7630081176758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7732725143433" calcext:value-type="float">
            <text:p>17,7732725143433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7837634086609" calcext:value-type="float">
            <text:p>17,7837634086609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7940850257874" calcext:value-type="float">
            <text:p>17,7940850257874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8043386936188" calcext:value-type="float">
            <text:p>17,8043386936188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8146629333496" calcext:value-type="float">
            <text:p>17,8146629333496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8249175548553" calcext:value-type="float">
            <text:p>17,8249175548553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8352162837982" calcext:value-type="float">
            <text:p>17,8352162837982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8454446792603" calcext:value-type="float">
            <text:p>17,8454446792603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8557226657867" calcext:value-type="float">
            <text:p>17,8557226657867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8659379482269" calcext:value-type="float">
            <text:p>17,8659379482269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8763856887817" calcext:value-type="float">
            <text:p>17,8763856887817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88667345047" calcext:value-type="float">
            <text:p>17,88667345047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896960735321" calcext:value-type="float">
            <text:p>17,896960735321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9071781635284" calcext:value-type="float">
            <text:p>17,9071781635284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9174876213074" calcext:value-type="float">
            <text:p>17,9174876213074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9277360439301" calcext:value-type="float">
            <text:p>17,9277360439301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9380440711975" calcext:value-type="float">
            <text:p>17,9380440711975</text:p>
          </table:table-cell>
          <table:table-cell office:value-type="float" office:value="0.60217" calcext:value-type="float">
            <text:p>0,60217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1.03484" calcext:value-type="float">
            <text:p>1,03484</text:p>
          </table:table-cell>
          <table:table-cell office:value-type="float" office:value="-0.04106" calcext:value-type="float">
            <text:p>-0,04106</text:p>
          </table:table-cell>
          <table:table-cell office:value-type="float" office:value="-0.39562" calcext:value-type="float">
            <text:p>-0,39562</text:p>
          </table:table-cell>
          <table:table-cell office:value-type="float" office:value="4.16752" calcext:value-type="float">
            <text:p>4,16752</text:p>
          </table:table-cell>
          <table:table-cell table:number-columns-repeated="2"/>
        </table:table-row>
        <table:table-row table:style-name="ro1">
          <table:table-cell office:value-type="float" office:value="17.948340177536" calcext:value-type="float">
            <text:p>17,948340177536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7.958619594574" calcext:value-type="float">
            <text:p>17,958619594574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7.9688372612" calcext:value-type="float">
            <text:p>17,9688372612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7.9791026115417" calcext:value-type="float">
            <text:p>17,9791026115417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7.9893655776978" calcext:value-type="float">
            <text:p>17,9893655776978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7.9996886253357" calcext:value-type="float">
            <text:p>17,9996886253357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0099098682404" calcext:value-type="float">
            <text:p>18,0099098682404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0202541351318" calcext:value-type="float">
            <text:p>18,0202541351318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0304985046387" calcext:value-type="float">
            <text:p>18,0304985046387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0407996177673" calcext:value-type="float">
            <text:p>18,0407996177673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0510232448578" calcext:value-type="float">
            <text:p>18,0510232448578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0612936019897" calcext:value-type="float">
            <text:p>18,0612936019897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0715048313141" calcext:value-type="float">
            <text:p>18,0715048313141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081859588623" calcext:value-type="float">
            <text:p>18,081859588623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0922656059265" calcext:value-type="float">
            <text:p>18,0922656059265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102555513382" calcext:value-type="float">
            <text:p>18,102555513382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1127755641937" calcext:value-type="float">
            <text:p>18,1127755641937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1230599880219" calcext:value-type="float">
            <text:p>18,1230599880219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1332981586456" calcext:value-type="float">
            <text:p>18,1332981586456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1435949802399" calcext:value-type="float">
            <text:p>18,1435949802399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1538264751434" calcext:value-type="float">
            <text:p>18,1538264751434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1641128063202" calcext:value-type="float">
            <text:p>18,1641128063202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1743502616882" calcext:value-type="float">
            <text:p>18,1743502616882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1846890449524" calcext:value-type="float">
            <text:p>18,1846890449524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1949546337128" calcext:value-type="float">
            <text:p>18,1949546337128</text:p>
          </table:table-cell>
          <table:table-cell office:value-type="float" office:value="0.61521" calcext:value-type="float">
            <text:p>0,61521</text:p>
          </table:table-cell>
          <table:table-cell office:value-type="float" office:value="0.02188" calcext:value-type="float">
            <text:p>0,02188</text:p>
          </table:table-cell>
          <table:table-cell office:value-type="float" office:value="1.06508" calcext:value-type="float">
            <text:p>1,06508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-0.31425" calcext:value-type="float">
            <text:p>-0,31425</text:p>
          </table:table-cell>
          <table:table-cell office:value-type="float" office:value="4.13501" calcext:value-type="float">
            <text:p>4,13501</text:p>
          </table:table-cell>
          <table:table-cell table:number-columns-repeated="2"/>
        </table:table-row>
        <table:table-row table:style-name="ro1">
          <table:table-cell office:value-type="float" office:value="18.2052564620972" calcext:value-type="float">
            <text:p>18,2052564620972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2154777050018" calcext:value-type="float">
            <text:p>18,2154777050018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2258200645447" calcext:value-type="float">
            <text:p>18,2258200645447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2361159324646" calcext:value-type="float">
            <text:p>18,2361159324646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2464079856873" calcext:value-type="float">
            <text:p>18,2464079856873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256630897522" calcext:value-type="float">
            <text:p>18,256630897522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2669172286987" calcext:value-type="float">
            <text:p>18,2669172286987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2771334648132" calcext:value-type="float">
            <text:p>18,2771334648132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287415266037" calcext:value-type="float">
            <text:p>18,287415266037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2976450920105" calcext:value-type="float">
            <text:p>18,2976450920105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3079063892365" calcext:value-type="float">
            <text:p>18,3079063892365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3181388378143" calcext:value-type="float">
            <text:p>18,3181388378143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3284392356873" calcext:value-type="float">
            <text:p>18,3284392356873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3387176990509" calcext:value-type="float">
            <text:p>18,3387176990509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3490447998047" calcext:value-type="float">
            <text:p>18,3490447998047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3592703342438" calcext:value-type="float">
            <text:p>18,3592703342438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3695359230042" calcext:value-type="float">
            <text:p>18,3695359230042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3797562122345" calcext:value-type="float">
            <text:p>18,3797562122345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3900859355927" calcext:value-type="float">
            <text:p>18,3900859355927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4003410339355" calcext:value-type="float">
            <text:p>18,4003410339355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4106287956238" calcext:value-type="float">
            <text:p>18,4106287956238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4208467006683" calcext:value-type="float">
            <text:p>18,4208467006683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4311487674713" calcext:value-type="float">
            <text:p>18,4311487674713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4414603710175" calcext:value-type="float">
            <text:p>18,4414603710175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4517433643341" calcext:value-type="float">
            <text:p>18,4517433643341</text:p>
          </table:table-cell>
          <table:table-cell office:value-type="float" office:value="0.60994" calcext:value-type="float">
            <text:p>0,60994</text:p>
          </table:table-cell>
          <table:table-cell office:value-type="float" office:value="0.05232" calcext:value-type="float">
            <text:p>0,05232</text:p>
          </table:table-cell>
          <table:table-cell office:value-type="float" office:value="1.06133" calcext:value-type="float">
            <text:p>1,06133</text:p>
          </table:table-cell>
          <table:table-cell office:value-type="float" office:value="0.0825" calcext:value-type="float">
            <text:p>0,0825</text:p>
          </table:table-cell>
          <table:table-cell office:value-type="float" office:value="-0.23072" calcext:value-type="float">
            <text:p>-0,23072</text:p>
          </table:table-cell>
          <table:table-cell office:value-type="float" office:value="4.20766" calcext:value-type="float">
            <text:p>4,20766</text:p>
          </table:table-cell>
          <table:table-cell table:number-columns-repeated="2"/>
        </table:table-row>
        <table:table-row table:style-name="ro1">
          <table:table-cell office:value-type="float" office:value="18.4619967937469" calcext:value-type="float">
            <text:p>18,4619967937469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4723229408264" calcext:value-type="float">
            <text:p>18,4723229408264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4825410842896" calcext:value-type="float">
            <text:p>18,4825410842896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492835521698" calcext:value-type="float">
            <text:p>18,492835521698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5030572414398" calcext:value-type="float">
            <text:p>18,5030572414398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5133357048035" calcext:value-type="float">
            <text:p>18,5133357048035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5235586166382" calcext:value-type="float">
            <text:p>18,5235586166382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5338618755341" calcext:value-type="float">
            <text:p>18,5338618755341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5442011356354" calcext:value-type="float">
            <text:p>18,5442011356354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5544812679291" calcext:value-type="float">
            <text:p>18,5544812679291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5647354125977" calcext:value-type="float">
            <text:p>18,5647354125977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5750007629395" calcext:value-type="float">
            <text:p>18,5750007629395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5852251052856" calcext:value-type="float">
            <text:p>18,5852251052856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5955128669739" calcext:value-type="float">
            <text:p>18,5955128669739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6057558059692" calcext:value-type="float">
            <text:p>18,6057558059692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6160216331482" calcext:value-type="float">
            <text:p>18,6160216331482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6263151168823" calcext:value-type="float">
            <text:p>18,6263151168823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6366612911224" calcext:value-type="float">
            <text:p>18,6366612911224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6469233036041" calcext:value-type="float">
            <text:p>18,6469233036041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6571943759918" calcext:value-type="float">
            <text:p>18,6571943759918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6674101352692" calcext:value-type="float">
            <text:p>18,6674101352692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6776669025421" calcext:value-type="float">
            <text:p>18,6776669025421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6880803108215" calcext:value-type="float">
            <text:p>18,6880803108215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6984045505524" calcext:value-type="float">
            <text:p>18,6984045505524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3801" calcext:value-type="float">
            <text:p>0,23801</text:p>
          </table:table-cell>
          <table:table-cell office:value-type="float" office:value="-0.25167" calcext:value-type="float">
            <text:p>-0,25167</text:p>
          </table:table-cell>
          <table:table-cell office:value-type="float" office:value="4.3346" calcext:value-type="float">
            <text:p>4,3346</text:p>
          </table:table-cell>
          <table:table-cell table:number-columns-repeated="2"/>
        </table:table-row>
        <table:table-row table:style-name="ro1">
          <table:table-cell office:value-type="float" office:value="18.7086563110352" calcext:value-type="float">
            <text:p>18,7086563110352</text:p>
          </table:table-cell>
          <table:table-cell office:value-type="float" office:value="0.63649" calcext:value-type="float">
            <text:p>0,63649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1.05475" calcext:value-type="float">
            <text:p>1,05475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7189521789551" calcext:value-type="float">
            <text:p>18,7189521789551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7292120456696" calcext:value-type="float">
            <text:p>18,7292120456696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7394666671753" calcext:value-type="float">
            <text:p>18,7394666671753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7498681545258" calcext:value-type="float">
            <text:p>18,7498681545258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7601602077484" calcext:value-type="float">
            <text:p>18,7601602077484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7704067230225" calcext:value-type="float">
            <text:p>18,7704067230225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7807095050812" calcext:value-type="float">
            <text:p>18,7807095050812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7912464141846" calcext:value-type="float">
            <text:p>18,7912464141846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8016662597656" calcext:value-type="float">
            <text:p>18,8016662597656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8120949268341" calcext:value-type="float">
            <text:p>18,8120949268341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8224756717682" calcext:value-type="float">
            <text:p>18,8224756717682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8329672813416" calcext:value-type="float">
            <text:p>18,8329672813416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8433783054352" calcext:value-type="float">
            <text:p>18,8433783054352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8537905216217" calcext:value-type="float">
            <text:p>18,8537905216217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8641135692596" calcext:value-type="float">
            <text:p>18,8641135692596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8743307590485" calcext:value-type="float">
            <text:p>18,8743307590485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8845875263214" calcext:value-type="float">
            <text:p>18,8845875263214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8948488235474" calcext:value-type="float">
            <text:p>18,8948488235474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9051051139832" calcext:value-type="float">
            <text:p>18,9051051139832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9153003692627" calcext:value-type="float">
            <text:p>18,9153003692627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9255743026733" calcext:value-type="float">
            <text:p>18,9255743026733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9358062744141" calcext:value-type="float">
            <text:p>18,9358062744141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9460849761963" calcext:value-type="float">
            <text:p>18,9460849761963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9564206600189" calcext:value-type="float">
            <text:p>18,9564206600189</text:p>
          </table:table-cell>
          <table:table-cell office:value-type="float" office:value="0.62128" calcext:value-type="float">
            <text:p>0,62128</text:p>
          </table:table-cell>
          <table:table-cell office:value-type="float" office:value="0.02867" calcext:value-type="float">
            <text:p>0,02867</text:p>
          </table:table-cell>
          <table:table-cell office:value-type="float" office:value="1.04403" calcext:value-type="float">
            <text:p>1,04403</text:p>
          </table:table-cell>
          <table:table-cell office:value-type="float" office:value="0.29463" calcext:value-type="float">
            <text:p>0,29463</text:p>
          </table:table-cell>
          <table:table-cell office:value-type="float" office:value="-0.37711" calcext:value-type="float">
            <text:p>-0,37711</text:p>
          </table:table-cell>
          <table:table-cell office:value-type="float" office:value="4.2323" calcext:value-type="float">
            <text:p>4,2323</text:p>
          </table:table-cell>
          <table:table-cell table:number-columns-repeated="2"/>
        </table:table-row>
        <table:table-row table:style-name="ro1">
          <table:table-cell office:value-type="float" office:value="18.9667024612427" calcext:value-type="float">
            <text:p>18,9667024612427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8.976921081543" calcext:value-type="float">
            <text:p>18,976921081543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8.9872653484344" calcext:value-type="float">
            <text:p>18,9872653484344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8.9975275993347" calcext:value-type="float">
            <text:p>18,9975275993347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0077812671661" calcext:value-type="float">
            <text:p>19,0077812671661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0181050300598" calcext:value-type="float">
            <text:p>19,0181050300598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0283875465393" calcext:value-type="float">
            <text:p>19,0283875465393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038595199585" calcext:value-type="float">
            <text:p>19,038595199585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0488727092743" calcext:value-type="float">
            <text:p>19,0488727092743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0590922832489" calcext:value-type="float">
            <text:p>19,0590922832489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0693476200104" calcext:value-type="float">
            <text:p>19,0693476200104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0795540809631" calcext:value-type="float">
            <text:p>19,0795540809631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0898401737213" calcext:value-type="float">
            <text:p>19,0898401737213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100090265274" calcext:value-type="float">
            <text:p>19,100090265274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1103413105011" calcext:value-type="float">
            <text:p>19,1103413105011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1205523014069" calcext:value-type="float">
            <text:p>19,1205523014069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1308183670044" calcext:value-type="float">
            <text:p>19,1308183670044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141042470932" calcext:value-type="float">
            <text:p>19,141042470932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1513233184814" calcext:value-type="float">
            <text:p>19,1513233184814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1615521907806" calcext:value-type="float">
            <text:p>19,1615521907806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171835899353" calcext:value-type="float">
            <text:p>19,171835899353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1822094917297" calcext:value-type="float">
            <text:p>19,1822094917297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1926965713501" calcext:value-type="float">
            <text:p>19,1926965713501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2032475471497" calcext:value-type="float">
            <text:p>19,2032475471497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2137668132782" calcext:value-type="float">
            <text:p>19,2137668132782</text:p>
          </table:table-cell>
          <table:table-cell office:value-type="float" office:value="0.64881" calcext:value-type="float">
            <text:p>0,64881</text:p>
          </table:table-cell>
          <table:table-cell office:value-type="float" office:value="0.04283" calcext:value-type="float">
            <text:p>0,04283</text:p>
          </table:table-cell>
          <table:table-cell office:value-type="float" office:value="1.07777" calcext:value-type="float">
            <text:p>1,07777</text:p>
          </table:table-cell>
          <table:table-cell office:value-type="float" office:value="0.27337" calcext:value-type="float">
            <text:p>0,27337</text:p>
          </table:table-cell>
          <table:table-cell office:value-type="float" office:value="-0.44084" calcext:value-type="float">
            <text:p>-0,44084</text:p>
          </table:table-cell>
          <table:table-cell office:value-type="float" office:value="4.26544" calcext:value-type="float">
            <text:p>4,26544</text:p>
          </table:table-cell>
          <table:table-cell table:number-columns-repeated="2"/>
        </table:table-row>
        <table:table-row table:style-name="ro1">
          <table:table-cell office:value-type="float" office:value="19.2243423461914" calcext:value-type="float">
            <text:p>19,2243423461914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2347543239594" calcext:value-type="float">
            <text:p>19,2347543239594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2452039718628" calcext:value-type="float">
            <text:p>19,2452039718628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2555096149445" calcext:value-type="float">
            <text:p>19,2555096149445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2657299041748" calcext:value-type="float">
            <text:p>19,2657299041748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2759656906128" calcext:value-type="float">
            <text:p>19,2759656906128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2861804962158" calcext:value-type="float">
            <text:p>19,2861804962158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2964458465576" calcext:value-type="float">
            <text:p>19,2964458465576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3066504001617" calcext:value-type="float">
            <text:p>19,3066504001617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3169436454773" calcext:value-type="float">
            <text:p>19,3169436454773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3271863460541" calcext:value-type="float">
            <text:p>19,3271863460541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3374254703522" calcext:value-type="float">
            <text:p>19,3374254703522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3476500511169" calcext:value-type="float">
            <text:p>19,3476500511169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3579137325287" calcext:value-type="float">
            <text:p>19,3579137325287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3681287765503" calcext:value-type="float">
            <text:p>19,3681287765503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3783679008484" calcext:value-type="float">
            <text:p>19,3783679008484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3885762691498" calcext:value-type="float">
            <text:p>19,3885762691498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3988242149353" calcext:value-type="float">
            <text:p>19,3988242149353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4090378284454" calcext:value-type="float">
            <text:p>19,4090378284454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4192702770233" calcext:value-type="float">
            <text:p>19,4192702770233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4295313358307" calcext:value-type="float">
            <text:p>19,4295313358307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439784526825" calcext:value-type="float">
            <text:p>19,439784526825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4500374794006" calcext:value-type="float">
            <text:p>19,4500374794006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4602887630463" calcext:value-type="float">
            <text:p>19,4602887630463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470495223999" calcext:value-type="float">
            <text:p>19,470495223999</text:p>
          </table:table-cell>
          <table:table-cell office:value-type="float" office:value="0.62741" calcext:value-type="float">
            <text:p>0,62741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1.03255" calcext:value-type="float">
            <text:p>1,03255</text:p>
          </table:table-cell>
          <table:table-cell office:value-type="float" office:value="0.20862" calcext:value-type="float">
            <text:p>0,20862</text:p>
          </table:table-cell>
          <table:table-cell office:value-type="float" office:value="-0.56428" calcext:value-type="float">
            <text:p>-0,56428</text:p>
          </table:table-cell>
          <table:table-cell office:value-type="float" office:value="4.32689" calcext:value-type="float">
            <text:p>4,32689</text:p>
          </table:table-cell>
          <table:table-cell table:number-columns-repeated="2"/>
        </table:table-row>
        <table:table-row table:style-name="ro1">
          <table:table-cell office:value-type="float" office:value="19.4807918071747" calcext:value-type="float">
            <text:p>19,4807918071747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4909994602203" calcext:value-type="float">
            <text:p>19,4909994602203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5012574195862" calcext:value-type="float">
            <text:p>19,5012574195862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511465549469" calcext:value-type="float">
            <text:p>19,511465549469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5217254161835" calcext:value-type="float">
            <text:p>19,5217254161835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5319771766663" calcext:value-type="float">
            <text:p>19,5319771766663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5422260761261" calcext:value-type="float">
            <text:p>19,5422260761261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5525295734406" calcext:value-type="float">
            <text:p>19,5525295734406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5627732276917" calcext:value-type="float">
            <text:p>19,5627732276917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5729811191559" calcext:value-type="float">
            <text:p>19,5729811191559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5835566520691" calcext:value-type="float">
            <text:p>19,5835566520691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5939252376556" calcext:value-type="float">
            <text:p>19,5939252376556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6042068004608" calcext:value-type="float">
            <text:p>19,6042068004608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6144270896912" calcext:value-type="float">
            <text:p>19,6144270896912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624764919281" calcext:value-type="float">
            <text:p>19,624764919281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6349759101868" calcext:value-type="float">
            <text:p>19,6349759101868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6452088356018" calcext:value-type="float">
            <text:p>19,6452088356018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6554658412933" calcext:value-type="float">
            <text:p>19,6554658412933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6657032966614" calcext:value-type="float">
            <text:p>19,6657032966614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6759076118469" calcext:value-type="float">
            <text:p>19,6759076118469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6861689090729" calcext:value-type="float">
            <text:p>19,6861689090729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6963741779327" calcext:value-type="float">
            <text:p>19,6963741779327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7066333293915" calcext:value-type="float">
            <text:p>19,7066333293915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7168464660645" calcext:value-type="float">
            <text:p>19,7168464660645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7271454334259" calcext:value-type="float">
            <text:p>19,7271454334259</text:p>
          </table:table-cell>
          <table:table-cell office:value-type="float" office:value="0.62118" calcext:value-type="float">
            <text:p>0,62118</text:p>
          </table:table-cell>
          <table:table-cell office:value-type="float" office:value="0.05122" calcext:value-type="float">
            <text:p>0,05122</text:p>
          </table:table-cell>
          <table:table-cell office:value-type="float" office:value="1.04965" calcext:value-type="float">
            <text:p>1,04965</text:p>
          </table:table-cell>
          <table:table-cell office:value-type="float" office:value="0.13875" calcext:value-type="float">
            <text:p>0,13875</text:p>
          </table:table-cell>
          <table:table-cell office:value-type="float" office:value="-0.60907" calcext:value-type="float">
            <text:p>-0,60907</text:p>
          </table:table-cell>
          <table:table-cell office:value-type="float" office:value="4.2627" calcext:value-type="float">
            <text:p>4,2627</text:p>
          </table:table-cell>
          <table:table-cell table:number-columns-repeated="2"/>
        </table:table-row>
        <table:table-row table:style-name="ro1">
          <table:table-cell office:value-type="float" office:value="19.7373871803284" calcext:value-type="float">
            <text:p>19,7373871803284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747631072998" calcext:value-type="float">
            <text:p>19,747631072998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7578792572021" calcext:value-type="float">
            <text:p>19,7578792572021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7681465148926" calcext:value-type="float">
            <text:p>19,7681465148926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7783591747284" calcext:value-type="float">
            <text:p>19,7783591747284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7885999679565" calcext:value-type="float">
            <text:p>19,7885999679565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7988362312317" calcext:value-type="float">
            <text:p>19,7988362312317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8091006278992" calcext:value-type="float">
            <text:p>19,8091006278992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819313287735" calcext:value-type="float">
            <text:p>19,819313287735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8296756744385" calcext:value-type="float">
            <text:p>19,8296756744385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839896440506" calcext:value-type="float">
            <text:p>19,839896440506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8501365184784" calcext:value-type="float">
            <text:p>19,8501365184784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8603875637054" calcext:value-type="float">
            <text:p>19,8603875637054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8706274032593" calcext:value-type="float">
            <text:p>19,8706274032593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8809878826141" calcext:value-type="float">
            <text:p>19,8809878826141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8913464546204" calcext:value-type="float">
            <text:p>19,8913464546204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9016070365906" calcext:value-type="float">
            <text:p>19,9016070365906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911872625351" calcext:value-type="float">
            <text:p>19,911872625351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9221909046173" calcext:value-type="float">
            <text:p>19,9221909046173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9325156211853" calcext:value-type="float">
            <text:p>19,9325156211853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9427270889282" calcext:value-type="float">
            <text:p>19,9427270889282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9529929161072" calcext:value-type="float">
            <text:p>19,9529929161072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9632339477539" calcext:value-type="float">
            <text:p>19,9632339477539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9734747409821" calcext:value-type="float">
            <text:p>19,9734747409821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983681678772" calcext:value-type="float">
            <text:p>19,983681678772</text:p>
          </table:table-cell>
          <table:table-cell office:value-type="float" office:value="0.63498" calcext:value-type="float">
            <text:p>0,63498</text:p>
          </table:table-cell>
          <table:table-cell office:value-type="float" office:value="0.04274" calcext:value-type="float">
            <text:p>0,04274</text:p>
          </table:table-cell>
          <table:table-cell office:value-type="float" office:value="1.06984" calcext:value-type="float">
            <text:p>1,06984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-0.51581" calcext:value-type="float">
            <text:p>-0,51581</text:p>
          </table:table-cell>
          <table:table-cell office:value-type="float" office:value="4.17068" calcext:value-type="float">
            <text:p>4,17068</text:p>
          </table:table-cell>
          <table:table-cell table:number-columns-repeated="2"/>
        </table:table-row>
        <table:table-row table:style-name="ro1">
          <table:table-cell office:value-type="float" office:value="19.99396276474" calcext:value-type="float">
            <text:p>19,99396276474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0042140483856" calcext:value-type="float">
            <text:p>20,0042140483856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0144834518433" calcext:value-type="float">
            <text:p>20,0144834518433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024738073349" calcext:value-type="float">
            <text:p>20,024738073349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0349833965301" calcext:value-type="float">
            <text:p>20,0349833965301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0451967716217" calcext:value-type="float">
            <text:p>20,0451967716217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0554869174957" calcext:value-type="float">
            <text:p>20,0554869174957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0657052993774" calcext:value-type="float">
            <text:p>20,0657052993774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0759363174438" calcext:value-type="float">
            <text:p>20,0759363174438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0861446857452" calcext:value-type="float">
            <text:p>20,0861446857452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0963861942291" calcext:value-type="float">
            <text:p>20,0963861942291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1066327095032" calcext:value-type="float">
            <text:p>20,1066327095032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1168751716614" calcext:value-type="float">
            <text:p>20,1168751716614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1271224021912" calcext:value-type="float">
            <text:p>20,1271224021912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1373679637909" calcext:value-type="float">
            <text:p>20,1373679637909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1475772857666" calcext:value-type="float">
            <text:p>20,1475772857666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1578350067139" calcext:value-type="float">
            <text:p>20,1578350067139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1680507659912" calcext:value-type="float">
            <text:p>20,1680507659912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1782863140106" calcext:value-type="float">
            <text:p>20,1782863140106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1884961128235" calcext:value-type="float">
            <text:p>20,1884961128235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1987307071686" calcext:value-type="float">
            <text:p>20,1987307071686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2089717388153" calcext:value-type="float">
            <text:p>20,2089717388153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2192101478577" calcext:value-type="float">
            <text:p>20,2192101478577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2294743061066" calcext:value-type="float">
            <text:p>20,2294743061066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2398362159729" calcext:value-type="float">
            <text:p>20,2398362159729</text:p>
          </table:table-cell>
          <table:table-cell office:value-type="float" office:value="0.59859" calcext:value-type="float">
            <text:p>0,59859</text:p>
          </table:table-cell>
          <table:table-cell office:value-type="float" office:value="0.02855" calcext:value-type="float">
            <text:p>0,02855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-0.01465" calcext:value-type="float">
            <text:p>-0,01465</text:p>
          </table:table-cell>
          <table:table-cell office:value-type="float" office:value="-0.39909" calcext:value-type="float">
            <text:p>-0,39909</text:p>
          </table:table-cell>
          <table:table-cell office:value-type="float" office:value="4.19116" calcext:value-type="float">
            <text:p>4,19116</text:p>
          </table:table-cell>
          <table:table-cell table:number-columns-repeated="2"/>
        </table:table-row>
        <table:table-row table:style-name="ro1">
          <table:table-cell office:value-type="float" office:value="20.2500782012939" calcext:value-type="float">
            <text:p>20,2500782012939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2603552341461" calcext:value-type="float">
            <text:p>20,2603552341461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2705788612366" calcext:value-type="float">
            <text:p>20,2705788612366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2808322906494" calcext:value-type="float">
            <text:p>20,2808322906494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2910356521606" calcext:value-type="float">
            <text:p>20,2910356521606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3012757301331" calcext:value-type="float">
            <text:p>20,3012757301331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3115103244781" calcext:value-type="float">
            <text:p>20,3115103244781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3217566013336" calcext:value-type="float">
            <text:p>20,3217566013336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3320090770721" calcext:value-type="float">
            <text:p>20,3320090770721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3422684669495" calcext:value-type="float">
            <text:p>20,3422684669495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3524808883667" calcext:value-type="float">
            <text:p>20,3524808883667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3627462387085" calcext:value-type="float">
            <text:p>20,3627462387085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3729538917541" calcext:value-type="float">
            <text:p>20,3729538917541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3831856250763" calcext:value-type="float">
            <text:p>20,3831856250763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3933947086334" calcext:value-type="float">
            <text:p>20,3933947086334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4036319255829" calcext:value-type="float">
            <text:p>20,4036319255829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4138746261597" calcext:value-type="float">
            <text:p>20,4138746261597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4241979122162" calcext:value-type="float">
            <text:p>20,4241979122162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4344127178192" calcext:value-type="float">
            <text:p>20,4344127178192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4446547031403" calcext:value-type="float">
            <text:p>20,4446547031403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4548630714417" calcext:value-type="float">
            <text:p>20,4548630714417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4651257991791" calcext:value-type="float">
            <text:p>20,4651257991791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4753355979919" calcext:value-type="float">
            <text:p>20,4753355979919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48570561409" calcext:value-type="float">
            <text:p>20,48570561409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495938539505" calcext:value-type="float">
            <text:p>20,495938539505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0309" calcext:value-type="float">
            <text:p>0,0309</text:p>
          </table:table-cell>
          <table:table-cell office:value-type="float" office:value="1.0571" calcext:value-type="float">
            <text:p>1,0571</text:p>
          </table:table-cell>
          <table:table-cell office:value-type="float" office:value="-0.03333" calcext:value-type="float">
            <text:p>-0,03333</text:p>
          </table:table-cell>
          <table:table-cell office:value-type="float" office:value="-0.32587" calcext:value-type="float">
            <text:p>-0,32587</text:p>
          </table:table-cell>
          <table:table-cell office:value-type="float" office:value="4.16454" calcext:value-type="float">
            <text:p>4,16454</text:p>
          </table:table-cell>
          <table:table-cell table:number-columns-repeated="2"/>
        </table:table-row>
        <table:table-row table:style-name="ro1">
          <table:table-cell office:value-type="float" office:value="20.5062201023102" calcext:value-type="float">
            <text:p>20,5062201023102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5164918899536" calcext:value-type="float">
            <text:p>20,5164918899536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5268020629883" calcext:value-type="float">
            <text:p>20,5268020629883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5370280742645" calcext:value-type="float">
            <text:p>20,5370280742645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5472614765167" calcext:value-type="float">
            <text:p>20,5472614765167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5575160980225" calcext:value-type="float">
            <text:p>20,5575160980225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5677630901337" calcext:value-type="float">
            <text:p>20,5677630901337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5780794620514" calcext:value-type="float">
            <text:p>20,5780794620514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5883345603943" calcext:value-type="float">
            <text:p>20,5883345603943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5985596179962" calcext:value-type="float">
            <text:p>20,5985596179962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6088230609894" calcext:value-type="float">
            <text:p>20,6088230609894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6190462112427" calcext:value-type="float">
            <text:p>20,6190462112427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629346370697" calcext:value-type="float">
            <text:p>20,629346370697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6395690441132" calcext:value-type="float">
            <text:p>20,6395690441132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6498026847839" calcext:value-type="float">
            <text:p>20,6498026847839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6600575447082" calcext:value-type="float">
            <text:p>20,6600575447082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6702995300293" calcext:value-type="float">
            <text:p>20,6702995300293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6805150508881" calcext:value-type="float">
            <text:p>20,6805150508881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6907420158386" calcext:value-type="float">
            <text:p>20,6907420158386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7009580135345" calcext:value-type="float">
            <text:p>20,7009580135345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711220741272" calcext:value-type="float">
            <text:p>20,711220741272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721442937851" calcext:value-type="float">
            <text:p>20,721442937851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7317366600037" calcext:value-type="float">
            <text:p>20,7317366600037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7419669628143" calcext:value-type="float">
            <text:p>20,7419669628143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7521955966949" calcext:value-type="float">
            <text:p>20,7521955966949</text:p>
          </table:table-cell>
          <table:table-cell office:value-type="float" office:value="0.59977" calcext:value-type="float">
            <text:p>0,59977</text:p>
          </table:table-cell>
          <table:table-cell office:value-type="float" office:value="0.04832" calcext:value-type="float">
            <text:p>0,04832</text:p>
          </table:table-cell>
          <table:table-cell office:value-type="float" office:value="1.05327" calcext:value-type="float">
            <text:p>1,05327</text:p>
          </table:table-cell>
          <table:table-cell office:value-type="float" office:value="0.05573" calcext:value-type="float">
            <text:p>0,05573</text:p>
          </table:table-cell>
          <table:table-cell office:value-type="float" office:value="-0.2426" calcext:value-type="float">
            <text:p>-0,2426</text:p>
          </table:table-cell>
          <table:table-cell office:value-type="float" office:value="4.21373" calcext:value-type="float">
            <text:p>4,21373</text:p>
          </table:table-cell>
          <table:table-cell table:number-columns-repeated="2"/>
        </table:table-row>
        <table:table-row table:style-name="ro1">
          <table:table-cell office:value-type="float" office:value="20.76247215271" calcext:value-type="float">
            <text:p>20,76247215271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7727298736572" calcext:value-type="float">
            <text:p>20,7727298736572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7839460372925" calcext:value-type="float">
            <text:p>20,7839460372925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7943134307861" calcext:value-type="float">
            <text:p>20,7943134307861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8045806884766" calcext:value-type="float">
            <text:p>20,8045806884766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8149168491364" calcext:value-type="float">
            <text:p>20,8149168491364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8252053260803" calcext:value-type="float">
            <text:p>20,8252053260803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8355100154877" calcext:value-type="float">
            <text:p>20,8355100154877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8457436561584" calcext:value-type="float">
            <text:p>20,8457436561584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8560266494751" calcext:value-type="float">
            <text:p>20,8560266494751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8663060665131" calcext:value-type="float">
            <text:p>20,8663060665131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876594543457" calcext:value-type="float">
            <text:p>20,876594543457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8868222236633" calcext:value-type="float">
            <text:p>20,8868222236633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8971147537231" calcext:value-type="float">
            <text:p>20,8971147537231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9073390960693" calcext:value-type="float">
            <text:p>20,9073390960693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9176549911499" calcext:value-type="float">
            <text:p>20,9176549911499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9279143810272" calcext:value-type="float">
            <text:p>20,9279143810272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9382166862488" calcext:value-type="float">
            <text:p>20,9382166862488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9485538005829" calcext:value-type="float">
            <text:p>20,9485538005829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9588532447815" calcext:value-type="float">
            <text:p>20,9588532447815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9691424369812" calcext:value-type="float">
            <text:p>20,9691424369812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9794216156006" calcext:value-type="float">
            <text:p>20,9794216156006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9897074699402" calcext:value-type="float">
            <text:p>20,9897074699402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0.9999921321869" calcext:value-type="float">
            <text:p>20,9999921321869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1.0102875232697" calcext:value-type="float">
            <text:p>21,0102875232697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0.01922" calcext:value-type="float">
            <text:p>0,01922</text:p>
          </table:table-cell>
          <table:table-cell office:value-type="float" office:value="1.06757" calcext:value-type="float">
            <text:p>1,06757</text:p>
          </table:table-cell>
          <table:table-cell office:value-type="float" office:value="0.24005" calcext:value-type="float">
            <text:p>0,24005</text:p>
          </table:table-cell>
          <table:table-cell office:value-type="float" office:value="-0.23988" calcext:value-type="float">
            <text:p>-0,23988</text:p>
          </table:table-cell>
          <table:table-cell office:value-type="float" office:value="4.33495" calcext:value-type="float">
            <text:p>4,33495</text:p>
          </table:table-cell>
          <table:table-cell table:number-columns-repeated="2"/>
        </table:table-row>
        <table:table-row table:style-name="ro1">
          <table:table-cell office:value-type="float" office:value="21.0206081867218" calcext:value-type="float">
            <text:p>21,0206081867218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0308814048767" calcext:value-type="float">
            <text:p>21,0308814048767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0411813259125" calcext:value-type="float">
            <text:p>21,0411813259125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0514039993286" calcext:value-type="float">
            <text:p>21,0514039993286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0616841316223" calcext:value-type="float">
            <text:p>21,0616841316223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0719182491302" calcext:value-type="float">
            <text:p>21,0719182491302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0824887752533" calcext:value-type="float">
            <text:p>21,0824887752533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0927412509918" calcext:value-type="float">
            <text:p>21,0927412509918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1030290126801" calcext:value-type="float">
            <text:p>21,1030290126801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1133258342743" calcext:value-type="float">
            <text:p>21,1133258342743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1236088275909" calcext:value-type="float">
            <text:p>21,1236088275909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1338586807251" calcext:value-type="float">
            <text:p>21,1338586807251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1441605091095" calcext:value-type="float">
            <text:p>21,1441605091095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1543893814087" calcext:value-type="float">
            <text:p>21,1543893814087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1647026538849" calcext:value-type="float">
            <text:p>21,1647026538849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1749567985535" calcext:value-type="float">
            <text:p>21,1749567985535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1852788925171" calcext:value-type="float">
            <text:p>21,1852788925171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1955089569092" calcext:value-type="float">
            <text:p>21,1955089569092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2058026790619" calcext:value-type="float">
            <text:p>21,2058026790619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2161045074463" calcext:value-type="float">
            <text:p>21,2161045074463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2264130115509" calcext:value-type="float">
            <text:p>21,2264130115509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2366425991058" calcext:value-type="float">
            <text:p>21,2366425991058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2469289302826" calcext:value-type="float">
            <text:p>21,2469289302826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2571558952332" calcext:value-type="float">
            <text:p>21,2571558952332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267475605011" calcext:value-type="float">
            <text:p>21,267475605011</text:p>
          </table:table-cell>
          <table:table-cell office:value-type="float" office:value="0.62413" calcext:value-type="float">
            <text:p>0,62413</text:p>
          </table:table-cell>
          <table:table-cell office:value-type="float" office:value="0.02971" calcext:value-type="float">
            <text:p>0,02971</text:p>
          </table:table-cell>
          <table:table-cell office:value-type="float" office:value="1.0344" calcext:value-type="float">
            <text:p>1,0344</text:p>
          </table:table-cell>
          <table:table-cell office:value-type="float" office:value="0.2873" calcext:value-type="float">
            <text:p>0,2873</text:p>
          </table:table-cell>
          <table:table-cell office:value-type="float" office:value="-0.36199" calcext:value-type="float">
            <text:p>-0,36199</text:p>
          </table:table-cell>
          <table:table-cell office:value-type="float" office:value="4.2356" calcext:value-type="float">
            <text:p>4,2356</text:p>
          </table:table-cell>
          <table:table-cell table:number-columns-repeated="2"/>
        </table:table-row>
        <table:table-row table:style-name="ro1">
          <table:table-cell office:value-type="float" office:value="21.2777280807495" calcext:value-type="float">
            <text:p>21,2777280807495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2880227565765" calcext:value-type="float">
            <text:p>21,2880227565765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2982540130615" calcext:value-type="float">
            <text:p>21,2982540130615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3085300922394" calcext:value-type="float">
            <text:p>21,3085300922394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318813085556" calcext:value-type="float">
            <text:p>21,318813085556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329122543335" calcext:value-type="float">
            <text:p>21,329122543335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3393468856812" calcext:value-type="float">
            <text:p>21,3393468856812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3496670722961" calcext:value-type="float">
            <text:p>21,3496670722961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3598921298981" calcext:value-type="float">
            <text:p>21,3598921298981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3702096939087" calcext:value-type="float">
            <text:p>21,3702096939087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3805944919586" calcext:value-type="float">
            <text:p>21,3805944919586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3909487724304" calcext:value-type="float">
            <text:p>21,3909487724304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4011886119843" calcext:value-type="float">
            <text:p>21,4011886119843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4114670753479" calcext:value-type="float">
            <text:p>21,4114670753479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4217729568481" calcext:value-type="float">
            <text:p>21,4217729568481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4320986270905" calcext:value-type="float">
            <text:p>21,4320986270905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4423792362213" calcext:value-type="float">
            <text:p>21,4423792362213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4526677131653" calcext:value-type="float">
            <text:p>21,4526677131653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4628896713257" calcext:value-type="float">
            <text:p>21,4628896713257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4732241630554" calcext:value-type="float">
            <text:p>21,4732241630554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4834513664246" calcext:value-type="float">
            <text:p>21,4834513664246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4937305450439" calcext:value-type="float">
            <text:p>21,4937305450439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5039622783661" calcext:value-type="float">
            <text:p>21,5039622783661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5142855644226" calcext:value-type="float">
            <text:p>21,5142855644226</text:p>
          </table:table-cell>
          <table:table-cell office:value-type="float" office:value="0.62643" calcext:value-type="float">
            <text:p>0,62643</text:p>
          </table:table-cell>
          <table:table-cell office:value-type="float" office:value="0.05218" calcext:value-type="float">
            <text:p>0,05218</text:p>
          </table:table-cell>
          <table:table-cell office:value-type="float" office:value="1.06433" calcext:value-type="float">
            <text:p>1,06433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5247604846954" calcext:value-type="float">
            <text:p>21,5247604846954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8842" calcext:value-type="float">
            <text:p>0,28842</text:p>
          </table:table-cell>
          <table:table-cell office:value-type="float" office:value="-0.43277" calcext:value-type="float">
            <text:p>-0,43277</text:p>
          </table:table-cell>
          <table:table-cell office:value-type="float" office:value="4.25234" calcext:value-type="float">
            <text:p>4,25234</text:p>
          </table:table-cell>
          <table:table-cell table:number-columns-repeated="2"/>
        </table:table-row>
        <table:table-row table:style-name="ro1">
          <table:table-cell office:value-type="float" office:value="21.5352215766907" calcext:value-type="float">
            <text:p>21,5352215766907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5454697608948" calcext:value-type="float">
            <text:p>21,5454697608948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5557734966278" calcext:value-type="float">
            <text:p>21,5557734966278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5660669803619" calcext:value-type="float">
            <text:p>21,5660669803619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5764088630676" calcext:value-type="float">
            <text:p>21,5764088630676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5866239070892" calcext:value-type="float">
            <text:p>21,5866239070892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596896648407" calcext:value-type="float">
            <text:p>21,596896648407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6071157455444" calcext:value-type="float">
            <text:p>21,6071157455444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617404460907" calcext:value-type="float">
            <text:p>21,617404460907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6276385784149" calcext:value-type="float">
            <text:p>21,6276385784149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6379196643829" calcext:value-type="float">
            <text:p>21,6379196643829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6481971740723" calcext:value-type="float">
            <text:p>21,6481971740723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65846991539" calcext:value-type="float">
            <text:p>21,65846991539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6687459945679" calcext:value-type="float">
            <text:p>21,6687459945679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6790232658386" calcext:value-type="float">
            <text:p>21,6790232658386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68940782547" calcext:value-type="float">
            <text:p>21,68940782547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6998286247253" calcext:value-type="float">
            <text:p>21,6998286247253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7100729942322" calcext:value-type="float">
            <text:p>21,7100729942322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720454454422" calcext:value-type="float">
            <text:p>21,720454454422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7306907176971" calcext:value-type="float">
            <text:p>21,7306907176971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740978717804" calcext:value-type="float">
            <text:p>21,740978717804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7511992454529" calcext:value-type="float">
            <text:p>21,7511992454529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7614760398865" calcext:value-type="float">
            <text:p>21,7614760398865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7717592716217" calcext:value-type="float">
            <text:p>21,7717592716217</text:p>
          </table:table-cell>
          <table:table-cell office:value-type="float" office:value="0.61694" calcext:value-type="float">
            <text:p>0,61694</text:p>
          </table:table-cell>
          <table:table-cell office:value-type="float" office:value="0.02303" calcext:value-type="float">
            <text:p>0,02303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0.21984" calcext:value-type="float">
            <text:p>0,21984</text:p>
          </table:table-cell>
          <table:table-cell office:value-type="float" office:value="-0.54668" calcext:value-type="float">
            <text:p>-0,54668</text:p>
          </table:table-cell>
          <table:table-cell office:value-type="float" office:value="4.32103" calcext:value-type="float">
            <text:p>4,32103</text:p>
          </table:table-cell>
          <table:table-cell table:number-columns-repeated="2"/>
        </table:table-row>
        <table:table-row table:style-name="ro1">
          <table:table-cell office:value-type="float" office:value="21.7820606231689" calcext:value-type="float">
            <text:p>21,7820606231689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7923691272736" calcext:value-type="float">
            <text:p>21,7923691272736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8026661872864" calcext:value-type="float">
            <text:p>21,8026661872864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8128890991211" calcext:value-type="float">
            <text:p>21,8128890991211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8231980800629" calcext:value-type="float">
            <text:p>21,8231980800629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833447933197" calcext:value-type="float">
            <text:p>21,833447933197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8437275886536" calcext:value-type="float">
            <text:p>21,8437275886536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85395860672" calcext:value-type="float">
            <text:p>21,85395860672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8642406463623" calcext:value-type="float">
            <text:p>21,8642406463623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8745193481445" calcext:value-type="float">
            <text:p>21,8745193481445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8847954273224" calcext:value-type="float">
            <text:p>21,8847954273224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8950095176697" calcext:value-type="float">
            <text:p>21,8950095176697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9052810668945" calcext:value-type="float">
            <text:p>21,9052810668945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9154925346375" calcext:value-type="float">
            <text:p>21,9154925346375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9258291721344" calcext:value-type="float">
            <text:p>21,9258291721344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9360601902008" calcext:value-type="float">
            <text:p>21,9360601902008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9463238716125" calcext:value-type="float">
            <text:p>21,9463238716125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9565441608429" calcext:value-type="float">
            <text:p>21,9565441608429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9668123722076" calcext:value-type="float">
            <text:p>21,9668123722076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9770958423614" calcext:value-type="float">
            <text:p>21,9770958423614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9873666763306" calcext:value-type="float">
            <text:p>21,9873666763306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1.9975907802582" calcext:value-type="float">
            <text:p>21,9975907802582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2.0078535079956" calcext:value-type="float">
            <text:p>22,0078535079956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2.0181057453156" calcext:value-type="float">
            <text:p>22,0181057453156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2.0284402370453" calcext:value-type="float">
            <text:p>22,0284402370453</text:p>
          </table:table-cell>
          <table:table-cell office:value-type="float" office:value="0.60168" calcext:value-type="float">
            <text:p>0,60168</text:p>
          </table:table-cell>
          <table:table-cell office:value-type="float" office:value="0.04646" calcext:value-type="float">
            <text:p>0,04646</text:p>
          </table:table-cell>
          <table:table-cell office:value-type="float" office:value="1.05007" calcext:value-type="float">
            <text:p>1,05007</text:p>
          </table:table-cell>
          <table:table-cell office:value-type="float" office:value="0.13219" calcext:value-type="float">
            <text:p>0,13219</text:p>
          </table:table-cell>
          <table:table-cell office:value-type="float" office:value="-0.60945" calcext:value-type="float">
            <text:p>-0,60945</text:p>
          </table:table-cell>
          <table:table-cell office:value-type="float" office:value="4.28948" calcext:value-type="float">
            <text:p>4,28948</text:p>
          </table:table-cell>
          <table:table-cell table:number-columns-repeated="2"/>
        </table:table-row>
        <table:table-row table:style-name="ro1">
          <table:table-cell office:value-type="float" office:value="22.0386831760406" calcext:value-type="float">
            <text:p>22,0386831760406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0489797592163" calcext:value-type="float">
            <text:p>22,0489797592163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0592083930969" calcext:value-type="float">
            <text:p>22,0592083930969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0695171356201" calcext:value-type="float">
            <text:p>22,0695171356201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0798199176788" calcext:value-type="float">
            <text:p>22,0798199176788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0901107788086" calcext:value-type="float">
            <text:p>22,0901107788086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1003386974335" calcext:value-type="float">
            <text:p>22,1003386974335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1106038093567" calcext:value-type="float">
            <text:p>22,1106038093567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1209011077881" calcext:value-type="float">
            <text:p>22,1209011077881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1312103271484" calcext:value-type="float">
            <text:p>22,1312103271484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1414749622345" calcext:value-type="float">
            <text:p>22,1414749622345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1517333984375" calcext:value-type="float">
            <text:p>22,1517333984375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1619729995728" calcext:value-type="float">
            <text:p>22,1619729995728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1723535060883" calcext:value-type="float">
            <text:p>22,1723535060883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1826093196869" calcext:value-type="float">
            <text:p>22,1826093196869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1928460597992" calcext:value-type="float">
            <text:p>22,1928460597992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2030940055847" calcext:value-type="float">
            <text:p>22,2030940055847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2133176326752" calcext:value-type="float">
            <text:p>22,2133176326752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2236344814301" calcext:value-type="float">
            <text:p>22,2236344814301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233873128891" calcext:value-type="float">
            <text:p>22,233873128891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2442111968994" calcext:value-type="float">
            <text:p>22,2442111968994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2544243335724" calcext:value-type="float">
            <text:p>22,2544243335724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2647104263306" calcext:value-type="float">
            <text:p>22,2647104263306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2749977111816" calcext:value-type="float">
            <text:p>22,2749977111816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2853994369507" calcext:value-type="float">
            <text:p>22,2853994369507</text:p>
          </table:table-cell>
          <table:table-cell office:value-type="float" office:value="0.62123" calcext:value-type="float">
            <text:p>0,62123</text:p>
          </table:table-cell>
          <table:table-cell office:value-type="float" office:value="0.0568" calcext:value-type="float">
            <text:p>0,0568</text:p>
          </table:table-cell>
          <table:table-cell office:value-type="float" office:value="1.04793" calcext:value-type="float">
            <text:p>1,04793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-0.53327" calcext:value-type="float">
            <text:p>-0,53327</text:p>
          </table:table-cell>
          <table:table-cell office:value-type="float" office:value="4.18287" calcext:value-type="float">
            <text:p>4,18287</text:p>
          </table:table-cell>
          <table:table-cell table:number-columns-repeated="2"/>
        </table:table-row>
        <table:table-row table:style-name="ro1">
          <table:table-cell office:value-type="float" office:value="22.2957465648651" calcext:value-type="float">
            <text:p>22,2957465648651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3060472011566" calcext:value-type="float">
            <text:p>22,3060472011566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3162777423859" calcext:value-type="float">
            <text:p>22,3162777423859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3265988826752" calcext:value-type="float">
            <text:p>22,3265988826752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3368275165558" calcext:value-type="float">
            <text:p>22,3368275165558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3470952510834" calcext:value-type="float">
            <text:p>22,3470952510834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3573129177093" calcext:value-type="float">
            <text:p>22,3573129177093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3675966262817" calcext:value-type="float">
            <text:p>22,3675966262817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3778808116913" calcext:value-type="float">
            <text:p>22,3778808116913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3882436752319" calcext:value-type="float">
            <text:p>22,3882436752319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3985373973846" calcext:value-type="float">
            <text:p>22,3985373973846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4088270664215" calcext:value-type="float">
            <text:p>22,4088270664215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419046163559" calcext:value-type="float">
            <text:p>22,419046163559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4293761253357" calcext:value-type="float">
            <text:p>22,4293761253357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4396352767944" calcext:value-type="float">
            <text:p>22,4396352767944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4499459266663" calcext:value-type="float">
            <text:p>22,4499459266663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4602208137512" calcext:value-type="float">
            <text:p>22,4602208137512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4705028533936" calcext:value-type="float">
            <text:p>22,4705028533936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4807753562927" calcext:value-type="float">
            <text:p>22,4807753562927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4910609722137" calcext:value-type="float">
            <text:p>22,4910609722137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5012755393982" calcext:value-type="float">
            <text:p>22,5012755393982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5115370750427" calcext:value-type="float">
            <text:p>22,5115370750427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5217545032501" calcext:value-type="float">
            <text:p>22,5217545032501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5320582389832" calcext:value-type="float">
            <text:p>22,5320582389832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5422718524933" calcext:value-type="float">
            <text:p>22,5422718524933</text:p>
          </table:table-cell>
          <table:table-cell office:value-type="float" office:value="0.61514" calcext:value-type="float">
            <text:p>0,6151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5495" calcext:value-type="float">
            <text:p>1,05495</text:p>
          </table:table-cell>
          <table:table-cell office:value-type="float" office:value="-0.0108" calcext:value-type="float">
            <text:p>-0,0108</text:p>
          </table:table-cell>
          <table:table-cell office:value-type="float" office:value="-0.39799" calcext:value-type="float">
            <text:p>-0,39799</text:p>
          </table:table-cell>
          <table:table-cell office:value-type="float" office:value="4.17867" calcext:value-type="float">
            <text:p>4,17867</text:p>
          </table:table-cell>
          <table:table-cell table:number-columns-repeated="2"/>
        </table:table-row>
        <table:table-row table:style-name="ro1">
          <table:table-cell office:value-type="float" office:value="22.5525538921356" calcext:value-type="float">
            <text:p>22,5525538921356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5627944469452" calcext:value-type="float">
            <text:p>22,5627944469452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5730888843536" calcext:value-type="float">
            <text:p>22,5730888843536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5834259986877" calcext:value-type="float">
            <text:p>22,5834259986877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5937602519989" calcext:value-type="float">
            <text:p>22,5937602519989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6039750576019" calcext:value-type="float">
            <text:p>22,6039750576019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6142919063568" calcext:value-type="float">
            <text:p>22,6142919063568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6245224475861" calcext:value-type="float">
            <text:p>22,6245224475861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6348054409027" calcext:value-type="float">
            <text:p>22,6348054409027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6450157165527" calcext:value-type="float">
            <text:p>22,6450157165527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6552832126617" calcext:value-type="float">
            <text:p>22,6552832126617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6655251979828" calcext:value-type="float">
            <text:p>22,6655251979828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6757736206055" calcext:value-type="float">
            <text:p>22,6757736206055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6860191822052" calcext:value-type="float">
            <text:p>22,6860191822052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696266412735" calcext:value-type="float">
            <text:p>22,696266412735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7064547538757" calcext:value-type="float">
            <text:p>22,7064547538757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7166931629181" calcext:value-type="float">
            <text:p>22,7166931629181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7269051074982" calcext:value-type="float">
            <text:p>22,7269051074982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7371838092804" calcext:value-type="float">
            <text:p>22,7371838092804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7473752498627" calcext:value-type="float">
            <text:p>22,7473752498627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7576143741608" calcext:value-type="float">
            <text:p>22,7576143741608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7678320407867" calcext:value-type="float">
            <text:p>22,7678320407867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7781271934509" calcext:value-type="float">
            <text:p>22,7781271934509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788346529007" calcext:value-type="float">
            <text:p>22,788346529007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7986083030701" calcext:value-type="float">
            <text:p>22,7986083030701</text:p>
          </table:table-cell>
          <table:table-cell office:value-type="float" office:value="0.60282" calcext:value-type="float">
            <text:p>0,60282</text:p>
          </table:table-cell>
          <table:table-cell office:value-type="float" office:value="0.03684" calcext:value-type="float">
            <text:p>0,03684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-0.04085" calcext:value-type="float">
            <text:p>-0,04085</text:p>
          </table:table-cell>
          <table:table-cell office:value-type="float" office:value="-0.34123" calcext:value-type="float">
            <text:p>-0,34123</text:p>
          </table:table-cell>
          <table:table-cell office:value-type="float" office:value="4.19445" calcext:value-type="float">
            <text:p>4,19445</text:p>
          </table:table-cell>
          <table:table-cell table:number-columns-repeated="2"/>
        </table:table-row>
        <table:table-row table:style-name="ro1">
          <table:table-cell office:value-type="float" office:value="22.8088433742523" calcext:value-type="float">
            <text:p>22,8088433742523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8191103935242" calcext:value-type="float">
            <text:p>22,8191103935242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8293862342834" calcext:value-type="float">
            <text:p>22,8293862342834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8396992683411" calcext:value-type="float">
            <text:p>22,8396992683411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8499097824097" calcext:value-type="float">
            <text:p>22,8499097824097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8601727485657" calcext:value-type="float">
            <text:p>22,8601727485657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8703691959381" calcext:value-type="float">
            <text:p>22,8703691959381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8806324005127" calcext:value-type="float">
            <text:p>22,8806324005127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8908205032349" calcext:value-type="float">
            <text:p>22,8908205032349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9010558128357" calcext:value-type="float">
            <text:p>22,9010558128357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9112415313721" calcext:value-type="float">
            <text:p>22,9112415313721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9214768409729" calcext:value-type="float">
            <text:p>22,9214768409729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9317238330841" calcext:value-type="float">
            <text:p>22,9317238330841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9419763088226" calcext:value-type="float">
            <text:p>22,9419763088226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9521667957306" calcext:value-type="float">
            <text:p>22,9521667957306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9624009132385" calcext:value-type="float">
            <text:p>22,9624009132385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9726190567017" calcext:value-type="float">
            <text:p>22,9726190567017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9828820228577" calcext:value-type="float">
            <text:p>22,9828820228577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2.9930989742279" calcext:value-type="float">
            <text:p>22,9930989742279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3.0033648014069" calcext:value-type="float">
            <text:p>23,0033648014069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3.0135705471039" calcext:value-type="float">
            <text:p>23,0135705471039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3.0238456726074" calcext:value-type="float">
            <text:p>23,0238456726074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3.0341441631317" calcext:value-type="float">
            <text:p>23,0341441631317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3.0444219112396" calcext:value-type="float">
            <text:p>23,0444219112396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3.0546288490295" calcext:value-type="float">
            <text:p>23,0546288490295</text:p>
          </table:table-cell>
          <table:table-cell office:value-type="float" office:value="0.60034" calcext:value-type="float">
            <text:p>0,60034</text:p>
          </table:table-cell>
          <table:table-cell office:value-type="float" office:value="0.04476" calcext:value-type="float">
            <text:p>0,04476</text:p>
          </table:table-cell>
          <table:table-cell office:value-type="float" office:value="1.06499" calcext:value-type="float">
            <text:p>1,0649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-0.25125" calcext:value-type="float">
            <text:p>-0,25125</text:p>
          </table:table-cell>
          <table:table-cell office:value-type="float" office:value="4.2222" calcext:value-type="float">
            <text:p>4,2222</text:p>
          </table:table-cell>
          <table:table-cell table:number-columns-repeated="2"/>
        </table:table-row>
        <table:table-row table:style-name="ro1">
          <table:table-cell office:value-type="float" office:value="23.0649061203003" calcext:value-type="float">
            <text:p>23,0649061203003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0751073360443" calcext:value-type="float">
            <text:p>23,0751073360443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08536195755" calcext:value-type="float">
            <text:p>23,08536195755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0955545902252" calcext:value-type="float">
            <text:p>23,0955545902252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1058218479156" calcext:value-type="float">
            <text:p>23,1058218479156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1160130500793" calcext:value-type="float">
            <text:p>23,1160130500793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1262829303741" calcext:value-type="float">
            <text:p>23,1262829303741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1365206241608" calcext:value-type="float">
            <text:p>23,1365206241608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1467597484589" calcext:value-type="float">
            <text:p>23,1467597484589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1569516658783" calcext:value-type="float">
            <text:p>23,1569516658783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1671922206879" calcext:value-type="float">
            <text:p>23,1671922206879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1774075031281" calcext:value-type="float">
            <text:p>23,1774075031281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1877217292786" calcext:value-type="float">
            <text:p>23,1877217292786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1979444026947" calcext:value-type="float">
            <text:p>23,1979444026947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2082433700562" calcext:value-type="float">
            <text:p>23,2082433700562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2184574604034" calcext:value-type="float">
            <text:p>23,2184574604034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2287356853485" calcext:value-type="float">
            <text:p>23,2287356853485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2389914989471" calcext:value-type="float">
            <text:p>23,2389914989471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2492730617523" calcext:value-type="float">
            <text:p>23,2492730617523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2594878673553" calcext:value-type="float">
            <text:p>23,2594878673553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2697920799255" calcext:value-type="float">
            <text:p>23,2697920799255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2799963951111" calcext:value-type="float">
            <text:p>23,2799963951111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290257692337" calcext:value-type="float">
            <text:p>23,290257692337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3004522323608" calcext:value-type="float">
            <text:p>23,3004522323608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3106896877289" calcext:value-type="float">
            <text:p>23,3106896877289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04175" calcext:value-type="float">
            <text:p>0,04175</text:p>
          </table:table-cell>
          <table:table-cell office:value-type="float" office:value="1.05524" calcext:value-type="float">
            <text:p>1,05524</text:p>
          </table:table-cell>
          <table:table-cell office:value-type="float" office:value="0.25034" calcext:value-type="float">
            <text:p>0,25034</text:p>
          </table:table-cell>
          <table:table-cell office:value-type="float" office:value="-0.22249" calcext:value-type="float">
            <text:p>-0,22249</text:p>
          </table:table-cell>
          <table:table-cell office:value-type="float" office:value="4.32495" calcext:value-type="float">
            <text:p>4,32495</text:p>
          </table:table-cell>
          <table:table-cell table:number-columns-repeated="2"/>
        </table:table-row>
        <table:table-row table:style-name="ro1">
          <table:table-cell office:value-type="float" office:value="23.3209087848663" calcext:value-type="float">
            <text:p>23,3209087848663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3311636447907" calcext:value-type="float">
            <text:p>23,3311636447907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3414435386658" calcext:value-type="float">
            <text:p>23,3414435386658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3517458438873" calcext:value-type="float">
            <text:p>23,3517458438873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3620223999023" calcext:value-type="float">
            <text:p>23,3620223999023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372255563736" calcext:value-type="float">
            <text:p>23,372255563736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3825109004974" calcext:value-type="float">
            <text:p>23,3825109004974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3927702903748" calcext:value-type="float">
            <text:p>23,3927702903748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4030282497406" calcext:value-type="float">
            <text:p>23,4030282497406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4132866859436" calcext:value-type="float">
            <text:p>23,4132866859436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4235680103302" calcext:value-type="float">
            <text:p>23,4235680103302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4338088035584" calcext:value-type="float">
            <text:p>23,4338088035584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4440996646881" calcext:value-type="float">
            <text:p>23,4440996646881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454304933548" calcext:value-type="float">
            <text:p>23,454304933548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4645681381226" calcext:value-type="float">
            <text:p>23,4645681381226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4747636318207" calcext:value-type="float">
            <text:p>23,4747636318207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4850957393646" calcext:value-type="float">
            <text:p>23,4850957393646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4954063892364" calcext:value-type="float">
            <text:p>23,4954063892364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5056457519531" calcext:value-type="float">
            <text:p>23,5056457519531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5158433914185" calcext:value-type="float">
            <text:p>23,5158433914185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5261044502258" calcext:value-type="float">
            <text:p>23,5261044502258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5363144874573" calcext:value-type="float">
            <text:p>23,5363144874573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5465548038483" calcext:value-type="float">
            <text:p>23,5465548038483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5567400455475" calcext:value-type="float">
            <text:p>23,5567400455475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5669605731964" calcext:value-type="float">
            <text:p>23,5669605731964</text:p>
          </table:table-cell>
          <table:table-cell office:value-type="float" office:value="0.61823" calcext:value-type="float">
            <text:p>0,61823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28863" calcext:value-type="float">
            <text:p>0,28863</text:p>
          </table:table-cell>
          <table:table-cell office:value-type="float" office:value="-0.3642" calcext:value-type="float">
            <text:p>-0,3642</text:p>
          </table:table-cell>
          <table:table-cell office:value-type="float" office:value="4.24385" calcext:value-type="float">
            <text:p>4,24385</text:p>
          </table:table-cell>
          <table:table-cell table:number-columns-repeated="2"/>
        </table:table-row>
        <table:table-row table:style-name="ro1">
          <table:table-cell office:value-type="float" office:value="23.5772330760956" calcext:value-type="float">
            <text:p>23,5772330760956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5875027179718" calcext:value-type="float">
            <text:p>23,5875027179718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5977139472961" calcext:value-type="float">
            <text:p>23,5977139472961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6079561710358" calcext:value-type="float">
            <text:p>23,6079561710358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6181735992432" calcext:value-type="float">
            <text:p>23,6181735992432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6284873485565" calcext:value-type="float">
            <text:p>23,6284873485565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6387326717377" calcext:value-type="float">
            <text:p>23,6387326717377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6489751338959" calcext:value-type="float">
            <text:p>23,6489751338959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6591811180115" calcext:value-type="float">
            <text:p>23,6591811180115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6694314479828" calcext:value-type="float">
            <text:p>23,6694314479828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6796813011169" calcext:value-type="float">
            <text:p>23,6796813011169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6899454593658" calcext:value-type="float">
            <text:p>23,6899454593658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7001593112946" calcext:value-type="float">
            <text:p>23,7001593112946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7104032039642" calcext:value-type="float">
            <text:p>23,7104032039642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7206046581268" calcext:value-type="float">
            <text:p>23,7206046581268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7308733463287" calcext:value-type="float">
            <text:p>23,7308733463287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7411179542541" calcext:value-type="float">
            <text:p>23,7411179542541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7513546943665" calcext:value-type="float">
            <text:p>23,7513546943665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761559009552" calcext:value-type="float">
            <text:p>23,761559009552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7718222141266" calcext:value-type="float">
            <text:p>23,7718222141266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7820651531219" calcext:value-type="float">
            <text:p>23,7820651531219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7923603057861" calcext:value-type="float">
            <text:p>23,7923603057861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802571773529" calcext:value-type="float">
            <text:p>23,802571773529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8128294944763" calcext:value-type="float">
            <text:p>23,8128294944763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8230414390564" calcext:value-type="float">
            <text:p>23,8230414390564</text:p>
          </table:table-cell>
          <table:table-cell office:value-type="float" office:value="0.63432" calcext:value-type="float">
            <text:p>0,63432</text:p>
          </table:table-cell>
          <table:table-cell office:value-type="float" office:value="0.05033" calcext:value-type="float">
            <text:p>0,05033</text:p>
          </table:table-cell>
          <table:table-cell office:value-type="float" office:value="1.06357" calcext:value-type="float">
            <text:p>1,06357</text:p>
          </table:table-cell>
          <table:table-cell office:value-type="float" office:value="0.2802" calcext:value-type="float">
            <text:p>0,2802</text:p>
          </table:table-cell>
          <table:table-cell office:value-type="float" office:value="-0.42234" calcext:value-type="float">
            <text:p>-0,42234</text:p>
          </table:table-cell>
          <table:table-cell office:value-type="float" office:value="4.25114" calcext:value-type="float">
            <text:p>4,25114</text:p>
          </table:table-cell>
          <table:table-cell table:number-columns-repeated="2"/>
        </table:table-row>
        <table:table-row table:style-name="ro1">
          <table:table-cell office:value-type="float" office:value="23.8333191871643" calcext:value-type="float">
            <text:p>23,8333191871643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3.8435685634613" calcext:value-type="float">
            <text:p>23,8435685634613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3.8538222312927" calcext:value-type="float">
            <text:p>23,8538222312927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3.8640336990356" calcext:value-type="float">
            <text:p>23,8640336990356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3.8742804527283" calcext:value-type="float">
            <text:p>23,8742804527283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3.8844850063324" calcext:value-type="float">
            <text:p>23,8844850063324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3.8947582244873" calcext:value-type="float">
            <text:p>23,8947582244873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3.9049708843231" calcext:value-type="float">
            <text:p>23,9049708843231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3.9152092933655" calcext:value-type="float">
            <text:p>23,9152092933655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3.9254333972931" calcext:value-type="float">
            <text:p>23,9254333972931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3.9356744289398" calcext:value-type="float">
            <text:p>23,9356744289398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3.9459557533264" calcext:value-type="float">
            <text:p>23,9459557533264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3.9562079906464" calcext:value-type="float">
            <text:p>23,9562079906464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3.9664113521576" calcext:value-type="float">
            <text:p>23,9664113521576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3.9766602516174" calcext:value-type="float">
            <text:p>23,9766602516174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3.9868640899658" calcext:value-type="float">
            <text:p>23,9868640899658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3.9971289634705" calcext:value-type="float">
            <text:p>23,9971289634705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4.0073373317718" calcext:value-type="float">
            <text:p>24,0073373317718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4.017594575882" calcext:value-type="float">
            <text:p>24,017594575882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4.027820110321" calcext:value-type="float">
            <text:p>24,027820110321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4.0380752086639" calcext:value-type="float">
            <text:p>24,0380752086639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4.0483152866364" calcext:value-type="float">
            <text:p>24,0483152866364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4.058566570282" calcext:value-type="float">
            <text:p>24,058566570282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4.0687725543976" calcext:value-type="float">
            <text:p>24,0687725543976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4.0790181159973" calcext:value-type="float">
            <text:p>24,0790181159973</text:p>
          </table:table-cell>
          <table:table-cell office:value-type="float" office:value="0.61921" calcext:value-type="float">
            <text:p>0,61921</text:p>
          </table:table-cell>
          <table:table-cell office:value-type="float" office:value="0.02696" calcext:value-type="float">
            <text:p>0,02696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.23187" calcext:value-type="float">
            <text:p>0,23187</text:p>
          </table:table-cell>
          <table:table-cell office:value-type="float" office:value="-0.54506" calcext:value-type="float">
            <text:p>-0,54506</text:p>
          </table:table-cell>
          <table:table-cell office:value-type="float" office:value="4.30704" calcext:value-type="float">
            <text:p>4,30704</text:p>
          </table:table-cell>
          <table:table-cell table:number-columns-repeated="2"/>
        </table:table-row>
        <table:table-row table:style-name="ro1">
          <table:table-cell office:value-type="float" office:value="24.0893828868866" calcext:value-type="float">
            <text:p>24,0893828868866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0997145175934" calcext:value-type="float">
            <text:p>24,0997145175934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109935760498" calcext:value-type="float">
            <text:p>24,109935760498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120265007019" calcext:value-type="float">
            <text:p>24,120265007019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1304926872253" calcext:value-type="float">
            <text:p>24,1304926872253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1407849788666" calcext:value-type="float">
            <text:p>24,1407849788666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1510677337646" calcext:value-type="float">
            <text:p>24,1510677337646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1613326072693" calcext:value-type="float">
            <text:p>24,1613326072693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1715805530548" calcext:value-type="float">
            <text:p>24,1715805530548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1818964481354" calcext:value-type="float">
            <text:p>24,1818964481354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1921241283417" calcext:value-type="float">
            <text:p>24,1921241283417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2024030685425" calcext:value-type="float">
            <text:p>24,2024030685425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212610244751" calcext:value-type="float">
            <text:p>24,212610244751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2228555679321" calcext:value-type="float">
            <text:p>24,2228555679321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2330720424652" calcext:value-type="float">
            <text:p>24,2330720424652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2433388233185" calcext:value-type="float">
            <text:p>24,2433388233185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2535593509674" calcext:value-type="float">
            <text:p>24,2535593509674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2638084888458" calcext:value-type="float">
            <text:p>24,2638084888458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2740280628204" calcext:value-type="float">
            <text:p>24,2740280628204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2842810153961" calcext:value-type="float">
            <text:p>24,2842810153961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294557094574" calcext:value-type="float">
            <text:p>24,294557094574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3049290180206" calcext:value-type="float">
            <text:p>24,3049290180206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3152289390564" calcext:value-type="float">
            <text:p>24,3152289390564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3255412578583" calcext:value-type="float">
            <text:p>24,3255412578583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3357651233673" calcext:value-type="float">
            <text:p>24,3357651233673</text:p>
          </table:table-cell>
          <table:table-cell office:value-type="float" office:value="0.61813" calcext:value-type="float">
            <text:p>0,6181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1.03956" calcext:value-type="float">
            <text:p>1,03956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60961" calcext:value-type="float">
            <text:p>-0,60961</text:p>
          </table:table-cell>
          <table:table-cell office:value-type="float" office:value="4.29598" calcext:value-type="float">
            <text:p>4,29598</text:p>
          </table:table-cell>
          <table:table-cell table:number-columns-repeated="2"/>
        </table:table-row>
        <table:table-row table:style-name="ro1">
          <table:table-cell office:value-type="float" office:value="24.3460879325867" calcext:value-type="float">
            <text:p>24,3460879325867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3563268184662" calcext:value-type="float">
            <text:p>24,3563268184662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3665952682495" calcext:value-type="float">
            <text:p>24,3665952682495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376827955246" calcext:value-type="float">
            <text:p>24,376827955246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3871850967407" calcext:value-type="float">
            <text:p>24,3871850967407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3974463939667" calcext:value-type="float">
            <text:p>24,3974463939667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4077067375183" calcext:value-type="float">
            <text:p>24,4077067375183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4179184436798" calcext:value-type="float">
            <text:p>24,4179184436798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4282081127167" calcext:value-type="float">
            <text:p>24,4282081127167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4385013580322" calcext:value-type="float">
            <text:p>24,4385013580322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4487743377686" calcext:value-type="float">
            <text:p>24,4487743377686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4590156078339" calcext:value-type="float">
            <text:p>24,4590156078339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469269990921" calcext:value-type="float">
            <text:p>24,469269990921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4794859886169" calcext:value-type="float">
            <text:p>24,4794859886169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48978972435" calcext:value-type="float">
            <text:p>24,48978972435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5000464916229" calcext:value-type="float">
            <text:p>24,5000464916229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5103073120117" calcext:value-type="float">
            <text:p>24,5103073120117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5205218791962" calcext:value-type="float">
            <text:p>24,5205218791962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530837059021" calcext:value-type="float">
            <text:p>24,530837059021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5410661697388" calcext:value-type="float">
            <text:p>24,5410661697388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5513381958008" calcext:value-type="float">
            <text:p>24,5513381958008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5615546703339" calcext:value-type="float">
            <text:p>24,5615546703339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571816444397" calcext:value-type="float">
            <text:p>24,571816444397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5820236206055" calcext:value-type="float">
            <text:p>24,5820236206055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5923144817352" calcext:value-type="float">
            <text:p>24,5923144817352</text:p>
          </table:table-cell>
          <table:table-cell office:value-type="float" office:value="0.62299" calcext:value-type="float">
            <text:p>0,62299</text:p>
          </table:table-cell>
          <table:table-cell office:value-type="float" office:value="0.0493" calcext:value-type="float">
            <text:p>0,0493</text:p>
          </table:table-cell>
          <table:table-cell office:value-type="float" office:value="1.05121" calcext:value-type="float">
            <text:p>1,05121</text:p>
          </table:table-cell>
          <table:table-cell office:value-type="float" office:value="0.06227" calcext:value-type="float">
            <text:p>0,06227</text:p>
          </table:table-cell>
          <table:table-cell office:value-type="float" office:value="-0.53609" calcext:value-type="float">
            <text:p>-0,53609</text:p>
          </table:table-cell>
          <table:table-cell office:value-type="float" office:value="4.17727" calcext:value-type="float">
            <text:p>4,17727</text:p>
          </table:table-cell>
          <table:table-cell table:number-columns-repeated="2"/>
        </table:table-row>
        <table:table-row table:style-name="ro1">
          <table:table-cell office:value-type="float" office:value="24.6026196479797" calcext:value-type="float">
            <text:p>24,6026196479797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6129174232483" calcext:value-type="float">
            <text:p>24,6129174232483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6231315135956" calcext:value-type="float">
            <text:p>24,6231315135956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6334400177002" calcext:value-type="float">
            <text:p>24,6334400177002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643826007843" calcext:value-type="float">
            <text:p>24,643826007843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6542594432831" calcext:value-type="float">
            <text:p>24,6542594432831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6739332675934" calcext:value-type="float">
            <text:p>24,6739332675934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6843020915985" calcext:value-type="float">
            <text:p>24,6843020915985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694568157196" calcext:value-type="float">
            <text:p>24,694568157196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7048008441925" calcext:value-type="float">
            <text:p>24,7048008441925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7150700092316" calcext:value-type="float">
            <text:p>24,7150700092316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7253015041351" calcext:value-type="float">
            <text:p>24,7253015041351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7355818748474" calcext:value-type="float">
            <text:p>24,7355818748474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7457942962646" calcext:value-type="float">
            <text:p>24,7457942962646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7562968730927" calcext:value-type="float">
            <text:p>24,7562968730927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7665643692017" calcext:value-type="float">
            <text:p>24,7665643692017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7769558429718" calcext:value-type="float">
            <text:p>24,7769558429718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7871975898743" calcext:value-type="float">
            <text:p>24,7871975898743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7975490093231" calcext:value-type="float">
            <text:p>24,7975490093231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8078155517578" calcext:value-type="float">
            <text:p>24,8078155517578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818127155304" calcext:value-type="float">
            <text:p>24,818127155304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8283801078796" calcext:value-type="float">
            <text:p>24,8283801078796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8386931419373" calcext:value-type="float">
            <text:p>24,8386931419373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8489701747894" calcext:value-type="float">
            <text:p>24,8489701747894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1.05285" calcext:value-type="float">
            <text:p>1,05285</text:p>
          </table:table-cell>
          <table:table-cell office:value-type="float" office:value="-0.00743" calcext:value-type="float">
            <text:p>-0,00743</text:p>
          </table:table-cell>
          <table:table-cell office:value-type="float" office:value="-0.40338" calcext:value-type="float">
            <text:p>-0,40338</text:p>
          </table:table-cell>
          <table:table-cell office:value-type="float" office:value="4.18029" calcext:value-type="float">
            <text:p>4,18029</text:p>
          </table:table-cell>
          <table:table-cell table:number-columns-repeated="2"/>
        </table:table-row>
        <table:table-row table:style-name="ro1">
          <table:table-cell office:value-type="float" office:value="24.8593018054962" calcext:value-type="float">
            <text:p>24,8593018054962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4.8695333003998" calcext:value-type="float">
            <text:p>24,8695333003998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4.8798477649689" calcext:value-type="float">
            <text:p>24,8798477649689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4.8900744915009" calcext:value-type="float">
            <text:p>24,8900744915009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4.9003894329071" calcext:value-type="float">
            <text:p>24,9003894329071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4.9106464385986" calcext:value-type="float">
            <text:p>24,9106464385986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4.9209251403809" calcext:value-type="float">
            <text:p>24,9209251403809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4.9311842918396" calcext:value-type="float">
            <text:p>24,9311842918396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4.9414825439453" calcext:value-type="float">
            <text:p>24,9414825439453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4.9517683982849" calcext:value-type="float">
            <text:p>24,9517683982849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4.9620568752289" calcext:value-type="float">
            <text:p>24,9620568752289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4.9722940921783" calcext:value-type="float">
            <text:p>24,9722940921783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4.9827117919922" calcext:value-type="float">
            <text:p>24,9827117919922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4.9931018352509" calcext:value-type="float">
            <text:p>24,9931018352509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5.003422498703" calcext:value-type="float">
            <text:p>25,003422498703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5.0136561393738" calcext:value-type="float">
            <text:p>25,0136561393738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5.0242946147919" calcext:value-type="float">
            <text:p>25,0242946147919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5.0345897674561" calcext:value-type="float">
            <text:p>25,0345897674561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5.0449268817902" calcext:value-type="float">
            <text:p>25,0449268817902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5.0552060604095" calcext:value-type="float">
            <text:p>25,0552060604095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5.0654909610748" calcext:value-type="float">
            <text:p>25,0654909610748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5.0757150650024" calcext:value-type="float">
            <text:p>25,0757150650024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5.0860497951508" calcext:value-type="float">
            <text:p>25,0860497951508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5.096305847168" calcext:value-type="float">
            <text:p>25,096305847168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5.1065998077393" calcext:value-type="float">
            <text:p>25,1065998077393</text:p>
          </table:table-cell>
          <table:table-cell office:value-type="float" office:value="0.61941" calcext:value-type="float">
            <text:p>0,61941</text:p>
          </table:table-cell>
          <table:table-cell office:value-type="float" office:value="0.01495" calcext:value-type="float">
            <text:p>0,01495</text:p>
          </table:table-cell>
          <table:table-cell office:value-type="float" office:value="1.06179" calcext:value-type="float">
            <text:p>1,061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34383" calcext:value-type="float">
            <text:p>-0,34383</text:p>
          </table:table-cell>
          <table:table-cell office:value-type="float" office:value="4.18568" calcext:value-type="float">
            <text:p>4,18568</text:p>
          </table:table-cell>
          <table:table-cell table:number-columns-repeated="2"/>
        </table:table-row>
        <table:table-row table:style-name="ro1">
          <table:table-cell office:value-type="float" office:value="25.1168432235718" calcext:value-type="float">
            <text:p>25,1168432235718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1271457672119" calcext:value-type="float">
            <text:p>25,1271457672119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1373691558838" calcext:value-type="float">
            <text:p>25,1373691558838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1476578712463" calcext:value-type="float">
            <text:p>25,1476578712463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1579389572144" calcext:value-type="float">
            <text:p>25,1579389572144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1683144569397" calcext:value-type="float">
            <text:p>25,1683144569397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1785678863525" calcext:value-type="float">
            <text:p>25,1785678863525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188871383667" calcext:value-type="float">
            <text:p>25,188871383667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1990945339203" calcext:value-type="float">
            <text:p>25,1990945339203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2093994617462" calcext:value-type="float">
            <text:p>25,2093994617462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2196893692017" calcext:value-type="float">
            <text:p>25,2196893692017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2300655841827" calcext:value-type="float">
            <text:p>25,2300655841827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2403161525726" calcext:value-type="float">
            <text:p>25,2403161525726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2506141662598" calcext:value-type="float">
            <text:p>25,2506141662598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2609038352966" calcext:value-type="float">
            <text:p>25,2609038352966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271199464798" calcext:value-type="float">
            <text:p>25,271199464798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2814543247223" calcext:value-type="float">
            <text:p>25,2814543247223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2918121814728" calcext:value-type="float">
            <text:p>25,2918121814728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302045583725" calcext:value-type="float">
            <text:p>25,302045583725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3124248981476" calcext:value-type="float">
            <text:p>25,3124248981476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3226583003998" calcext:value-type="float">
            <text:p>25,3226583003998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3329613208771" calcext:value-type="float">
            <text:p>25,3329613208771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3431975841522" calcext:value-type="float">
            <text:p>25,3431975841522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3535542488098" calcext:value-type="float">
            <text:p>25,3535542488098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3638348579407" calcext:value-type="float">
            <text:p>25,3638348579407</text:p>
          </table:table-cell>
          <table:table-cell office:value-type="float" office:value="0.60638" calcext:value-type="float">
            <text:p>0,60638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1.07113" calcext:value-type="float">
            <text:p>1,07113</text:p>
          </table:table-cell>
          <table:table-cell office:value-type="float" office:value="0.0423" calcext:value-type="float">
            <text:p>0,0423</text:p>
          </table:table-cell>
          <table:table-cell office:value-type="float" office:value="-0.25034" calcext:value-type="float">
            <text:p>-0,25034</text:p>
          </table:table-cell>
          <table:table-cell office:value-type="float" office:value="4.20823" calcext:value-type="float">
            <text:p>4,20823</text:p>
          </table:table-cell>
          <table:table-cell table:number-columns-repeated="2"/>
        </table:table-row>
        <table:table-row table:style-name="ro1">
          <table:table-cell office:value-type="float" office:value="25.3741497993469" calcext:value-type="float">
            <text:p>25,3741497993469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3843731880188" calcext:value-type="float">
            <text:p>25,3843731880188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3946440219879" calcext:value-type="float">
            <text:p>25,3946440219879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4049785137177" calcext:value-type="float">
            <text:p>25,4049785137177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4153020381927" calcext:value-type="float">
            <text:p>25,4153020381927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4255287647247" calcext:value-type="float">
            <text:p>25,4255287647247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4357926845551" calcext:value-type="float">
            <text:p>25,4357926845551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4460246562958" calcext:value-type="float">
            <text:p>25,4460246562958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4563045501709" calcext:value-type="float">
            <text:p>25,4563045501709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4665505886078" calcext:value-type="float">
            <text:p>25,4665505886078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4768056869507" calcext:value-type="float">
            <text:p>25,4768056869507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4870448112488" calcext:value-type="float">
            <text:p>25,4870448112488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4973237514496" calcext:value-type="float">
            <text:p>25,4973237514496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5075898170471" calcext:value-type="float">
            <text:p>25,5075898170471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5178873538971" calcext:value-type="float">
            <text:p>25,5178873538971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5282375812531" calcext:value-type="float">
            <text:p>25,5282375812531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5385193824768" calcext:value-type="float">
            <text:p>25,5385193824768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5487434864044" calcext:value-type="float">
            <text:p>25,5487434864044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5590636730194" calcext:value-type="float">
            <text:p>25,5590636730194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5693180561066" calcext:value-type="float">
            <text:p>25,5693180561066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579657793045" calcext:value-type="float">
            <text:p>25,579657793045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5898952484131" calcext:value-type="float">
            <text:p>25,5898952484131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6002099514008" calcext:value-type="float">
            <text:p>25,6002099514008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6104888916016" calcext:value-type="float">
            <text:p>25,6104888916016</text:p>
          </table:table-cell>
          <table:table-cell office:value-type="float" office:value="0.63775" calcext:value-type="float">
            <text:p>0,63775</text:p>
          </table:table-cell>
          <table:table-cell office:value-type="float" office:value="0.04162" calcext:value-type="float">
            <text:p>0,04162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0.2307" calcext:value-type="float">
            <text:p>0,2307</text:p>
          </table:table-cell>
          <table:table-cell office:value-type="float" office:value="-0.2276" calcext:value-type="float">
            <text:p>-0,2276</text:p>
          </table:table-cell>
          <table:table-cell office:value-type="float" office:value="4.32757" calcext:value-type="float">
            <text:p>4,32757</text:p>
          </table:table-cell>
          <table:table-cell table:number-columns-repeated="2"/>
        </table:table-row>
        <table:table-row table:style-name="ro1">
          <table:table-cell office:value-type="float" office:value="25.6208271980286" calcext:value-type="float">
            <text:p>25,6208271980286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6310756206512" calcext:value-type="float">
            <text:p>25,6310756206512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6413636207581" calcext:value-type="float">
            <text:p>25,6413636207581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6517608165741" calcext:value-type="float">
            <text:p>25,6517608165741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6621646881104" calcext:value-type="float">
            <text:p>25,6621646881104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6723852157593" calcext:value-type="float">
            <text:p>25,6723852157593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6826500892639" calcext:value-type="float">
            <text:p>25,6826500892639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6928818225861" calcext:value-type="float">
            <text:p>25,6928818225861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703156709671" calcext:value-type="float">
            <text:p>25,703156709671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7134532928467" calcext:value-type="float">
            <text:p>25,7134532928467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7237236499786" calcext:value-type="float">
            <text:p>25,7237236499786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7339587211609" calcext:value-type="float">
            <text:p>25,7339587211609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744270324707" calcext:value-type="float">
            <text:p>25,744270324707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7544903755188" calcext:value-type="float">
            <text:p>25,7544903755188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7647845745087" calcext:value-type="float">
            <text:p>25,7647845745087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7750132083893" calcext:value-type="float">
            <text:p>25,7750132083893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7852864265442" calcext:value-type="float">
            <text:p>25,7852864265442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7955007553101" calcext:value-type="float">
            <text:p>25,7955007553101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8057696819305" calcext:value-type="float">
            <text:p>25,8057696819305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8160393238068" calcext:value-type="float">
            <text:p>25,8160393238068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8263399600983" calcext:value-type="float">
            <text:p>25,8263399600983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8365635871887" calcext:value-type="float">
            <text:p>25,8365635871887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8468253612518" calcext:value-type="float">
            <text:p>25,8468253612518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8570466041565" calcext:value-type="float">
            <text:p>25,8570466041565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8673279285431" calcext:value-type="float">
            <text:p>25,8673279285431</text:p>
          </table:table-cell>
          <table:table-cell office:value-type="float" office:value="0.63113" calcext:value-type="float">
            <text:p>0,63113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0.28573" calcext:value-type="float">
            <text:p>0,28573</text:p>
          </table:table-cell>
          <table:table-cell office:value-type="float" office:value="-0.36612" calcext:value-type="float">
            <text:p>-0,36612</text:p>
          </table:table-cell>
          <table:table-cell office:value-type="float" office:value="4.24631" calcext:value-type="float">
            <text:p>4,24631</text:p>
          </table:table-cell>
          <table:table-cell table:number-columns-repeated="2"/>
        </table:table-row>
        <table:table-row table:style-name="ro1">
          <table:table-cell office:value-type="float" office:value="25.8775703907013" calcext:value-type="float">
            <text:p>25,8775703907013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5.8879957199097" calcext:value-type="float">
            <text:p>25,8879957199097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5.8982181549072" calcext:value-type="float">
            <text:p>25,8982181549072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5.9084939956665" calcext:value-type="float">
            <text:p>25,9084939956665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5.9187591075897" calcext:value-type="float">
            <text:p>25,9187591075897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5.929057598114" calcext:value-type="float">
            <text:p>25,929057598114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5.9392747879028" calcext:value-type="float">
            <text:p>25,9392747879028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5.9495363235474" calcext:value-type="float">
            <text:p>25,9495363235474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5.9597625732422" calcext:value-type="float">
            <text:p>25,9597625732422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5.9700644016266" calcext:value-type="float">
            <text:p>25,9700644016266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5.9802904129028" calcext:value-type="float">
            <text:p>25,9802904129028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5.9905476570129" calcext:value-type="float">
            <text:p>25,9905476570129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6.0007648468018" calcext:value-type="float">
            <text:p>26,0007648468018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6.0110518932343" calcext:value-type="float">
            <text:p>26,0110518932343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6.0212926864624" calcext:value-type="float">
            <text:p>26,0212926864624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6.0316128730774" calcext:value-type="float">
            <text:p>26,0316128730774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6.0419275760651" calcext:value-type="float">
            <text:p>26,0419275760651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6.0524322986603" calcext:value-type="float">
            <text:p>26,0524322986603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6.0627670288086" calcext:value-type="float">
            <text:p>26,0627670288086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6.0730550289154" calcext:value-type="float">
            <text:p>26,0730550289154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6.083288192749" calcext:value-type="float">
            <text:p>26,083288192749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6.0935623645782" calcext:value-type="float">
            <text:p>26,0935623645782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6.1038043498993" calcext:value-type="float">
            <text:p>26,1038043498993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6.1140937805176" calcext:value-type="float">
            <text:p>26,1140937805176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6.1243431568146" calcext:value-type="float">
            <text:p>26,1243431568146</text:p>
          </table:table-cell>
          <table:table-cell office:value-type="float" office:value="0.63603" calcext:value-type="float">
            <text:p>0,63603</text:p>
          </table:table-cell>
          <table:table-cell office:value-type="float" office:value="0.05632" calcext:value-type="float">
            <text:p>0,05632</text:p>
          </table:table-cell>
          <table:table-cell office:value-type="float" office:value="1.05875" calcext:value-type="float">
            <text:p>1,05875</text:p>
          </table:table-cell>
          <table:table-cell office:value-type="float" office:value="0.29109" calcext:value-type="float">
            <text:p>0,29109</text:p>
          </table:table-cell>
          <table:table-cell office:value-type="float" office:value="-0.42354" calcext:value-type="float">
            <text:p>-0,42354</text:p>
          </table:table-cell>
          <table:table-cell office:value-type="float" office:value="4.24158" calcext:value-type="float">
            <text:p>4,24158</text:p>
          </table:table-cell>
          <table:table-cell table:number-columns-repeated="2"/>
        </table:table-row>
        <table:table-row table:style-name="ro1">
          <table:table-cell office:value-type="float" office:value="26.134655714035" calcext:value-type="float">
            <text:p>26,134655714035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1448867321014" calcext:value-type="float">
            <text:p>26,1448867321014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1551451683044" calcext:value-type="float">
            <text:p>26,1551451683044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1654577255249" calcext:value-type="float">
            <text:p>26,1654577255249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1757760047913" calcext:value-type="float">
            <text:p>26,1757760047913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1861882209778" calcext:value-type="float">
            <text:p>26,1861882209778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1965184211731" calcext:value-type="float">
            <text:p>26,1965184211731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206746339798" calcext:value-type="float">
            <text:p>26,206746339798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2170491218567" calcext:value-type="float">
            <text:p>26,2170491218567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2273368835449" calcext:value-type="float">
            <text:p>26,2273368835449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2376191616058" calcext:value-type="float">
            <text:p>26,2376191616058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2478940486908" calcext:value-type="float">
            <text:p>26,2478940486908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25816655159" calcext:value-type="float">
            <text:p>26,25816655159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2684466838837" calcext:value-type="float">
            <text:p>26,2684466838837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2787089347839" calcext:value-type="float">
            <text:p>26,2787089347839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288934469223" calcext:value-type="float">
            <text:p>26,288934469223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2991902828217" calcext:value-type="float">
            <text:p>26,2991902828217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3094069957733" calcext:value-type="float">
            <text:p>26,3094069957733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3199121952057" calcext:value-type="float">
            <text:p>26,3199121952057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3301596641541" calcext:value-type="float">
            <text:p>26,3301596641541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3404352664948" calcext:value-type="float">
            <text:p>26,3404352664948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3506617546082" calcext:value-type="float">
            <text:p>26,3506617546082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3609323501587" calcext:value-type="float">
            <text:p>26,3609323501587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3711922168732" calcext:value-type="float">
            <text:p>26,3711922168732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3814735412598" calcext:value-type="float">
            <text:p>26,3814735412598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02797" calcext:value-type="float">
            <text:p>0,02797</text:p>
          </table:table-cell>
          <table:table-cell office:value-type="float" office:value="1.07069" calcext:value-type="float">
            <text:p>1,07069</text:p>
          </table:table-cell>
          <table:table-cell office:value-type="float" office:value="0.2322" calcext:value-type="float">
            <text:p>0,2322</text:p>
          </table:table-cell>
          <table:table-cell office:value-type="float" office:value="-0.54898" calcext:value-type="float">
            <text:p>-0,54898</text:p>
          </table:table-cell>
          <table:table-cell office:value-type="float" office:value="4.30287" calcext:value-type="float">
            <text:p>4,30287</text:p>
          </table:table-cell>
          <table:table-cell table:number-columns-repeated="2"/>
        </table:table-row>
        <table:table-row table:style-name="ro1">
          <table:table-cell office:value-type="float" office:value="26.3917262554169" calcext:value-type="float">
            <text:p>26,3917262554169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4020409584045" calcext:value-type="float">
            <text:p>26,4020409584045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4122614860535" calcext:value-type="float">
            <text:p>26,4122614860535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4225418567657" calcext:value-type="float">
            <text:p>26,4225418567657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4327750205994" calcext:value-type="float">
            <text:p>26,4327750205994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4430382251739" calcext:value-type="float">
            <text:p>26,4430382251739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4532585144043" calcext:value-type="float">
            <text:p>26,4532585144043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4635117053986" calcext:value-type="float">
            <text:p>26,4635117053986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4739022254944" calcext:value-type="float">
            <text:p>26,4739022254944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4842002391815" calcext:value-type="float">
            <text:p>26,4842002391815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4944167137146" calcext:value-type="float">
            <text:p>26,4944167137146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5046932697296" calcext:value-type="float">
            <text:p>26,5046932697296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5149142742157" calcext:value-type="float">
            <text:p>26,5149142742157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5252153873444" calcext:value-type="float">
            <text:p>26,5252153873444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5354342460632" calcext:value-type="float">
            <text:p>26,5354342460632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5456919670105" calcext:value-type="float">
            <text:p>26,5456919670105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5559680461884" calcext:value-type="float">
            <text:p>26,5559680461884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5662479400635" calcext:value-type="float">
            <text:p>26,5662479400635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5764760971069" calcext:value-type="float">
            <text:p>26,5764760971069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586742401123" calcext:value-type="float">
            <text:p>26,586742401123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5969619750977" calcext:value-type="float">
            <text:p>26,5969619750977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6072261333466" calcext:value-type="float">
            <text:p>26,6072261333466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6174876689911" calcext:value-type="float">
            <text:p>26,6174876689911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6278002262115" calcext:value-type="float">
            <text:p>26,6278002262115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6380228996277" calcext:value-type="float">
            <text:p>26,6380228996277</text:p>
          </table:table-cell>
          <table:table-cell office:value-type="float" office:value="0.62375" calcext:value-type="float">
            <text:p>0,62375</text:p>
          </table:table-cell>
          <table:table-cell office:value-type="float" office:value="0.039" calcext:value-type="float">
            <text:p>0,039</text:p>
          </table:table-cell>
          <table:table-cell office:value-type="float" office:value="1.03829" calcext:value-type="float">
            <text:p>1,03829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-0.60933" calcext:value-type="float">
            <text:p>-0,60933</text:p>
          </table:table-cell>
          <table:table-cell office:value-type="float" office:value="4.27092" calcext:value-type="float">
            <text:p>4,27092</text:p>
          </table:table-cell>
          <table:table-cell table:number-columns-repeated="2"/>
        </table:table-row>
        <table:table-row table:style-name="ro1">
          <table:table-cell office:value-type="float" office:value="26.6483097076416" calcext:value-type="float">
            <text:p>26,6483097076416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6585276126862" calcext:value-type="float">
            <text:p>26,6585276126862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6688168048859" calcext:value-type="float">
            <text:p>26,6688168048859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6790652275085" calcext:value-type="float">
            <text:p>26,6790652275085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689350605011" calcext:value-type="float">
            <text:p>26,689350605011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6995680332184" calcext:value-type="float">
            <text:p>26,6995680332184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7099163532257" calcext:value-type="float">
            <text:p>26,7099163532257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7201850414276" calcext:value-type="float">
            <text:p>26,7201850414276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7304928302765" calcext:value-type="float">
            <text:p>26,7304928302765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7407171726227" calcext:value-type="float">
            <text:p>26,7407171726227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7510130405426" calcext:value-type="float">
            <text:p>26,7510130405426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7612347602844" calcext:value-type="float">
            <text:p>26,7612347602844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7715599536896" calcext:value-type="float">
            <text:p>26,7715599536896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7818052768707" calcext:value-type="float">
            <text:p>26,7818052768707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7921350002289" calcext:value-type="float">
            <text:p>26,7921350002289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8023676872253" calcext:value-type="float">
            <text:p>26,8023676872253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8126406669617" calcext:value-type="float">
            <text:p>26,8126406669617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8229191303253" calcext:value-type="float">
            <text:p>26,8229191303253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8332095146179" calcext:value-type="float">
            <text:p>26,8332095146179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8434247970581" calcext:value-type="float">
            <text:p>26,8434247970581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853714466095" calcext:value-type="float">
            <text:p>26,853714466095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8639664649963" calcext:value-type="float">
            <text:p>26,8639664649963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8742589950561" calcext:value-type="float">
            <text:p>26,8742589950561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8844876289368" calcext:value-type="float">
            <text:p>26,8844876289368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8947479724884" calcext:value-type="float">
            <text:p>26,8947479724884</text:p>
          </table:table-cell>
          <table:table-cell office:value-type="float" office:value="0.62664" calcext:value-type="float">
            <text:p>0,62664</text:p>
          </table:table-cell>
          <table:table-cell office:value-type="float" office:value="0.03756" calcext:value-type="float">
            <text:p>0,03756</text:p>
          </table:table-cell>
          <table:table-cell office:value-type="float" office:value="1.05077" calcext:value-type="float">
            <text:p>1,05077</text:p>
          </table:table-cell>
          <table:table-cell office:value-type="float" office:value="0.04688" calcext:value-type="float">
            <text:p>0,04688</text:p>
          </table:table-cell>
          <table:table-cell office:value-type="float" office:value="-0.52683" calcext:value-type="float">
            <text:p>-0,52683</text:p>
          </table:table-cell>
          <table:table-cell office:value-type="float" office:value="4.15697" calcext:value-type="float">
            <text:p>4,15697</text:p>
          </table:table-cell>
          <table:table-cell table:number-columns-repeated="2"/>
        </table:table-row>
        <table:table-row table:style-name="ro1">
          <table:table-cell office:value-type="float" office:value="26.9049847126007" calcext:value-type="float">
            <text:p>26,9049847126007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6.9152836799622" calcext:value-type="float">
            <text:p>26,9152836799622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6.9255747795105" calcext:value-type="float">
            <text:p>26,9255747795105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6.9358997344971" calcext:value-type="float">
            <text:p>26,9358997344971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6.9461297988892" calcext:value-type="float">
            <text:p>26,9461297988892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6.9564011096954" calcext:value-type="float">
            <text:p>26,9564011096954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6.9666354656219" calcext:value-type="float">
            <text:p>26,9666354656219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6.9769179821014" calcext:value-type="float">
            <text:p>26,9769179821014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6.9871392250061" calcext:value-type="float">
            <text:p>26,9871392250061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6.9974582195282" calcext:value-type="float">
            <text:p>26,9974582195282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7.0076761245728" calcext:value-type="float">
            <text:p>27,0076761245728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7.0179719924927" calcext:value-type="float">
            <text:p>27,0179719924927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7.0282647609711" calcext:value-type="float">
            <text:p>27,0282647609711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7.038548707962" calcext:value-type="float">
            <text:p>27,038548707962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7.0487883090973" calcext:value-type="float">
            <text:p>27,0487883090973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7.0591259002686" calcext:value-type="float">
            <text:p>27,0591259002686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7.0693671703339" calcext:value-type="float">
            <text:p>27,0693671703339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7.0797848701477" calcext:value-type="float">
            <text:p>27,0797848701477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7.090185880661" calcext:value-type="float">
            <text:p>27,090185880661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7.1004917621613" calcext:value-type="float">
            <text:p>27,1004917621613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7.1107153892517" calcext:value-type="float">
            <text:p>27,1107153892517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7.1210310459137" calcext:value-type="float">
            <text:p>27,1210310459137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7.1312780380249" calcext:value-type="float">
            <text:p>27,1312780380249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7.1415736675262" calcext:value-type="float">
            <text:p>27,1415736675262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7.151885509491" calcext:value-type="float">
            <text:p>27,151885509491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02927" calcext:value-type="float">
            <text:p>0,02927</text:p>
          </table:table-cell>
          <table:table-cell office:value-type="float" office:value="1.05018" calcext:value-type="float">
            <text:p>1,05018</text:p>
          </table:table-cell>
          <table:table-cell office:value-type="float" office:value="-0.01308" calcext:value-type="float">
            <text:p>-0,01308</text:p>
          </table:table-cell>
          <table:table-cell office:value-type="float" office:value="-0.39647" calcext:value-type="float">
            <text:p>-0,39647</text:p>
          </table:table-cell>
          <table:table-cell office:value-type="float" office:value="4.18505" calcext:value-type="float">
            <text:p>4,18505</text:p>
          </table:table-cell>
          <table:table-cell table:number-columns-repeated="2"/>
        </table:table-row>
        <table:table-row table:style-name="ro1">
          <table:table-cell office:value-type="float" office:value="27.1621866226196" calcext:value-type="float">
            <text:p>27,1621866226196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1725215911865" calcext:value-type="float">
            <text:p>27,1725215911865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1828052997589" calcext:value-type="float">
            <text:p>27,1828052997589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1930739879608" calcext:value-type="float">
            <text:p>27,1930739879608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2033655643463" calcext:value-type="float">
            <text:p>27,2033655643463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2135925292969" calcext:value-type="float">
            <text:p>27,2135925292969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2239847183228" calcext:value-type="float">
            <text:p>27,2239847183228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2342169284821" calcext:value-type="float">
            <text:p>27,2342169284821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2445011138916" calcext:value-type="float">
            <text:p>27,2445011138916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2547221183777" calcext:value-type="float">
            <text:p>27,2547221183777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2650344371796" calcext:value-type="float">
            <text:p>27,2650344371796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2753267288208" calcext:value-type="float">
            <text:p>27,2753267288208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2856140136719" calcext:value-type="float">
            <text:p>27,2856140136719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2958915233612" calcext:value-type="float">
            <text:p>27,2958915233612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3061652183533" calcext:value-type="float">
            <text:p>27,3061652183533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3163886070251" calcext:value-type="float">
            <text:p>27,3163886070251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3267071247101" calcext:value-type="float">
            <text:p>27,3267071247101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3369419574738" calcext:value-type="float">
            <text:p>27,3369419574738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3472123146057" calcext:value-type="float">
            <text:p>27,3472123146057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3574440479279" calcext:value-type="float">
            <text:p>27,3574440479279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3677477836609" calcext:value-type="float">
            <text:p>27,3677477836609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3780324459076" calcext:value-type="float">
            <text:p>27,3780324459076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3883309364319" calcext:value-type="float">
            <text:p>27,3883309364319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398556470871" calcext:value-type="float">
            <text:p>27,398556470871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4088344573975" calcext:value-type="float">
            <text:p>27,4088344573975</text:p>
          </table:table-cell>
          <table:table-cell office:value-type="float" office:value="0.62387" calcext:value-type="float">
            <text:p>0,62387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1.05911" calcext:value-type="float">
            <text:p>1,05911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-0.33059" calcext:value-type="float">
            <text:p>-0,33059</text:p>
          </table:table-cell>
          <table:table-cell office:value-type="float" office:value="4.18345" calcext:value-type="float">
            <text:p>4,18345</text:p>
          </table:table-cell>
          <table:table-cell table:number-columns-repeated="2"/>
        </table:table-row>
        <table:table-row table:style-name="ro1">
          <table:table-cell office:value-type="float" office:value="27.4190855026245" calcext:value-type="float">
            <text:p>27,4190855026245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4294102191925" calcext:value-type="float">
            <text:p>27,4294102191925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4397077560425" calcext:value-type="float">
            <text:p>27,4397077560425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4500064849853" calcext:value-type="float">
            <text:p>27,4500064849853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4602313041687" calcext:value-type="float">
            <text:p>27,4602313041687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4705059528351" calcext:value-type="float">
            <text:p>27,4705059528351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4807925224304" calcext:value-type="float">
            <text:p>27,4807925224304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491082906723" calcext:value-type="float">
            <text:p>27,491082906723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5013122558594" calcext:value-type="float">
            <text:p>27,5013122558594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5115835666656" calcext:value-type="float">
            <text:p>27,5115835666656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521879196167" calcext:value-type="float">
            <text:p>27,521879196167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5322098731995" calcext:value-type="float">
            <text:p>27,5322098731995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5424478054047" calcext:value-type="float">
            <text:p>27,5424478054047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5527265071869" calcext:value-type="float">
            <text:p>27,5527265071869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5629606246948" calcext:value-type="float">
            <text:p>27,5629606246948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5732321739197" calcext:value-type="float">
            <text:p>27,5732321739197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5835089683533" calcext:value-type="float">
            <text:p>27,5835089683533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5938091278076" calcext:value-type="float">
            <text:p>27,5938091278076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6040494441986" calcext:value-type="float">
            <text:p>27,6040494441986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6143145561218" calcext:value-type="float">
            <text:p>27,6143145561218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6246192455292" calcext:value-type="float">
            <text:p>27,6246192455292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6349458694458" calcext:value-type="float">
            <text:p>27,6349458694458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6452081203461" calcext:value-type="float">
            <text:p>27,6452081203461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6554462909698" calcext:value-type="float">
            <text:p>27,6554462909698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6657321453094" calcext:value-type="float">
            <text:p>27,6657321453094</text:p>
          </table:table-cell>
          <table:table-cell office:value-type="float" office:value="0.62594" calcext:value-type="float">
            <text:p>0,62594</text:p>
          </table:table-cell>
          <table:table-cell office:value-type="float" office:value="0.04353" calcext:value-type="float">
            <text:p>0,04353</text:p>
          </table:table-cell>
          <table:table-cell office:value-type="float" office:value="1.0573" calcext:value-type="float">
            <text:p>1,0573</text:p>
          </table:table-cell>
          <table:table-cell office:value-type="float" office:value="0.05388" calcext:value-type="float">
            <text:p>0,05388</text:p>
          </table:table-cell>
          <table:table-cell office:value-type="float" office:value="-0.24145" calcext:value-type="float">
            <text:p>-0,24145</text:p>
          </table:table-cell>
          <table:table-cell office:value-type="float" office:value="4.21856" calcext:value-type="float">
            <text:p>4,21856</text:p>
          </table:table-cell>
          <table:table-cell table:number-columns-repeated="2"/>
        </table:table-row>
        <table:table-row table:style-name="ro1">
          <table:table-cell office:value-type="float" office:value="27.6760110855103" calcext:value-type="float">
            <text:p>27,6760110855103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6863920688629" calcext:value-type="float">
            <text:p>27,6863920688629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6968231201172" calcext:value-type="float">
            <text:p>27,6968231201172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7070982456207" calcext:value-type="float">
            <text:p>27,7070982456207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717319726944" calcext:value-type="float">
            <text:p>27,717319726944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7276406288147" calcext:value-type="float">
            <text:p>27,7276406288147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7379267215729" calcext:value-type="float">
            <text:p>27,7379267215729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7482049465179" calcext:value-type="float">
            <text:p>27,7482049465179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7584218978882" calcext:value-type="float">
            <text:p>27,7584218978882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768705368042" calcext:value-type="float">
            <text:p>27,768705368042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7790231704712" calcext:value-type="float">
            <text:p>27,7790231704712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7893395423889" calcext:value-type="float">
            <text:p>27,7893395423889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7995612621307" calcext:value-type="float">
            <text:p>27,7995612621307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8098840713501" calcext:value-type="float">
            <text:p>27,8098840713501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8201038837433" calcext:value-type="float">
            <text:p>27,8201038837433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8304195404053" calcext:value-type="float">
            <text:p>27,8304195404053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8406443595886" calcext:value-type="float">
            <text:p>27,8406443595886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8509244918823" calcext:value-type="float">
            <text:p>27,8509244918823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8611423969269" calcext:value-type="float">
            <text:p>27,8611423969269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8714246749878" calcext:value-type="float">
            <text:p>27,8714246749878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8817346096039" calcext:value-type="float">
            <text:p>27,8817346096039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8921184539795" calcext:value-type="float">
            <text:p>27,8921184539795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9023706912994" calcext:value-type="float">
            <text:p>27,9023706912994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9126665592194" calcext:value-type="float">
            <text:p>27,9126665592194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9228863716125" calcext:value-type="float">
            <text:p>27,9228863716125</text:p>
          </table:table-cell>
          <table:table-cell office:value-type="float" office:value="0.62649" calcext:value-type="float">
            <text:p>0,62649</text:p>
          </table:table-cell>
          <table:table-cell office:value-type="float" office:value="0.05086" calcext:value-type="float">
            <text:p>0,05086</text:p>
          </table:table-cell>
          <table:table-cell office:value-type="float" office:value="1.05011" calcext:value-type="float">
            <text:p>1,05011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-0.25416" calcext:value-type="float">
            <text:p>-0,25416</text:p>
          </table:table-cell>
          <table:table-cell office:value-type="float" office:value="4.30249" calcext:value-type="float">
            <text:p>4,30249</text:p>
          </table:table-cell>
          <table:table-cell table:number-columns-repeated="2"/>
        </table:table-row>
        <table:table-row table:style-name="ro1">
          <table:table-cell office:value-type="float" office:value="27.9332020282745" calcext:value-type="float">
            <text:p>27,9332020282745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7.9434330463409" calcext:value-type="float">
            <text:p>27,9434330463409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7.9537341594696" calcext:value-type="float">
            <text:p>27,9537341594696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7.9639608860016" calcext:value-type="float">
            <text:p>27,9639608860016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7.9742541313171" calcext:value-type="float">
            <text:p>27,9742541313171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7.9846413135529" calcext:value-type="float">
            <text:p>27,9846413135529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7.9950206279755" calcext:value-type="float">
            <text:p>27,9950206279755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0052435398102" calcext:value-type="float">
            <text:p>28,0052435398102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0155251026154" calcext:value-type="float">
            <text:p>28,0155251026154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025826215744" calcext:value-type="float">
            <text:p>28,025826215744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0362277030945" calcext:value-type="float">
            <text:p>28,0362277030945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0465579032898" calcext:value-type="float">
            <text:p>28,0465579032898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0569405555725" calcext:value-type="float">
            <text:p>28,0569405555725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0671806335449" calcext:value-type="float">
            <text:p>28,0671806335449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0774939060211" calcext:value-type="float">
            <text:p>28,0774939060211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0879004001617" calcext:value-type="float">
            <text:p>28,0879004001617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0981888771057" calcext:value-type="float">
            <text:p>28,0981888771057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1084153652191" calcext:value-type="float">
            <text:p>28,1084153652191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1186964511871" calcext:value-type="float">
            <text:p>28,1186964511871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1289370059967" calcext:value-type="float">
            <text:p>28,1289370059967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1392366886139" calcext:value-type="float">
            <text:p>28,1392366886139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149445772171" calcext:value-type="float">
            <text:p>28,149445772171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1598188877106" calcext:value-type="float">
            <text:p>28,1598188877106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1700205802917" calcext:value-type="float">
            <text:p>28,1700205802917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1803333759308" calcext:value-type="float">
            <text:p>28,1803333759308</text:p>
          </table:table-cell>
          <table:table-cell office:value-type="float" office:value="0.65224" calcext:value-type="float">
            <text:p>0,65224</text:p>
          </table:table-cell>
          <table:table-cell office:value-type="float" office:value="0.02779" calcext:value-type="float">
            <text:p>0,02779</text:p>
          </table:table-cell>
          <table:table-cell office:value-type="float" office:value="1.03809" calcext:value-type="float">
            <text:p>1,03809</text:p>
          </table:table-cell>
          <table:table-cell office:value-type="float" office:value="0.30722" calcext:value-type="float">
            <text:p>0,30722</text:p>
          </table:table-cell>
          <table:table-cell office:value-type="float" office:value="-0.36223" calcext:value-type="float">
            <text:p>-0,36223</text:p>
          </table:table-cell>
          <table:table-cell office:value-type="float" office:value="4.22679" calcext:value-type="float">
            <text:p>4,22679</text:p>
          </table:table-cell>
          <table:table-cell table:number-columns-repeated="2"/>
        </table:table-row>
        <table:table-row table:style-name="ro1">
          <table:table-cell office:value-type="float" office:value="28.1906545162201" calcext:value-type="float">
            <text:p>28,1906545162201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2009599208832" calcext:value-type="float">
            <text:p>28,2009599208832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2111806869507" calcext:value-type="float">
            <text:p>28,2111806869507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2214772701263" calcext:value-type="float">
            <text:p>28,2214772701263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2317287921906" calcext:value-type="float">
            <text:p>28,2317287921906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2420535087585" calcext:value-type="float">
            <text:p>28,2420535087585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2522821426392" calcext:value-type="float">
            <text:p>28,2522821426392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2628650665283" calcext:value-type="float">
            <text:p>28,2628650665283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2731308937073" calcext:value-type="float">
            <text:p>28,2731308937073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2834527492523" calcext:value-type="float">
            <text:p>28,2834527492523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293705701828" calcext:value-type="float">
            <text:p>28,293705701828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304055929184" calcext:value-type="float">
            <text:p>28,304055929184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3142735958099" calcext:value-type="float">
            <text:p>28,3142735958099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324599981308" calcext:value-type="float">
            <text:p>28,324599981308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334892988205" calcext:value-type="float">
            <text:p>28,334892988205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3452479839325" calcext:value-type="float">
            <text:p>28,3452479839325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3555507659912" calcext:value-type="float">
            <text:p>28,3555507659912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3658807277679" calcext:value-type="float">
            <text:p>28,3658807277679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3761003017426" calcext:value-type="float">
            <text:p>28,3761003017426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386518239975" calcext:value-type="float">
            <text:p>28,386518239975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3967821598053" calcext:value-type="float">
            <text:p>28,3967821598053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4071464538574" calcext:value-type="float">
            <text:p>28,4071464538574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4173698425293" calcext:value-type="float">
            <text:p>28,4173698425293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4277288913727" calcext:value-type="float">
            <text:p>28,4277288913727</text:p>
          </table:table-cell>
          <table:table-cell office:value-type="float" office:value="0.62921" calcext:value-type="float">
            <text:p>0,62921</text:p>
          </table:table-cell>
          <table:table-cell office:value-type="float" office:value="0.04494" calcext:value-type="float">
            <text:p>0,04494</text:p>
          </table:table-cell>
          <table:table-cell office:value-type="float" office:value="1.05891" calcext:value-type="float">
            <text:p>1,05891</text:p>
          </table:table-cell>
          <table:table-cell office:value-type="float" office:value="0.27705" calcext:value-type="float">
            <text:p>0,27705</text:p>
          </table:table-cell>
          <table:table-cell office:value-type="float" office:value="-0.43221" calcext:value-type="float">
            <text:p>-0,43221</text:p>
          </table:table-cell>
          <table:table-cell office:value-type="float" office:value="4.23316" calcext:value-type="float">
            <text:p>4,23316</text:p>
          </table:table-cell>
          <table:table-cell table:number-columns-repeated="2"/>
        </table:table-row>
        <table:table-row table:style-name="ro1">
          <table:table-cell office:value-type="float" office:value="28.4380321502686" calcext:value-type="float">
            <text:p>28,4380321502686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4483349323273" calcext:value-type="float">
            <text:p>28,4483349323273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4585568904877" calcext:value-type="float">
            <text:p>28,4585568904877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468852519989" calcext:value-type="float">
            <text:p>28,468852519989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479074716568" calcext:value-type="float">
            <text:p>28,479074716568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4894332885742" calcext:value-type="float">
            <text:p>28,4894332885742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4997005462646" calcext:value-type="float">
            <text:p>28,4997005462646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5099737644196" calcext:value-type="float">
            <text:p>28,5099737644196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5201876163483" calcext:value-type="float">
            <text:p>28,5201876163483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5304794311523" calcext:value-type="float">
            <text:p>28,5304794311523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5407555103302" calcext:value-type="float">
            <text:p>28,5407555103302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5510289669037" calcext:value-type="float">
            <text:p>28,5510289669037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5612330436707" calcext:value-type="float">
            <text:p>28,5612330436707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5714988708496" calcext:value-type="float">
            <text:p>28,5714988708496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5817222595215" calcext:value-type="float">
            <text:p>28,5817222595215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5920858383179" calcext:value-type="float">
            <text:p>28,5920858383179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6023070812225" calcext:value-type="float">
            <text:p>28,6023070812225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6126804351807" calcext:value-type="float">
            <text:p>28,6126804351807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6229524612427" calcext:value-type="float">
            <text:p>28,6229524612427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6332564353943" calcext:value-type="float">
            <text:p>28,6332564353943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6436576843262" calcext:value-type="float">
            <text:p>28,6436576843262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6539783477783" calcext:value-type="float">
            <text:p>28,6539783477783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6641855239868" calcext:value-type="float">
            <text:p>28,6641855239868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6744463443756" calcext:value-type="float">
            <text:p>28,6744463443756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684662103653" calcext:value-type="float">
            <text:p>28,684662103653</text:p>
          </table:table-cell>
          <table:table-cell office:value-type="float" office:value="0.62491" calcext:value-type="float">
            <text:p>0,62491</text:p>
          </table:table-cell>
          <table:table-cell office:value-type="float" office:value="0.02725" calcext:value-type="float">
            <text:p>0,02725</text:p>
          </table:table-cell>
          <table:table-cell office:value-type="float" office:value="1.06455" calcext:value-type="float">
            <text:p>1,06455</text:p>
          </table:table-cell>
          <table:table-cell office:value-type="float" office:value="0.22404" calcext:value-type="float">
            <text:p>0,22404</text:p>
          </table:table-cell>
          <table:table-cell office:value-type="float" office:value="-0.5494" calcext:value-type="float">
            <text:p>-0,5494</text:p>
          </table:table-cell>
          <table:table-cell office:value-type="float" office:value="4.29373" calcext:value-type="float">
            <text:p>4,29373</text:p>
          </table:table-cell>
          <table:table-cell table:number-columns-repeated="2"/>
        </table:table-row>
        <table:table-row table:style-name="ro1">
          <table:table-cell office:value-type="float" office:value="28.694970369339" calcext:value-type="float">
            <text:p>28,694970369339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7051973342896" calcext:value-type="float">
            <text:p>28,7051973342896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7154748439789" calcext:value-type="float">
            <text:p>28,7154748439789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7257568836212" calcext:value-type="float">
            <text:p>28,7257568836212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736129283905" calcext:value-type="float">
            <text:p>28,736129283905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7464182376862" calcext:value-type="float">
            <text:p>28,7464182376862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756706237793" calcext:value-type="float">
            <text:p>28,756706237793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7669258117676" calcext:value-type="float">
            <text:p>28,7669258117676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7772076129913" calcext:value-type="float">
            <text:p>28,7772076129913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7874255180359" calcext:value-type="float">
            <text:p>28,7874255180359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7977650165558" calcext:value-type="float">
            <text:p>28,7977650165558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8080086708069" calcext:value-type="float">
            <text:p>28,8080086708069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8182983398437" calcext:value-type="float">
            <text:p>28,8182983398437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8285765647888" calcext:value-type="float">
            <text:p>28,8285765647888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8388879299164" calcext:value-type="float">
            <text:p>28,8388879299164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8491144180298" calcext:value-type="float">
            <text:p>28,8491144180298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8593990802765" calcext:value-type="float">
            <text:p>28,8593990802765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8696854114532" calcext:value-type="float">
            <text:p>28,8696854114532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8799860477447" calcext:value-type="float">
            <text:p>28,8799860477447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8903360366821" calcext:value-type="float">
            <text:p>28,8903360366821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9007074832916" calcext:value-type="float">
            <text:p>28,9007074832916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9109423160553" calcext:value-type="float">
            <text:p>28,9109423160553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9212412834167" calcext:value-type="float">
            <text:p>28,9212412834167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9314844608307" calcext:value-type="float">
            <text:p>28,9314844608307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9418404102325" calcext:value-type="float">
            <text:p>28,9418404102325</text:p>
          </table:table-cell>
          <table:table-cell office:value-type="float" office:value="0.6311" calcext:value-type="float">
            <text:p>0,6311</text:p>
          </table:table-cell>
          <table:table-cell office:value-type="float" office:value="0.0285" calcext:value-type="float">
            <text:p>0,0285</text:p>
          </table:table-cell>
          <table:table-cell office:value-type="float" office:value="1.03519" calcext:value-type="float">
            <text:p>1,03519</text:p>
          </table:table-cell>
          <table:table-cell office:value-type="float" office:value="0.12722" calcext:value-type="float">
            <text:p>0,12722</text:p>
          </table:table-cell>
          <table:table-cell office:value-type="float" office:value="-0.6087" calcext:value-type="float">
            <text:p>-0,6087</text:p>
          </table:table-cell>
          <table:table-cell office:value-type="float" office:value="4.2588" calcext:value-type="float">
            <text:p>4,2588</text:p>
          </table:table-cell>
          <table:table-cell table:number-columns-repeated="2"/>
        </table:table-row>
        <table:table-row table:style-name="ro1">
          <table:table-cell office:value-type="float" office:value="28.9520969390869" calcext:value-type="float">
            <text:p>28,9520969390869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8.962390422821" calcext:value-type="float">
            <text:p>28,962390422821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8.9726181030273" calcext:value-type="float">
            <text:p>28,9726181030273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8.982889175415" calcext:value-type="float">
            <text:p>28,982889175415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8.9931790828705" calcext:value-type="float">
            <text:p>28,9931790828705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0034673213959" calcext:value-type="float">
            <text:p>29,0034673213959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0137557983398" calcext:value-type="float">
            <text:p>29,0137557983398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0240795612335" calcext:value-type="float">
            <text:p>29,0240795612335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0343101024628" calcext:value-type="float">
            <text:p>29,0343101024628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0446200370789" calcext:value-type="float">
            <text:p>29,0446200370789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0548436641693" calcext:value-type="float">
            <text:p>29,0548436641693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0651369094849" calcext:value-type="float">
            <text:p>29,0651369094849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0753591060638" calcext:value-type="float">
            <text:p>29,0753591060638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0856618881226" calcext:value-type="float">
            <text:p>29,0856618881226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0959758758545" calcext:value-type="float">
            <text:p>29,0959758758545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1062653064728" calcext:value-type="float">
            <text:p>29,1062653064728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116491317749" calcext:value-type="float">
            <text:p>29,116491317749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1267976760864" calcext:value-type="float">
            <text:p>29,1267976760864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1370208263397" calcext:value-type="float">
            <text:p>29,1370208263397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1473226547241" calcext:value-type="float">
            <text:p>29,1473226547241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1575484275818" calcext:value-type="float">
            <text:p>29,1575484275818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1678671836853" calcext:value-type="float">
            <text:p>29,1678671836853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1780881881714" calcext:value-type="float">
            <text:p>29,1780881881714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1883721351624" calcext:value-type="float">
            <text:p>29,1883721351624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1986563205719" calcext:value-type="float">
            <text:p>29,1986563205719</text:p>
          </table:table-cell>
          <table:table-cell office:value-type="float" office:value="0.63781" calcext:value-type="float">
            <text:p>0,63781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1.0521" calcext:value-type="float">
            <text:p>1,0521</text:p>
          </table:table-cell>
          <table:table-cell office:value-type="float" office:value="0.02815" calcext:value-type="float">
            <text:p>0,02815</text:p>
          </table:table-cell>
          <table:table-cell office:value-type="float" office:value="-0.51103" calcext:value-type="float">
            <text:p>-0,51103</text:p>
          </table:table-cell>
          <table:table-cell office:value-type="float" office:value="4.14691" calcext:value-type="float">
            <text:p>4,14691</text:p>
          </table:table-cell>
          <table:table-cell table:number-columns-repeated="2"/>
        </table:table-row>
        <table:table-row table:style-name="ro1">
          <table:table-cell office:value-type="float" office:value="29.2089574337006" calcext:value-type="float">
            <text:p>29,2089574337006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2191827297211" calcext:value-type="float">
            <text:p>29,2191827297211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2294809818268" calcext:value-type="float">
            <text:p>29,2294809818268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2398035526276" calcext:value-type="float">
            <text:p>29,2398035526276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2501120567322" calcext:value-type="float">
            <text:p>29,2501120567322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2603368759155" calcext:value-type="float">
            <text:p>29,2603368759155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2706263065338" calcext:value-type="float">
            <text:p>29,2706263065338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2808539867401" calcext:value-type="float">
            <text:p>29,2808539867401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2911288738251" calcext:value-type="float">
            <text:p>29,2911288738251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3014099597931" calcext:value-type="float">
            <text:p>29,3014099597931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3117063045502" calcext:value-type="float">
            <text:p>29,3117063045502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3219690322876" calcext:value-type="float">
            <text:p>29,3219690322876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3322703838348" calcext:value-type="float">
            <text:p>29,3322703838348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3425228595734" calcext:value-type="float">
            <text:p>29,3425228595734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3528327941895" calcext:value-type="float">
            <text:p>29,3528327941895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3630528450012" calcext:value-type="float">
            <text:p>29,3630528450012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3733339309692" calcext:value-type="float">
            <text:p>29,3733339309692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3835980892181" calcext:value-type="float">
            <text:p>29,3835980892181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39390873909" calcext:value-type="float">
            <text:p>29,39390873909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4041919708252" calcext:value-type="float">
            <text:p>29,4041919708252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4144713878632" calcext:value-type="float">
            <text:p>29,4144713878632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4247138500214" calcext:value-type="float">
            <text:p>29,4247138500214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4350023269653" calcext:value-type="float">
            <text:p>29,4350023269653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4452707767487" calcext:value-type="float">
            <text:p>29,4452707767487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4555568695068" calcext:value-type="float">
            <text:p>29,4555568695068</text:p>
          </table:table-cell>
          <table:table-cell office:value-type="float" office:value="0.61061" calcext:value-type="float">
            <text:p>0,61061</text:p>
          </table:table-cell>
          <table:table-cell office:value-type="float" office:value="0.03876" calcext:value-type="float">
            <text:p>0,03876</text:p>
          </table:table-cell>
          <table:table-cell office:value-type="float" office:value="1.04627" calcext:value-type="float">
            <text:p>1,04627</text:p>
          </table:table-cell>
          <table:table-cell office:value-type="float" office:value="-0.02665" calcext:value-type="float">
            <text:p>-0,02665</text:p>
          </table:table-cell>
          <table:table-cell office:value-type="float" office:value="-0.38953" calcext:value-type="float">
            <text:p>-0,38953</text:p>
          </table:table-cell>
          <table:table-cell office:value-type="float" office:value="4.18833" calcext:value-type="float">
            <text:p>4,18833</text:p>
          </table:table-cell>
          <table:table-cell table:number-columns-repeated="2"/>
        </table:table-row>
        <table:table-row table:style-name="ro1">
          <table:table-cell office:value-type="float" office:value="29.4658145904541" calcext:value-type="float">
            <text:p>29,4658145904541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4760944843292" calcext:value-type="float">
            <text:p>29,4760944843292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4864633083343" calcext:value-type="float">
            <text:p>29,4864633083343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4968111515045" calcext:value-type="float">
            <text:p>29,4968111515045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507045507431" calcext:value-type="float">
            <text:p>29,507045507431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5173661708832" calcext:value-type="float">
            <text:p>29,5173661708832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5276570320129" calcext:value-type="float">
            <text:p>29,5276570320129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5379483699799" calcext:value-type="float">
            <text:p>29,5379483699799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5482368469238" calcext:value-type="float">
            <text:p>29,5482368469238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5585281848907" calcext:value-type="float">
            <text:p>29,5585281848907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5688564777374" calcext:value-type="float">
            <text:p>29,5688564777374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5791583061218" calcext:value-type="float">
            <text:p>29,5791583061218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5893943309784" calcext:value-type="float">
            <text:p>29,5893943309784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5998554229736" calcext:value-type="float">
            <text:p>29,5998554229736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6100850105286" calcext:value-type="float">
            <text:p>29,6100850105286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620365858078" calcext:value-type="float">
            <text:p>29,620365858078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6305978298187" calcext:value-type="float">
            <text:p>29,6305978298187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6408817768097" calcext:value-type="float">
            <text:p>29,6408817768097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6511566638947" calcext:value-type="float">
            <text:p>29,6511566638947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6614382266998" calcext:value-type="float">
            <text:p>29,6614382266998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671674489975" calcext:value-type="float">
            <text:p>29,671674489975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6819462776184" calcext:value-type="float">
            <text:p>29,6819462776184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6921608448029" calcext:value-type="float">
            <text:p>29,6921608448029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7024595737457" calcext:value-type="float">
            <text:p>29,7024595737457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7126753330231" calcext:value-type="float">
            <text:p>29,7126753330231</text:p>
          </table:table-cell>
          <table:table-cell office:value-type="float" office:value="0.61768" calcext:value-type="float">
            <text:p>0,6176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.07076" calcext:value-type="float">
            <text:p>1,07076</text:p>
          </table:table-cell>
          <table:table-cell office:value-type="float" office:value="-0.03316" calcext:value-type="float">
            <text:p>-0,03316</text:p>
          </table:table-cell>
          <table:table-cell office:value-type="float" office:value="-0.32531" calcext:value-type="float">
            <text:p>-0,32531</text:p>
          </table:table-cell>
          <table:table-cell office:value-type="float" office:value="4.19362" calcext:value-type="float">
            <text:p>4,19362</text:p>
          </table:table-cell>
          <table:table-cell table:number-columns-repeated="2"/>
        </table:table-row>
        <table:table-row table:style-name="ro1">
          <table:table-cell office:value-type="float" office:value="29.7229766845703" calcext:value-type="float">
            <text:p>29,7229766845703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7332236766815" calcext:value-type="float">
            <text:p>29,7332236766815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7434928417206" calcext:value-type="float">
            <text:p>29,7434928417206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7537965774536" calcext:value-type="float">
            <text:p>29,7537965774536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7641038894653" calcext:value-type="float">
            <text:p>29,7641038894653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7743239402771" calcext:value-type="float">
            <text:p>29,7743239402771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784679889679" calcext:value-type="float">
            <text:p>29,784679889679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7950620651245" calcext:value-type="float">
            <text:p>29,7950620651245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8053781986237" calcext:value-type="float">
            <text:p>29,8053781986237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815619468689" calcext:value-type="float">
            <text:p>29,815619468689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8259446620941" calcext:value-type="float">
            <text:p>29,8259446620941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8361639976501" calcext:value-type="float">
            <text:p>29,8361639976501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8464322090149" calcext:value-type="float">
            <text:p>29,8464322090149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8567881584167" calcext:value-type="float">
            <text:p>29,8567881584167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8671188354492" calcext:value-type="float">
            <text:p>29,8671188354492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8773465156555" calcext:value-type="float">
            <text:p>29,8773465156555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8876349925995" calcext:value-type="float">
            <text:p>29,8876349925995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8978772163391" calcext:value-type="float">
            <text:p>29,8978772163391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9081771373749" calcext:value-type="float">
            <text:p>29,9081771373749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9184067249298" calcext:value-type="float">
            <text:p>29,9184067249298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9287042617798" calcext:value-type="float">
            <text:p>29,9287042617798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9389231204987" calcext:value-type="float">
            <text:p>29,9389231204987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9491941928864" calcext:value-type="float">
            <text:p>29,9491941928864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9594557285309" calcext:value-type="float">
            <text:p>29,9594557285309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9698204994202" calcext:value-type="float">
            <text:p>29,9698204994202</text:p>
          </table:table-cell>
          <table:table-cell office:value-type="float" office:value="0.61486" calcext:value-type="float">
            <text:p>0,61486</text:p>
          </table:table-cell>
          <table:table-cell office:value-type="float" office:value="0.03387" calcext:value-type="float">
            <text:p>0,03387</text:p>
          </table:table-cell>
          <table:table-cell office:value-type="float" office:value="1.07465" calcext:value-type="float">
            <text:p>1,07465</text:p>
          </table:table-cell>
          <table:table-cell office:value-type="float" office:value="0.06928" calcext:value-type="float">
            <text:p>0,06928</text:p>
          </table:table-cell>
          <table:table-cell office:value-type="float" office:value="-0.23442" calcext:value-type="float">
            <text:p>-0,23442</text:p>
          </table:table-cell>
          <table:table-cell office:value-type="float" office:value="4.23063" calcext:value-type="float">
            <text:p>4,23063</text:p>
          </table:table-cell>
          <table:table-cell table:number-columns-repeated="2"/>
        </table:table-row>
        <table:table-row table:style-name="ro1">
          <table:table-cell office:value-type="float" office:value="29.9800593852997" calcext:value-type="float">
            <text:p>29,9800593852997</text:p>
          </table:table-cell>
          <table:table-cell office:value-type="float" office:value="0.61423" calcext:value-type="float">
            <text:p>0,61423</text:p>
          </table:table-cell>
          <table:table-cell office:value-type="float" office:value="0.0443" calcext:value-type="float">
            <text:p>0,0443</text:p>
          </table:table-cell>
          <table:table-cell office:value-type="float" office:value="1.03972" calcext:value-type="float">
            <text:p>1,03972</text:p>
          </table:table-cell>
          <table:table-cell office:value-type="float" office:value="0.20409" calcext:value-type="float">
            <text:p>0,20409</text:p>
          </table:table-cell>
          <table:table-cell office:value-type="float" office:value="-0.26805" calcext:value-type="float">
            <text:p>-0,26805</text:p>
          </table:table-cell>
          <table:table-cell office:value-type="float" office:value="4.27395" calcext:value-type="float">
            <text:p>4,27395</text:p>
          </table:table-cell>
          <table:table-cell table:number-columns-repeated="2"/>
        </table:table-row>
        <table:table-row table:style-name="ro1">
          <table:table-cell office:value-type="float" office:value="29.9903216361999" calcext:value-type="float">
            <text:p>29,9903216361999</text:p>
          </table:table-cell>
          <table:table-cell office:value-type="float" office:value="0.61423" calcext:value-type="float">
            <text:p>0,61423</text:p>
          </table:table-cell>
          <table:table-cell office:value-type="float" office:value="0.0443" calcext:value-type="float">
            <text:p>0,0443</text:p>
          </table:table-cell>
          <table:table-cell office:value-type="float" office:value="1.03972" calcext:value-type="float">
            <text:p>1,03972</text:p>
          </table:table-cell>
          <table:table-cell office:value-type="float" office:value="0.20409" calcext:value-type="float">
            <text:p>0,20409</text:p>
          </table:table-cell>
          <table:table-cell office:value-type="float" office:value="-0.26805" calcext:value-type="float">
            <text:p>-0,26805</text:p>
          </table:table-cell>
          <table:table-cell office:value-type="float" office:value="4.27395" calcext:value-type="float">
            <text:p>4,273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8T17:00:21.686000000</dc:date>
    <meta:editing-duration>PT10M51S</meta:editing-duration>
    <meta:editing-cycles>1</meta:editing-cycles>
    <meta:document-statistic meta:table-count="1" meta:cell-count="20434" meta:object-count="0"/>
    <meta:generator>LibreOffice/7.1.0.3$Windows_X86_64 LibreOffice_project/f6099ecf3d29644b5008cc8f48f42f4a40986e4c</meta:generator>
  </office:meta>
</office:document-meta>
</file>